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282" svg:font-family="MSI_Z282" style:font-pitch="variable"/>
    <style:font-face style:name="MSI_Z283" svg:font-family="MSI_Z283" style:font-pitch="variable"/>
    <style:font-face style:name="MSI_Z284" svg:font-family="MSI_Z284" style:font-pitch="variable"/>
    <style:font-face style:name="MSI_Z285" svg:font-family="MSI_Z285" style:font-pitch="variable"/>
    <style:font-face style:name="MSI_Z286" svg:font-family="MSI_Z286" style:font-pitch="variable"/>
    <style:font-face style:name="MSI_Z287" svg:font-family="MSI_Z287" style:font-pitch="variable"/>
    <style:font-face style:name="MSI_Z288" svg:font-family="MSI_Z288" style:font-pitch="variable"/>
    <style:font-face style:name="MSI_Z289" svg:font-family="MSI_Z289" style:font-pitch="variable"/>
    <style:font-face style:name="MSI_Z290" svg:font-family="MSI_Z290" style:font-pitch="variable"/>
    <style:font-face style:name="MSI_Z291" svg:font-family="MSI_Z291" style:font-pitch="variable"/>
    <style:font-face style:name="MSI_Z292" svg:font-family="MSI_Z292" style:font-pitch="variable"/>
    <style:font-face style:name="MSI_Z293" svg:font-family="MSI_Z293" style:font-pitch="variable"/>
    <style:font-face style:name="MSI_Z294" svg:font-family="MSI_Z294" style:font-pitch="variable"/>
    <style:font-face style:name="MSI_Z295" svg:font-family="MSI_Z295" style:font-pitch="variable"/>
    <style:font-face style:name="MSI_Z296" svg:font-family="MSI_Z296" style:font-pitch="variable"/>
    <style:font-face style:name="MSI_Z297" svg:font-family="MSI_Z297" style:font-pitch="variable"/>
    <style:font-face style:name="MSI_Z298" svg:font-family="MSI_Z298" style:font-pitch="variable"/>
    <style:font-face style:name="MSI_Z299" svg:font-family="MSI_Z299" style:font-pitch="variable"/>
    <style:font-face style:name="MSI_Z300" svg:font-family="MSI_Z300" style:font-pitch="variable"/>
    <style:font-face style:name="MSI_Z301" svg:font-family="MSI_Z30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82" svg:font-family="QCF_P282" style:font-family-generic="roman" style:font-pitch="variable"/>
    <style:font-face style:name="QCF_P283" svg:font-family="QCF_P283" style:font-family-generic="roman" style:font-pitch="variable"/>
    <style:font-face style:name="QCF_P284" svg:font-family="QCF_P284" style:font-family-generic="roman" style:font-pitch="variable"/>
    <style:font-face style:name="QCF_P285" svg:font-family="QCF_P285" style:font-family-generic="roman" style:font-pitch="variable"/>
    <style:font-face style:name="QCF_P286" svg:font-family="QCF_P286" style:font-family-generic="roman" style:font-pitch="variable"/>
    <style:font-face style:name="QCF_P287" svg:font-family="QCF_P287" style:font-family-generic="roman" style:font-pitch="variable"/>
    <style:font-face style:name="QCF_P288" svg:font-family="QCF_P288" style:font-family-generic="roman" style:font-pitch="variable"/>
    <style:font-face style:name="QCF_P289" svg:font-family="QCF_P289" style:font-family-generic="roman" style:font-pitch="variable"/>
    <style:font-face style:name="QCF_P290" svg:font-family="QCF_P290" style:font-family-generic="roman" style:font-pitch="variable"/>
    <style:font-face style:name="QCF_P291" svg:font-family="QCF_P291" style:font-family-generic="roman" style:font-pitch="variable"/>
    <style:font-face style:name="QCF_P292" svg:font-family="QCF_P292" style:font-family-generic="roman" style:font-pitch="variable"/>
    <style:font-face style:name="QCF_P293" svg:font-family="QCF_P293" style:font-family-generic="roman" style:font-pitch="variable"/>
    <style:font-face style:name="QCF_P294" svg:font-family="QCF_P294" style:font-family-generic="roman" style:font-pitch="variable"/>
    <style:font-face style:name="QCF_P295" svg:font-family="QCF_P295" style:font-family-generic="roman" style:font-pitch="variable"/>
    <style:font-face style:name="QCF_P296" svg:font-family="QCF_P296" style:font-family-generic="roman" style:font-pitch="variable"/>
    <style:font-face style:name="QCF_P297" svg:font-family="QCF_P297" style:font-family-generic="roman" style:font-pitch="variable"/>
    <style:font-face style:name="QCF_P298" svg:font-family="QCF_P298" style:font-family-generic="roman" style:font-pitch="variable"/>
    <style:font-face style:name="QCF_P299" svg:font-family="QCF_P299" style:font-family-generic="roman" style:font-pitch="variable"/>
    <style:font-face style:name="QCF_P300" svg:font-family="QCF_P300" style:font-family-generic="roman" style:font-pitch="variable"/>
    <style:font-face style:name="QCF_P301" svg:font-family="QCF_P3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2821" svg:font-family="QCF_P282" style:font-family-generic="system" style:font-pitch="variable"/>
    <style:font-face style:name="QCF_P2831" svg:font-family="QCF_P283" style:font-family-generic="system" style:font-pitch="variable"/>
    <style:font-face style:name="QCF_P2841" svg:font-family="QCF_P284" style:font-family-generic="system" style:font-pitch="variable"/>
    <style:font-face style:name="QCF_P2851" svg:font-family="QCF_P285" style:font-family-generic="system" style:font-pitch="variable"/>
    <style:font-face style:name="QCF_P2861" svg:font-family="QCF_P286" style:font-family-generic="system" style:font-pitch="variable"/>
    <style:font-face style:name="QCF_P2871" svg:font-family="QCF_P287" style:font-family-generic="system" style:font-pitch="variable"/>
    <style:font-face style:name="QCF_P2881" svg:font-family="QCF_P288" style:font-family-generic="system" style:font-pitch="variable"/>
    <style:font-face style:name="QCF_P2891" svg:font-family="QCF_P289" style:font-family-generic="system" style:font-pitch="variable"/>
    <style:font-face style:name="QCF_P2901" svg:font-family="QCF_P290" style:font-family-generic="system" style:font-pitch="variable"/>
    <style:font-face style:name="QCF_P2911" svg:font-family="QCF_P291" style:font-family-generic="system" style:font-pitch="variable"/>
    <style:font-face style:name="QCF_P2921" svg:font-family="QCF_P292" style:font-family-generic="system" style:font-pitch="variable"/>
    <style:font-face style:name="QCF_P2931" svg:font-family="QCF_P293" style:font-family-generic="system" style:font-pitch="variable"/>
    <style:font-face style:name="QCF_P2941" svg:font-family="QCF_P294" style:font-family-generic="system" style:font-pitch="variable"/>
    <style:font-face style:name="QCF_P2951" svg:font-family="QCF_P295" style:font-family-generic="system" style:font-pitch="variable"/>
    <style:font-face style:name="QCF_P2961" svg:font-family="QCF_P296" style:font-family-generic="system" style:font-pitch="variable"/>
    <style:font-face style:name="QCF_P2971" svg:font-family="QCF_P297" style:font-family-generic="system" style:font-pitch="variable"/>
    <style:font-face style:name="QCF_P2981" svg:font-family="QCF_P298" style:font-family-generic="system" style:font-pitch="variable"/>
    <style:font-face style:name="QCF_P2991" svg:font-family="QCF_P299" style:font-family-generic="system" style:font-pitch="variable"/>
    <style:font-face style:name="QCF_P3001" svg:font-family="QCF_P300" style:font-family-generic="system" style:font-pitch="variable"/>
    <style:font-face style:name="QCF_P3011" svg:font-family="QCF_P30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1c3d5" style:font-size-asian="23.5pt" style:font-name-complex="MSI_Z283" style:font-size-complex="23.5pt"/>
    </style:style>
    <style:style style:name="P6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1c3d5" style:font-size-asian="23.5pt" style:font-name-complex="MSI_Z284" style:font-size-complex="23.5pt"/>
    </style:style>
    <style:style style:name="P7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1c3d5" style:font-size-asian="23.5pt" style:font-name-complex="MSI_Z285" style:font-size-complex="23.5pt"/>
    </style:style>
    <style:style style:name="P8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1c3d5" style:font-size-asian="23.5pt" style:font-name-complex="MSI_Z286" style:font-size-complex="23.5pt"/>
    </style:style>
    <style:style style:name="P9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87" style:font-size-complex="23.5pt"/>
    </style:style>
    <style:style style:name="P10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88" style:font-size-complex="23.5pt"/>
    </style:style>
    <style:style style:name="P11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89" style:font-size-complex="23.5pt"/>
    </style:style>
    <style:style style:name="P12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0" style:font-size-complex="23.5pt"/>
    </style:style>
    <style:style style:name="P13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1" style:font-size-complex="23.5pt"/>
    </style:style>
    <style:style style:name="P14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4adfb" style:font-size-asian="23.5pt" style:font-name-complex="MSI_Z292" style:font-size-complex="23.5pt"/>
    </style:style>
    <style:style style:name="P15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4" style:font-size-complex="23.5pt"/>
    </style:style>
    <style:style style:name="P16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4adfb" style:font-size-asian="23.5pt" style:font-name-complex="MSI_Z295" style:font-size-complex="23.5pt"/>
    </style:style>
    <style:style style:name="P17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6" style:font-size-complex="23.5pt"/>
    </style:style>
    <style:style style:name="P18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4bebb" style:font-size-asian="23.5pt" style:font-name-complex="MSI_Z297" style:font-size-complex="23.5pt"/>
    </style:style>
    <style:style style:name="P19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4bebb" style:font-size-asian="23.5pt" style:font-name-complex="MSI_Z298" style:font-size-complex="23.5pt"/>
    </style:style>
    <style:style style:name="P20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7d039" style:font-size-asian="23.5pt" style:font-name-complex="MSI_Z299" style:font-size-complex="23.5pt"/>
    </style:style>
    <style:style style:name="P21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7d039" style:font-size-asian="23.5pt" style:font-name-complex="MSI_Z300" style:font-size-complex="23.5pt"/>
    </style:style>
    <style:style style:name="P22" style:family="paragraph" style:parent-style-name="Standard">
      <style:paragraph-properties fo:text-align="justify" fo:text-align-last="justify" style:justify-single-word="false" fo:break-before="page" style:writing-mode="rl-tb">
        <style:tab-stops/>
      </style:paragraph-properties>
      <style:text-properties style:use-window-font-color="true" style:font-name="Liberation Sans Narrow" fo:font-size="23.5pt" officeooo:paragraph-rsid="0117d039" style:font-size-asian="23.5pt" style:font-name-complex="MSI_Z301" style:font-size-complex="23.5pt"/>
    </style:style>
    <style:style style:name="P23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87" style:font-size-complex="23.5pt"/>
    </style:style>
    <style:style style:name="P24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88" style:font-size-complex="23.5pt"/>
    </style:style>
    <style:style style:name="P25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89" style:font-size-complex="23.5pt"/>
    </style:style>
    <style:style style:name="P26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0" style:font-size-complex="23.5pt"/>
    </style:style>
    <style:style style:name="P27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1" style:font-size-complex="23.5pt"/>
    </style:style>
    <style:style style:name="P28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4adfb" style:font-size-asian="23.5pt" style:font-name-complex="MSI_Z293" style:font-size-complex="23.5pt"/>
    </style:style>
    <style:style style:name="P29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4" style:font-size-complex="23.5pt"/>
    </style:style>
    <style:style style:name="P30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6d68c" style:font-size-asian="23.5pt" style:font-name-complex="MSI_Z296" style:font-size-complex="23.5pt"/>
    </style:style>
    <style:style style:name="P31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7d039" style:font-size-asian="23.5pt" style:font-name-complex="MSI_Z299" style:font-size-complex="23.5pt"/>
    </style:style>
    <style:style style:name="P32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7d039" style:font-size-asian="23.5pt" style:font-name-complex="MSI_Z300" style:font-size-complex="23.5pt"/>
    </style:style>
    <style:style style:name="P33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7d039" style:font-size-asian="23.5pt" style:font-name-complex="MSI_Z301" style:font-size-complex="23.5pt"/>
    </style:style>
    <style:style style:name="P34" style:family="paragraph" style:parent-style-name="Standard" style:master-page-name="Standard">
      <style:paragraph-properties fo:text-align="center" style:justify-single-word="false" style:page-number="282" fo:break-before="auto" fo:break-after="auto" style:writing-mode="rl-tb">
        <style:tab-stops/>
      </style:paragraph-properties>
      <style:text-properties style:use-window-font-color="true" style:font-name="Liberation Sans Narrow" fo:font-size="23.5pt" officeooo:rsid="0118507c" officeooo:paragraph-rsid="0118507c" style:font-size-asian="23.5pt" style:font-name-complex="MSI_Z282" style:font-size-complex="23.5pt"/>
    </style:style>
    <style:style style:name="P35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BSML" fo:font-size="23.5pt" officeooo:rsid="0118507c" officeooo:paragraph-rsid="0118507c" style:font-size-asian="23.5pt" style:font-name-complex="MSI_Z293" style:font-size-complex="23.5pt"/>
    </style:style>
    <style:style style:name="P36" style:family="paragraph" style:parent-style-name="Standard">
      <style:paragraph-properties fo:text-align="justify" fo:text-align-last="justify" style:justify-single-word="false" style:writing-mode="rl-tb">
        <style:tab-stops/>
      </style:paragraph-properties>
      <style:text-properties style:use-window-font-color="true" style:font-name="Liberation Sans Narrow" fo:font-size="23.5pt" officeooo:paragraph-rsid="0111c3d5" style:font-size-asian="23.5pt" style:font-name-complex="MSI_Z282" style:font-size-complex="23.5pt"/>
    </style:style>
    <style:style style:name="P37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Liberation Sans Narrow" fo:font-size="23.5pt" officeooo:rsid="0118507c" officeooo:paragraph-rsid="0118507c" style:font-size-asian="23.5pt" style:font-name-complex="MSI_Z282" style:font-size-complex="23.5pt"/>
    </style:style>
    <style:style style:name="P38" style:family="paragraph" style:parent-style-name="Standard" style:master-page-name="ganti_20_surat">
      <style:paragraph-properties fo:margin-top="0in" fo:margin-bottom="0in" loext:contextual-spacing="false" fo:line-height="100%" fo:text-align="justify" fo:text-align-last="justify" style:justify-single-word="false" style:page-number="auto" fo:break-before="page" style:writing-mode="rl-tb"/>
      <style:text-properties style:use-window-font-color="true" officeooo:paragraph-rsid="0114adfb" style:font-name-complex="MSI_Z293"/>
    </style:style>
    <style:style style:name="T1" style:family="text">
      <style:text-properties officeooo:rsid="010b168a"/>
    </style:style>
    <style:style style:name="T2" style:family="text">
      <style:text-properties officeooo:rsid="01100376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ize="10pt" officeooo:rsid="0075019c" style:font-size-asian="10pt" style:font-size-complex="10pt"/>
    </style:style>
    <style:style style:name="T5" style:family="text">
      <style:text-properties style:font-name="Liberation Sans Narrow" fo:font-size="10pt" officeooo:rsid="00e95d2d" style:font-size-asian="10pt" style:font-size-complex="10pt"/>
    </style:style>
    <style:style style:name="T6" style:family="text">
      <style:text-properties style:font-name="Liberation Sans Narrow" fo:font-size="10pt" officeooo:rsid="010f9230" style:font-size-asian="10pt" style:font-size-complex="10pt"/>
    </style:style>
    <style:style style:name="T7" style:family="text">
      <style:text-properties style:font-name="Liberation Sans Narrow" fo:font-size="10pt" officeooo:rsid="00b43692" style:font-size-asian="10pt" style:font-size-complex="10pt"/>
    </style:style>
    <style:style style:name="T8" style:family="text">
      <style:text-properties style:font-name="Liberation Sans Narrow" fo:font-size="10pt" officeooo:rsid="0118507c" style:font-size-asian="10pt" style:font-size-complex="10pt"/>
    </style:style>
    <style:style style:name="T9" style:family="text">
      <style:text-properties style:font-name="Liberation Sans Narrow" fo:font-size="23.5pt" style:font-size-asian="23.5pt" style:font-size-complex="23.5pt"/>
    </style:style>
    <style:style style:name="T10" style:family="text">
      <style:text-properties officeooo:rsid="00e95d2d"/>
    </style:style>
    <style:style style:name="T11" style:family="text">
      <style:text-properties officeooo:rsid="00b43692"/>
    </style:style>
    <style:style style:name="T12" style:family="text">
      <style:text-properties style:font-name="QCF_BSML"/>
    </style:style>
    <style:style style:name="T13" style:family="text">
      <style:text-properties style:font-name="QCF_BSML" style:font-name-complex="MSI_BASMALAH"/>
    </style:style>
    <style:style style:name="T14" style:family="text">
      <style:text-properties style:font-name="QCF_P282"/>
    </style:style>
    <style:style style:name="T15" style:family="text">
      <style:text-properties style:font-name="QCF_P283"/>
    </style:style>
    <style:style style:name="T16" style:family="text">
      <style:text-properties style:font-name="QCF_P284"/>
    </style:style>
    <style:style style:name="T17" style:family="text">
      <style:text-properties style:font-name="QCF_P285"/>
    </style:style>
    <style:style style:name="T18" style:family="text">
      <style:text-properties style:font-name="QCF_P286"/>
    </style:style>
    <style:style style:name="T19" style:family="text">
      <style:text-properties style:font-name="QCF_P287"/>
    </style:style>
    <style:style style:name="T20" style:family="text">
      <style:text-properties style:font-name="QCF_P288"/>
    </style:style>
    <style:style style:name="T21" style:family="text">
      <style:text-properties style:font-name="QCF_P289"/>
    </style:style>
    <style:style style:name="T22" style:family="text">
      <style:text-properties style:font-name="QCF_P290"/>
    </style:style>
    <style:style style:name="T23" style:family="text">
      <style:text-properties style:font-name="QCF_P291"/>
    </style:style>
    <style:style style:name="T24" style:family="text">
      <style:text-properties style:font-name="QCF_P292"/>
    </style:style>
    <style:style style:name="T25" style:family="text">
      <style:text-properties style:font-name="QCF_P293"/>
    </style:style>
    <style:style style:name="T26" style:family="text">
      <style:text-properties style:font-name="QCF_P293" fo:font-size="23.5pt" style:font-size-asian="23.5pt" style:font-size-complex="23.5pt"/>
    </style:style>
    <style:style style:name="T27" style:family="text">
      <style:text-properties style:font-name="QCF_P294"/>
    </style:style>
    <style:style style:name="T28" style:family="text">
      <style:text-properties style:font-name="QCF_P295"/>
    </style:style>
    <style:style style:name="T29" style:family="text">
      <style:text-properties style:font-name="QCF_P296"/>
    </style:style>
    <style:style style:name="T30" style:family="text">
      <style:text-properties style:font-name="QCF_P297"/>
    </style:style>
    <style:style style:name="T31" style:family="text">
      <style:text-properties style:font-name="QCF_P298"/>
    </style:style>
    <style:style style:name="T32" style:family="text">
      <style:text-properties style:font-name="QCF_P299"/>
    </style:style>
    <style:style style:name="T33" style:family="text">
      <style:text-properties style:font-name="QCF_P300"/>
    </style:style>
    <style:style style:name="T34" style:family="text">
      <style:text-properties style:font-name="QCF_P301"/>
    </style:style>
    <style:style style:name="T35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oft-page-break/><text:span text:style-name="T13">ﮌ</text:span><text:span text:style-name="T35">ﮝ</text:span></text:p>
      <text:p text:style-name="P37"><text:span text:style-name="T35">ﭤﭥﭦ</text:span></text:p>
      <text:p text:style-name="P36"><text:span text:style-name="T12"><text:s/></text:span><text:span text:style-name="T14">ﭑ</text:span><text:span text:style-name="T3"> </text:span><text:span text:style-name="T14">ﭒ</text:span><text:span text:style-name="T3"> </text:span><text:span text:style-name="T14">ﭓ</text:span><text:span text:style-name="T3"> </text:span><text:span text:style-name="T14">ﭔ</text:span><text:span text:style-name="T3"> </text:span><text:span text:style-name="T14">ﭕ</text:span><text:span text:style-name="T3"> </text:span><text:span text:style-name="T14">ﭖ</text:span><text:span text:style-name="T3"> </text:span><text:span text:style-name="T14">ﭗ</text:span><text:span text:style-name="T3"> </text:span><text:span text:style-name="T14">ﭘ</text:span><text:span text:style-name="T3"> </text:span><text:span text:style-name="T14">ﭙ</text:span><text:span text:style-name="T3"> </text:span><text:span text:style-name="T14">ﭚ</text:span><text:span text:style-name="T3"> </text:span><text:span text:style-name="T14">ﭛ</text:span><text:span text:style-name="T3"> </text:span><text:span text:style-name="T14">ﭜ</text:span><text:span text:style-name="T3"> </text:span><text:span text:style-name="T14">ﭝ</text:span><text:span text:style-name="T3"> </text:span><text:span text:style-name="T14">ﭞ</text:span><text:span text:style-name="T3"> </text:span><text:span text:style-name="T14">ﭟ</text:span><text:span text:style-name="T3"> </text:span><text:span text:style-name="T14">ﭠ</text:span><text:span text:style-name="T3"> </text:span><text:span text:style-name="T14">ﭡﭢ</text:span><text:span text:style-name="T3"> </text:span><text:span text:style-name="T14">ﭣ</text:span><text:span text:style-name="T3"> </text:span><text:span text:style-name="T14">ﭤ</text:span><text:span text:style-name="T3"> </text:span><text:span text:style-name="T14">ﭥ</text:span><text:span text:style-name="T3"> </text:span><text:span text:style-name="T14">ﭦ</text:span><text:span text:style-name="T3"> </text:span><text:span text:style-name="T14">ﭧ</text:span><text:span text:style-name="T3"> </text:span><text:span text:style-name="T14">ﭨ</text:span><text:span text:style-name="T3"> </text:span><text:span text:style-name="T14">ﭩ</text:span><text:span text:style-name="T3"> </text:span><text:span text:style-name="T14">ﭪ</text:span><text:span text:style-name="T3"> </text:span><text:span text:style-name="T14">ﭫ</text:span><text:span text:style-name="T3"> </text:span><text:span text:style-name="T14">ﭬ</text:span><text:span text:style-name="T3"> </text:span><text:span text:style-name="T14">ﭭ</text:span><text:span text:style-name="T3"> </text:span><text:span text:style-name="T14">ﭮ</text:span><text:span text:style-name="T3"> </text:span><text:span text:style-name="T14">ﭯ</text:span><text:span text:style-name="T3"> </text:span><text:span text:style-name="T14">ﭰ</text:span><text:span text:style-name="T3"> </text:span><text:span text:style-name="T14">ﭱ</text:span><text:span text:style-name="T3"> </text:span><text:span text:style-name="T14">ﭲ</text:span><text:span text:style-name="T3"> </text:span><text:span text:style-name="T14">ﭳ</text:span><text:span text:style-name="T3"> </text:span><text:span text:style-name="T14">ﭴ</text:span><text:span text:style-name="T3"> </text:span><text:span text:style-name="T14">ﭵ</text:span><text:span text:style-name="T3"> </text:span><text:span text:style-name="T14">ﭶ</text:span><text:span text:style-name="T3"> </text:span><text:span text:style-name="T14">ﭷ</text:span><text:span text:style-name="T3"> </text:span><text:span text:style-name="T14">ﭸ</text:span><text:span text:style-name="T3"> </text:span><text:span text:style-name="T14">ﭹﭺ</text:span><text:span text:style-name="T3"> </text:span><text:span text:style-name="T14">ﭻ</text:span><text:span text:style-name="T3"> </text:span><text:span text:style-name="T14">ﭼ</text:span><text:span text:style-name="T3"> </text:span><text:span text:style-name="T14">ﭽ</text:span><text:span text:style-name="T3"> </text:span><text:span text:style-name="T14">ﭾ</text:span><text:span text:style-name="T3"> </text:span><text:span text:style-name="T14">ﭿ</text:span><text:span text:style-name="T3"> </text:span><text:span text:style-name="T14">ﮀ</text:span><text:span text:style-name="T3"> </text:span><text:span text:style-name="T14">ﮁ</text:span><text:span text:style-name="T3"> </text:span><text:span text:style-name="T14">ﮂ</text:span><text:span text:style-name="T3"> </text:span><text:span text:style-name="T14">ﮃ</text:span><text:span text:style-name="T3"> </text:span><text:span text:style-name="T14">ﮄ</text:span><text:span text:style-name="T3"> </text:span><text:span text:style-name="T14">ﮅ</text:span><text:span text:style-name="T3"> </text:span><text:span text:style-name="T14">ﮆ</text:span><text:span text:style-name="T3"> </text:span><text:span text:style-name="T14">ﮇ</text:span><text:span text:style-name="T3"> </text:span><text:span text:style-name="T14">ﮈ</text:span><text:span text:style-name="T3"> </text:span><text:span text:style-name="T14">ﮉ</text:span><text:span text:style-name="T3"> </text:span><text:span text:style-name="T14">ﮊ</text:span><text:span text:style-name="T3"> </text:span><text:span text:style-name="T14">ﮋ</text:span><text:span text:style-name="T3"> </text:span><text:span text:style-name="T14">ﮌ</text:span><text:span text:style-name="T3"> </text:span><text:span text:style-name="T14">ﮍ</text:span><text:span text:style-name="T3"> </text:span><text:span text:style-name="T14">ﮎ</text:span><text:span text:style-name="T3"> </text:span><text:span text:style-name="T14">ﮏ</text:span><text:span text:style-name="T3"> </text:span><text:span text:style-name="T14">ﮐ</text:span><text:span text:style-name="T3"> </text:span><text:span text:style-name="T14">ﮑ</text:span><text:span text:style-name="T3"> </text:span><text:span text:style-name="T14">ﮒ</text:span><text:span text:style-name="T3"> </text:span><text:span text:style-name="T14">ﮓ</text:span><text:span text:style-name="T3"> </text:span><text:span text:style-name="T14">ﮔ</text:span><text:span text:style-name="T3"> </text:span><text:span text:style-name="T14">ﮕ</text:span><text:span text:style-name="T3"> </text:span><text:span text:style-name="T14">ﮖ</text:span><text:span text:style-name="T3"> </text:span><text:span text:style-name="T14">ﮗ</text:span><text:span text:style-name="T3"> </text:span><text:span text:style-name="T14">ﮘ</text:span><text:span text:style-name="T3"> </text:span><text:span text:style-name="T14">ﮙ</text:span><text:span text:style-name="T3"> </text:span><text:span text:style-name="T14">ﮚ</text:span><text:span text:style-name="T3"> </text:span><text:span text:style-name="T14">ﮛﮜ</text:span><text:span text:style-name="T3"> </text:span><text:span text:style-name="T14">ﮝ</text:span><text:span text:style-name="T3"> </text:span><text:span text:style-name="T14">ﮞ</text:span><text:span text:style-name="T3"> </text:span><text:span text:style-name="T14">ﮟ</text:span><text:span text:style-name="T3"> </text:span><text:span text:style-name="T14">ﮠ</text:span><text:span text:style-name="T3"> </text:span><text:span text:style-name="T14">ﮡ</text:span><text:span text:style-name="T3"> </text:span><text:span text:style-name="T14">ﮢ</text:span><text:span text:style-name="T3"> </text:span><text:span text:style-name="T14">ﮣ</text:span><text:span text:style-name="T3"> </text:span><text:span text:style-name="T14">ﮤ</text:span><text:span text:style-name="T3"> </text:span><text:span text:style-name="T14">ﮥ</text:span><text:span text:style-name="T3"> </text:span><text:span text:style-name="T14">ﮦ</text:span><text:span text:style-name="T3"> </text:span><text:span text:style-name="T14">ﮧ</text:span><text:span text:style-name="T3"> </text:span><text:span text:style-name="T14">ﮨ</text:span><text:span text:style-name="T3"> </text:span><text:span text:style-name="T14">ﮩ</text:span><text:span text:style-name="T3"> </text:span><text:span text:style-name="T14">ﮪ</text:span><text:span text:style-name="T3"> </text:span><text:span text:style-name="T14">ﮫ</text:span><text:span text:style-name="T3"> </text:span><text:span text:style-name="T14">ﮬ</text:span><text:span text:style-name="T3"> </text:span><text:span text:style-name="T14">ﮭ</text:span><text:span text:style-name="T3"> </text:span><text:span text:style-name="T14">ﮮ</text:span><text:span text:style-name="T3"> </text:span><text:span text:style-name="T14">ﮯ</text:span><text:span text:style-name="T3"> </text:span><text:span text:style-name="T14">ﮰﮱ</text:span><text:span text:style-name="T3"> </text:span><text:span text:style-name="T14">ﯓ</text:span><text:span text:style-name="T3"> </text:span><text:span text:style-name="T14">ﯔ</text:span><text:span text:style-name="T3"> </text:span><text:span text:style-name="T14">ﯕﯖ</text:span><text:span text:style-name="T3"> </text:span><text:span text:style-name="T14">ﯗ</text:span><text:span text:style-name="T3"> </text:span><text:span text:style-name="T14">ﯘ</text:span><text:span text:style-name="T3"> </text:span><text:span text:style-name="T14">ﯙ</text:span><text:span text:style-name="T3"> </text:span><text:span text:style-name="T14">ﯚ</text:span><text:span text:style-name="T3"> </text:span><text:span text:style-name="T14">ﯛ</text:span><text:span text:style-name="T3"> </text:span><text:span text:style-name="T14">ﯜ</text:span><text:span text:style-name="T3"> </text:span><text:span text:style-name="T14">ﯝ</text:span><text:span text:style-name="T3"> </text:span><text:span text:style-name="T14">ﯞ</text:span><text:span text:style-name="T3"> </text:span><text:span text:style-name="T14">ﯟ</text:span><text:span text:style-name="T3"> </text:span><text:span text:style-name="T14">ﯠ</text:span><text:span text:style-name="T3"> </text:span><text:span text:style-name="T14">ﯡ</text:span><text:span text:style-name="T3"> </text:span><text:span text:style-name="T14">ﯢ</text:span><text:span text:style-name="T3"> </text:span><text:span text:style-name="T14">ﯣ</text:span><text:span text:style-name="T3"> </text:span><text:span text:style-name="T14">ﯤ</text:span><text:span text:style-name="T3"> </text:span><text:span text:style-name="T14">ﯥ</text:span><text:span text:style-name="T3"> </text:span><text:span text:style-name="T14">ﯦ</text:span><text:span text:style-name="T3"> </text:span><text:span text:style-name="T14">ﯧ</text:span></text:p>
      <text:p text:style-name="P5"><text:span text:style-name="T12"><text:s/></text:span><text:span text:style-name="T15">ﭑ</text:span><text:span text:style-name="T3"> </text:span><text:span text:style-name="T15">ﭒ</text:span><text:span text:style-name="T3"> </text:span><text:span text:style-name="T15">ﭓ</text:span><text:span text:style-name="T3"> </text:span><text:span text:style-name="T15">ﭔﭕ</text:span><text:span text:style-name="T3"> </text:span><text:span text:style-name="T15">ﭖ</text:span><text:span text:style-name="T3"> </text:span><text:span text:style-name="T15">ﭗ</text:span><text:span text:style-name="T3"> </text:span><text:span text:style-name="T15">ﭘﭙ</text:span><text:span text:style-name="T3"> </text:span><text:span text:style-name="T15">ﭚ</text:span><text:span text:style-name="T3"> </text:span><text:span text:style-name="T15">ﭛ</text:span><text:span text:style-name="T3"> </text:span><text:span text:style-name="T15">ﭜ</text:span><text:span text:style-name="T3"> </text:span><text:span text:style-name="T15">ﭝ</text:span><text:span text:style-name="T3"> </text:span><text:span text:style-name="T15">ﭞ</text:span><text:span text:style-name="T3"> </text:span><text:span text:style-name="T15">ﭟ</text:span><text:span text:style-name="T3"> </text:span><text:span text:style-name="T15">ﭠ</text:span><text:span text:style-name="T3"> </text:span><text:span text:style-name="T15">ﭡ</text:span><text:span text:style-name="T3"> </text:span><text:span text:style-name="T15">ﭢ</text:span><text:span text:style-name="T3"> </text:span><text:span text:style-name="T15">ﭣ</text:span><text:span text:style-name="T3"> </text:span><text:span text:style-name="T15">ﭤ</text:span><text:span text:style-name="T3"> </text:span><text:span text:style-name="T15">ﭥ</text:span><text:span text:style-name="T3"> </text:span><text:span text:style-name="T15">ﭦ</text:span><text:span text:style-name="T3"> </text:span><text:span text:style-name="T15">ﭧ</text:span><text:span text:style-name="T3"> </text:span><text:span text:style-name="T15">ﭨ</text:span><text:span text:style-name="T3"> </text:span><text:span text:style-name="T15">ﭩ</text:span><text:span text:style-name="T3"> </text:span><text:span text:style-name="T15">ﭪ</text:span><text:span text:style-name="T3"> </text:span><text:span text:style-name="T15">ﭫ</text:span><text:span text:style-name="T3"> </text:span><text:span text:style-name="T15">ﭬ</text:span><text:span text:style-name="T3"> </text:span><text:span text:style-name="T15">ﭭ</text:span><text:span text:style-name="T3"> </text:span><text:span text:style-name="T15">ﭮ</text:span><text:span text:style-name="T3"> </text:span><text:span text:style-name="T15">ﭯ</text:span><text:span text:style-name="T3"> </text:span><text:span text:style-name="T15">ﭰ</text:span><text:span text:style-name="T3"> </text:span><text:span text:style-name="T15">ﭱ</text:span><text:span text:style-name="T3"> </text:span><text:span text:style-name="T15">ﭲ</text:span><text:span text:style-name="T3"> </text:span><text:span text:style-name="T15">ﭳ</text:span><text:span text:style-name="T3"> </text:span><text:span text:style-name="T15">ﭴ</text:span><text:span text:style-name="T3"> </text:span><text:span text:style-name="T15">ﭵ</text:span><text:span text:style-name="T3"> </text:span><text:span text:style-name="T15">ﭶ</text:span><text:span text:style-name="T3"> </text:span><text:span text:style-name="T15">ﭷ</text:span><text:span text:style-name="T3"> </text:span><text:span text:style-name="T15">ﭸ</text:span><text:span text:style-name="T3"> </text:span><text:span text:style-name="T15">ﭹ</text:span><text:span text:style-name="T3"> </text:span><text:span text:style-name="T15">ﭺ</text:span><text:span text:style-name="T3"> </text:span><text:span text:style-name="T15">ﭻ</text:span><text:span text:style-name="T3"> </text:span><text:span text:style-name="T15">ﭼ</text:span><text:span text:style-name="T3"> </text:span><text:span text:style-name="T15">ﭽ</text:span><text:span text:style-name="T3"> </text:span><text:span text:style-name="T15">ﭾﭿ</text:span><text:span text:style-name="T3"> </text:span><text:span text:style-name="T15">ﮀ</text:span><text:span text:style-name="T3"> </text:span><text:span text:style-name="T15">ﮁ</text:span><text:span text:style-name="T3"> </text:span><text:span text:style-name="T15">ﮂ</text:span><text:span text:style-name="T3"> </text:span><text:span text:style-name="T15">ﮃ</text:span><text:span text:style-name="T3"> </text:span><text:span text:style-name="T15">ﮄ</text:span><text:span text:style-name="T3"> </text:span><text:span text:style-name="T15">ﮅ</text:span><text:span text:style-name="T3"> </text:span><text:span text:style-name="T15">ﮆ</text:span><text:span text:style-name="T3"> </text:span><text:span text:style-name="T15">ﮇﮈ</text:span><text:span text:style-name="T3"> </text:span><text:span text:style-name="T15">ﮉ</text:span><text:span text:style-name="T3"> </text:span><text:span text:style-name="T15">ﮊ</text:span><text:span text:style-name="T3"> </text:span><text:span text:style-name="T15">ﮋ</text:span><text:span text:style-name="T3"> </text:span><text:span text:style-name="T15">ﮌ</text:span><text:span text:style-name="T3"> </text:span><text:span text:style-name="T15">ﮍ</text:span><text:span text:style-name="T3"> </text:span><text:span text:style-name="T15">ﮎ</text:span><text:span text:style-name="T3"> </text:span><text:span text:style-name="T15">ﮏ</text:span><text:span text:style-name="T3"> </text:span><text:span text:style-name="T15">ﮐ</text:span><text:span text:style-name="T3"> </text:span><text:span text:style-name="T15">ﮑ</text:span><text:span text:style-name="T3"> </text:span><text:span text:style-name="T15">ﮒ</text:span><text:span text:style-name="T3"> </text:span><text:span text:style-name="T15">ﮓ</text:span><text:span text:style-name="T3"> </text:span><text:span text:style-name="T15">ﮔ</text:span><text:span text:style-name="T3"> </text:span><text:span text:style-name="T15">ﮕ</text:span><text:span text:style-name="T3"> </text:span><text:span text:style-name="T15">ﮖ</text:span><text:span text:style-name="T3"> </text:span><text:span text:style-name="T15">ﮗﮘ</text:span><text:span text:style-name="T3"> </text:span><text:span text:style-name="T15">ﮙ</text:span><text:span text:style-name="T3"> </text:span><text:span text:style-name="T15">ﮚ</text:span><text:span text:style-name="T3"> </text:span><text:span text:style-name="T15">ﮛ</text:span><text:span text:style-name="T3"> </text:span><text:span text:style-name="T15">ﮜ</text:span><text:span text:style-name="T3"> </text:span><text:span text:style-name="T15">ﮝ</text:span><text:span text:style-name="T3"> </text:span><text:span text:style-name="T15">ﮞ</text:span><text:span text:style-name="T3"> </text:span><text:span text:style-name="T15">ﮟ</text:span><text:span text:style-name="T3"> </text:span><text:span text:style-name="T15">ﮠ</text:span><text:span text:style-name="T3"> </text:span><text:span text:style-name="T15">ﮡ</text:span><text:span text:style-name="T3"> </text:span><text:span text:style-name="T15">ﮢ</text:span><text:span text:style-name="T3"> </text:span><text:span text:style-name="T15">ﮣﮤ</text:span><text:span text:style-name="T3"> </text:span><text:span text:style-name="T15">ﮥ</text:span><text:span text:style-name="T3"> </text:span><text:span text:style-name="T15">ﮦ</text:span><text:span text:style-name="T3"> </text:span><text:span text:style-name="T15">ﮧ</text:span><text:span text:style-name="T3"> </text:span><text:span text:style-name="T15">ﮨ</text:span><text:span text:style-name="T3"> </text:span><text:span text:style-name="T15">ﮩ</text:span><text:span text:style-name="T3"> </text:span><text:span text:style-name="T15">ﮪ</text:span><text:span text:style-name="T3"> </text:span><text:span text:style-name="T15">ﮫ</text:span><text:span text:style-name="T3"> </text:span><text:span text:style-name="T15">ﮬ</text:span><text:span text:style-name="T3"> </text:span><text:span text:style-name="T15">ﮭ</text:span><text:span text:style-name="T3"> </text:span><text:span text:style-name="T15">ﮮ</text:span><text:span text:style-name="T3"> </text:span><text:span text:style-name="T15">ﮯ</text:span><text:span text:style-name="T3"> </text:span><text:span text:style-name="T15">ﮰ</text:span><text:span text:style-name="T3"> </text:span><text:span text:style-name="T15">ﮱ</text:span><text:span text:style-name="T3"> </text:span><text:span text:style-name="T15">ﯓ</text:span><text:span text:style-name="T3"> </text:span><text:span text:style-name="T15">ﯔ</text:span><text:span text:style-name="T3"> </text:span><text:span text:style-name="T15">ﯕ</text:span><text:span text:style-name="T3"> </text:span><text:span text:style-name="T15">ﯖ</text:span><text:span text:style-name="T3"> </text:span><text:span text:style-name="T15">ﯗ</text:span><text:span text:style-name="T3"> </text:span><text:span text:style-name="T15">ﯘ</text:span><text:span text:style-name="T3"> </text:span><text:span text:style-name="T15">ﯙ</text:span><text:span text:style-name="T3"> </text:span><text:span text:style-name="T15">ﯚﯛ</text:span><text:span text:style-name="T3"> </text:span><text:span text:style-name="T15">ﯜ</text:span><text:span text:style-name="T3"> </text:span><text:span text:style-name="T15">ﯝ</text:span><text:span text:style-name="T3"> </text:span><text:span text:style-name="T15">ﯞ</text:span><text:span text:style-name="T3"> </text:span><text:span text:style-name="T15">ﯟ</text:span><text:span text:style-name="T3"> </text:span><text:span text:style-name="T15">ﯠﯡ</text:span><text:span text:style-name="T3"> </text:span><text:span text:style-name="T15">ﯢ</text:span><text:span text:style-name="T3"> </text:span><text:span text:style-name="T15">ﯣ</text:span><text:span text:style-name="T3"> </text:span><text:span text:style-name="T15">ﯤ</text:span><text:span text:style-name="T3"> </text:span><text:span text:style-name="T15">ﯥ</text:span><text:span text:style-name="T3"> </text:span><text:span text:style-name="T15">ﯦﯧ</text:span><text:span text:style-name="T3"> </text:span><text:span text:style-name="T15">ﯨ</text:span><text:span text:style-name="T3"> </text:span><text:span text:style-name="T15">ﯩ</text:span><text:span text:style-name="T3"> </text:span><text:span text:style-name="T15">ﯪ</text:span><text:span text:style-name="T3"> </text:span><text:span text:style-name="T15">ﯫ</text:span><text:span text:style-name="T3"> </text:span><text:span text:style-name="T15">ﯬ</text:span><text:span text:style-name="T3"> </text:span><text:span text:style-name="T15">ﯭ</text:span><text:span text:style-name="T3"> </text:span><text:span text:style-name="T15">ﯮ</text:span><text:span text:style-name="T3"> </text:span><text:span text:style-name="T15">ﯯ</text:span><text:span text:style-name="T3"> </text:span><text:span text:style-name="T15">ﯰ</text:span><text:span text:style-name="T3"> </text:span><text:span text:style-name="T15">ﯱ</text:span><text:span text:style-name="T3"> </text:span><text:span text:style-name="T15">ﯲ</text:span><text:span text:style-name="T3"> </text:span><text:span text:style-name="T15">ﯳ</text:span><text:span text:style-name="T3"> </text:span><text:span text:style-name="T15">ﯴ</text:span><text:span text:style-name="T3"> </text:span><text:span text:style-name="T15">ﯵ</text:span><text:span text:style-name="T3"> </text:span><text:span text:style-name="T15">ﯶ</text:span><text:span text:style-name="T3"> </text:span><text:span text:style-name="T15">ﯷ</text:span><text:span text:style-name="T3"> </text:span><text:span text:style-name="T15">ﯸ</text:span><text:span text:style-name="T3"> </text:span><text:span text:style-name="T15">ﯹ</text:span><text:span text:style-name="T3"> </text:span><text:span text:style-name="T15">ﯺ</text:span><text:span text:style-name="T3"> </text:span><text:span text:style-name="T15">ﯻ</text:span><text:span text:style-name="T3"> </text:span><text:span text:style-name="T15">ﯼ</text:span><text:span text:style-name="T3"> </text:span><text:span text:style-name="T15">ﯽ</text:span><text:span text:style-name="T3"> </text:span><text:span text:style-name="T15">ﯾ</text:span><text:span text:style-name="T3"> </text:span><text:span text:style-name="T15">ﯿ</text:span><text:span text:style-name="T3"> </text:span><text:span text:style-name="T15">ﰀ</text:span><text:span text:style-name="T3"> </text:span><text:span text:style-name="T15">ﰁ</text:span><text:span text:style-name="T3"> </text:span><text:span text:style-name="T15">ﰂ</text:span><text:span text:style-name="T3"> </text:span><text:span text:style-name="T15">ﰃ</text:span><text:span text:style-name="T3"> </text:span><text:span text:style-name="T15">ﰄﰅ</text:span><text:span text:style-name="T3"> </text:span><text:span text:style-name="T15">ﰆ</text:span><text:span text:style-name="T3"> </text:span><text:span text:style-name="T15">ﰇ</text:span><text:span text:style-name="T3"> </text:span><text:span text:style-name="T15">ﰈ</text:span><text:span text:style-name="T3"> </text:span><text:span text:style-name="T15">ﰉ</text:span><text:span text:style-name="T3"> </text:span><text:span text:style-name="T15">ﰊ</text:span><text:span text:style-name="T3"> </text:span><text:span text:style-name="T15">ﰋ</text:span><text:span text:style-name="T3"> </text:span><text:span text:style-name="T15">ﰌ</text:span></text:p>
      <text:p text:style-name="P6"><text:span text:style-name="T12"><text:s/></text:span><text:span text:style-name="T16">ﭑ</text:span><text:span text:style-name="T3"> </text:span><text:span text:style-name="T16">ﭒ</text:span><text:span text:style-name="T3"> </text:span><text:span text:style-name="T16">ﭓ</text:span><text:span text:style-name="T3"> </text:span><text:span text:style-name="T16">ﭔ</text:span><text:span text:style-name="T3"> </text:span><text:span text:style-name="T16">ﭕ</text:span><text:span text:style-name="T3"> </text:span><text:span text:style-name="T16">ﭖ</text:span><text:span text:style-name="T3"> </text:span><text:span text:style-name="T16">ﭗ</text:span><text:span text:style-name="T3"> </text:span><text:span text:style-name="T16">ﭘ</text:span><text:span text:style-name="T3"> </text:span><text:span text:style-name="T16">ﭙ</text:span><text:span text:style-name="T3"> </text:span><text:span text:style-name="T16">ﭚ</text:span><text:span text:style-name="T3"> </text:span><text:span text:style-name="T16">ﭛ</text:span><text:span text:style-name="T3"> </text:span><text:span text:style-name="T16">ﭜ</text:span><text:span text:style-name="T3"> </text:span><text:span text:style-name="T16">ﭝ</text:span><text:span text:style-name="T3"> </text:span><text:span text:style-name="T16">ﭞ</text:span><text:span text:style-name="T3"> </text:span><text:span text:style-name="T16">ﭟ</text:span><text:span text:style-name="T3"> </text:span><text:span text:style-name="T16">ﭠ</text:span><text:span text:style-name="T3"> </text:span><text:span text:style-name="T16">ﭡ</text:span><text:span text:style-name="T3"> </text:span><text:span text:style-name="T16">ﭢ</text:span><text:span text:style-name="T3"> </text:span><text:span text:style-name="T16">ﭣ</text:span><text:span text:style-name="T3"> </text:span><text:span text:style-name="T16">ﭤ</text:span><text:span text:style-name="T3"> </text:span><text:span text:style-name="T16">ﭥ</text:span><text:span text:style-name="T3"> </text:span><text:span text:style-name="T16">ﭦ</text:span><text:span text:style-name="T3"> </text:span><text:span text:style-name="T16">ﭧ</text:span><text:span text:style-name="T3"> </text:span><text:span text:style-name="T16">ﭨ</text:span><text:span text:style-name="T3"> </text:span><text:span text:style-name="T16">ﭩ</text:span><text:span text:style-name="T3"> </text:span><text:span text:style-name="T16">ﭪ</text:span><text:span text:style-name="T3"> </text:span><text:span text:style-name="T16">ﭫ</text:span><text:span text:style-name="T3"> </text:span><text:span text:style-name="T16">ﭬ</text:span><text:span text:style-name="T3"> </text:span><text:span text:style-name="T16">ﭭ</text:span><text:span text:style-name="T3"> </text:span><text:span text:style-name="T16">ﭮ</text:span><text:span text:style-name="T3"> </text:span><text:span text:style-name="T16">ﭯ</text:span><text:span text:style-name="T3"> </text:span><text:span text:style-name="T16">ﭰ</text:span><text:span text:style-name="T3"> </text:span><text:span text:style-name="T16">ﭱ</text:span><text:span text:style-name="T3"> </text:span><text:span text:style-name="T16">ﭲ</text:span><text:span text:style-name="T3"> </text:span><text:span text:style-name="T16">ﭳ</text:span><text:span text:style-name="T3"> </text:span><text:span text:style-name="T16">ﭴ</text:span><text:span text:style-name="T3"> </text:span><text:span text:style-name="T16">ﭵ</text:span><text:span text:style-name="T3"> </text:span><text:span text:style-name="T16">ﭶ</text:span><text:span text:style-name="T3"> </text:span><text:span text:style-name="T16">ﭷﭸ</text:span><text:span text:style-name="T3"> </text:span><text:span text:style-name="T16">ﭹ</text:span><text:span text:style-name="T3"> </text:span><text:span text:style-name="T16">ﭺ</text:span><text:span text:style-name="T3"> </text:span><text:span text:style-name="T16">ﭻ</text:span><text:span text:style-name="T3"> </text:span><text:span text:style-name="T16">ﭼ</text:span><text:span text:style-name="T3"> </text:span><text:span text:style-name="T16">ﭽ</text:span><text:span text:style-name="T3"> </text:span><text:span text:style-name="T16">ﭾ</text:span><text:span text:style-name="T3"> </text:span><text:span text:style-name="T16">ﭿ</text:span><text:span text:style-name="T3"> </text:span><text:span text:style-name="T16">ﮀ</text:span><text:span text:style-name="T3"> </text:span><text:span text:style-name="T16">ﮁ</text:span><text:span text:style-name="T3"> </text:span><text:span text:style-name="T16">ﮂ</text:span><text:span text:style-name="T3"> </text:span><text:span text:style-name="T16">ﮃ</text:span><text:span text:style-name="T3"> </text:span><text:span text:style-name="T16">ﮄﮅ</text:span><text:span text:style-name="T3"> </text:span><text:span text:style-name="T16">ﮆ</text:span><text:span text:style-name="T3"> </text:span><text:span text:style-name="T16">ﮇ</text:span><text:span text:style-name="T3"> </text:span><text:span text:style-name="T16">ﮈ</text:span><text:span text:style-name="T3"> </text:span><text:span text:style-name="T16">ﮉ</text:span><text:span text:style-name="T3"> </text:span><text:span text:style-name="T16">ﮊ</text:span><text:span text:style-name="T3"> </text:span><text:span text:style-name="T16">ﮋ</text:span><text:span text:style-name="T3"> </text:span><text:span text:style-name="T16">ﮌ</text:span><text:span text:style-name="T3"> </text:span><text:span text:style-name="T16">ﮍ</text:span><text:span text:style-name="T3"> </text:span><text:span text:style-name="T16">ﮎ</text:span><text:span text:style-name="T3"> </text:span><text:span text:style-name="T16">ﮏ</text:span><text:span text:style-name="T3"> </text:span><text:span text:style-name="T16">ﮐ</text:span><text:span text:style-name="T3"> </text:span><text:span text:style-name="T16">ﮑ</text:span><text:span text:style-name="T3"> </text:span><text:span text:style-name="T16">ﮒ</text:span><text:span text:style-name="T3"> </text:span><text:span text:style-name="T16">ﮓ</text:span><text:span text:style-name="T3"> </text:span><text:span text:style-name="T16">ﮔ</text:span><text:span text:style-name="T3"> </text:span><text:span text:style-name="T16">ﮕ</text:span><text:span text:style-name="T3"> </text:span><text:span text:style-name="T16">ﮖ</text:span><text:span text:style-name="T3"> </text:span><text:span text:style-name="T16">ﮗ</text:span><text:span text:style-name="T3"> </text:span><text:span text:style-name="T16">ﮘ</text:span><text:span text:style-name="T3"> </text:span><text:span text:style-name="T16">ﮙ</text:span><text:span text:style-name="T3"> </text:span><text:span text:style-name="T16">ﮚ</text:span><text:span text:style-name="T3"> </text:span><text:span text:style-name="T16">ﮛ</text:span><text:span text:style-name="T3"> </text:span><text:span text:style-name="T16">ﮜ</text:span><text:span text:style-name="T3"> </text:span><text:span text:style-name="T16">ﮝ</text:span><text:span text:style-name="T3"> </text:span><text:span text:style-name="T16">ﮞﮟ</text:span><text:span text:style-name="T3"> </text:span><text:span text:style-name="T16">ﮠ</text:span><text:span text:style-name="T3"> </text:span><text:span text:style-name="T16">ﮡ</text:span><text:span text:style-name="T3"> </text:span><text:span text:style-name="T16">ﮢ</text:span><text:span text:style-name="T3"> </text:span><text:span text:style-name="T16">ﮣ</text:span><text:span text:style-name="T3"> </text:span><text:span text:style-name="T16">ﮤ</text:span><text:span text:style-name="T3"> </text:span><text:span text:style-name="T16">ﮥ</text:span><text:span text:style-name="T3"> </text:span><text:span text:style-name="T16">ﮦ</text:span><text:span text:style-name="T3"> </text:span><text:span text:style-name="T16">ﮧ</text:span><text:span text:style-name="T3"> </text:span><text:span text:style-name="T16">ﮨ</text:span><text:span text:style-name="T3"> </text:span><text:span text:style-name="T16">ﮩ</text:span><text:span text:style-name="T3"> </text:span><text:span text:style-name="T16">ﮪ</text:span><text:span text:style-name="T3"> </text:span><text:span text:style-name="T16">ﮫ</text:span><text:span text:style-name="T3"> </text:span><text:span text:style-name="T16">ﮬ</text:span><text:span text:style-name="T3"> </text:span><text:span text:style-name="T16">ﮭ</text:span><text:span text:style-name="T3"> </text:span><text:span text:style-name="T16">ﮮ</text:span><text:span text:style-name="T3"> </text:span><text:span text:style-name="T16">ﮯ</text:span><text:span text:style-name="T3"> </text:span><text:span text:style-name="T16">ﮰ</text:span><text:span text:style-name="T3"> </text:span><text:span text:style-name="T16">ﮱ</text:span><text:span text:style-name="T3"> </text:span><text:span text:style-name="T16">ﯓ</text:span><text:span text:style-name="T3"> </text:span><text:span text:style-name="T16">ﯔ</text:span><text:span text:style-name="T3"> </text:span><text:span text:style-name="T16">ﯕ</text:span><text:span text:style-name="T3"> </text:span><text:span text:style-name="T16">ﯖ</text:span><text:span text:style-name="T3"> </text:span><text:span text:style-name="T16">ﯗ</text:span><text:span text:style-name="T3"> </text:span><text:span text:style-name="T16">ﯘ</text:span><text:span text:style-name="T3"> </text:span><text:span text:style-name="T16">ﯙ</text:span><text:span text:style-name="T3"> </text:span><text:span text:style-name="T16">ﯚ</text:span><text:span text:style-name="T3"> </text:span><text:span text:style-name="T16">ﯛ</text:span><text:span text:style-name="T3"> </text:span><text:span text:style-name="T16">ﯜ</text:span><text:span text:style-name="T3"> </text:span><text:span text:style-name="T16">ﯝ</text:span><text:span text:style-name="T3"> </text:span><text:span text:style-name="T16">ﯞ</text:span><text:span text:style-name="T3"> </text:span><text:span text:style-name="T16">ﯟ</text:span><text:span text:style-name="T3"> </text:span><text:span text:style-name="T16">ﯠ</text:span><text:span text:style-name="T3"> </text:span><text:span text:style-name="T16">ﯡ</text:span><text:span text:style-name="T3"> </text:span><text:span text:style-name="T16">ﯢ</text:span><text:span text:style-name="T3"> </text:span><text:span text:style-name="T16">ﯣ</text:span><text:span text:style-name="T3"> </text:span><text:span text:style-name="T16">ﯤﯥ</text:span><text:span text:style-name="T3"> </text:span><text:span text:style-name="T16">ﯦ</text:span><text:span text:style-name="T3"> </text:span><text:span text:style-name="T16">ﯧ</text:span><text:span text:style-name="T3"> </text:span><text:span text:style-name="T16">ﯨ</text:span><text:span text:style-name="T3"> </text:span><text:span text:style-name="T16">ﯩ</text:span><text:span text:style-name="T3"> </text:span><text:span text:style-name="T16">ﯪ</text:span><text:span text:style-name="T3"> </text:span><text:span text:style-name="T16">ﯫ</text:span><text:span text:style-name="T3"> </text:span><text:span text:style-name="T16">ﯬ</text:span><text:span text:style-name="T3"> </text:span><text:span text:style-name="T16">ﯭ</text:span><text:span text:style-name="T3"> </text:span><text:span text:style-name="T16">ﯮ</text:span><text:span text:style-name="T3"> </text:span><text:span text:style-name="T16">ﯯ</text:span><text:span text:style-name="T3"> </text:span><text:span text:style-name="T16">ﯰ</text:span><text:span text:style-name="T3"> </text:span><text:span text:style-name="T16">ﯱ</text:span><text:span text:style-name="T3"> </text:span><text:span text:style-name="T16">ﯲ</text:span><text:span text:style-name="T3"> </text:span><text:span text:style-name="T16">ﯳ</text:span><text:span text:style-name="T3"> </text:span><text:span text:style-name="T16">ﯴ</text:span><text:span text:style-name="T3"> </text:span><text:span text:style-name="T16">ﯵ</text:span><text:span text:style-name="T3"> </text:span><text:span text:style-name="T16">ﯶ</text:span><text:span text:style-name="T3"> </text:span><text:span text:style-name="T16">ﯷ</text:span><text:span text:style-name="T3"> </text:span><text:span text:style-name="T16">ﯸ</text:span><text:span text:style-name="T3"> </text:span><text:span text:style-name="T16">ﯹ</text:span><text:span text:style-name="T3"> </text:span><text:span text:style-name="T16">ﯺ</text:span><text:span text:style-name="T3"> </text:span><text:span text:style-name="T16">ﯻ</text:span><text:span text:style-name="T3"> </text:span><text:span text:style-name="T16">ﯼ</text:span><text:span text:style-name="T3"> </text:span><text:span text:style-name="T16">ﯽﯾ</text:span><text:span text:style-name="T3"> </text:span><text:span text:style-name="T16">ﯿ</text:span><text:span text:style-name="T3"> </text:span><text:span text:style-name="T16">ﰀ</text:span><text:span text:style-name="T3"> </text:span><text:span text:style-name="T16">ﰁ</text:span><text:span text:style-name="T3"> </text:span><text:span text:style-name="T16">ﰂ</text:span><text:span text:style-name="T3"> </text:span><text:span text:style-name="T16">ﰃ</text:span></text:p>
      <text:p text:style-name="P7"><text:span text:style-name="T17">ﭑ</text:span><text:span text:style-name="T3"> </text:span><text:span text:style-name="T17">ﭒ</text:span><text:span text:style-name="T3"> </text:span><text:span text:style-name="T17">ﭓ</text:span><text:span text:style-name="T3"> </text:span><text:span text:style-name="T17">ﭔ</text:span><text:span text:style-name="T3"> </text:span><text:span text:style-name="T17">ﭕ</text:span><text:span text:style-name="T3"> </text:span><text:span text:style-name="T17">ﭖ</text:span><text:span text:style-name="T3"> </text:span><text:span text:style-name="T17">ﭗ</text:span><text:span text:style-name="T3"> </text:span><text:span text:style-name="T17">ﭘ</text:span><text:span text:style-name="T3"> </text:span><text:span text:style-name="T17">ﭙ</text:span><text:span text:style-name="T3"> </text:span><text:span text:style-name="T17">ﭚ</text:span><text:span text:style-name="T3"> </text:span><text:span text:style-name="T17">ﭛ</text:span><text:span text:style-name="T3"> </text:span><text:span text:style-name="T17">ﭜ</text:span><text:span text:style-name="T3"> </text:span><text:span text:style-name="T17">ﭝ</text:span><text:span text:style-name="T3"> </text:span><text:span text:style-name="T17">ﭞ</text:span><text:span text:style-name="T3"> </text:span><text:span text:style-name="T17">ﭟ</text:span><text:span text:style-name="T3"> </text:span><text:span text:style-name="T17">ﭠ</text:span><text:span text:style-name="T3"> </text:span><text:span text:style-name="T17">ﭡ</text:span><text:span text:style-name="T3"> </text:span><text:span text:style-name="T17">ﭢ</text:span><text:span text:style-name="T3"> </text:span><text:span text:style-name="T17">ﭣ</text:span><text:span text:style-name="T3"> </text:span><text:span text:style-name="T17">ﭤ</text:span><text:span text:style-name="T3"> </text:span><text:span text:style-name="T17">ﭥ</text:span><text:span text:style-name="T3"> </text:span><text:span text:style-name="T17">ﭦ</text:span><text:span text:style-name="T3"> </text:span><text:span text:style-name="T17">ﭧ</text:span><text:span text:style-name="T3"> </text:span><text:span text:style-name="T17">ﭨ</text:span><text:span text:style-name="T3"> </text:span><text:span text:style-name="T17">ﭩ</text:span><text:span text:style-name="T3"> </text:span><text:span text:style-name="T17">ﭪ</text:span><text:span text:style-name="T3"> </text:span><text:span text:style-name="T17">ﭫ</text:span><text:span text:style-name="T3"> </text:span><text:span text:style-name="T17">ﭬ</text:span><text:span text:style-name="T3"> </text:span><text:span text:style-name="T17">ﭭ</text:span><text:span text:style-name="T3"> </text:span><text:span text:style-name="T17">ﭮ</text:span><text:span text:style-name="T3"> </text:span><text:span text:style-name="T17">ﭯ</text:span><text:span text:style-name="T3"> </text:span><text:span text:style-name="T17">ﭰ</text:span><text:span text:style-name="T3"> </text:span><text:span text:style-name="T17">ﭱ</text:span><text:span text:style-name="T3"> </text:span><text:span text:style-name="T17">ﭲﭳ</text:span><text:span text:style-name="T3"> </text:span><text:span text:style-name="T17">ﭴ</text:span><text:span text:style-name="T3"> </text:span><text:span text:style-name="T17">ﭵ</text:span><text:span text:style-name="T3"> </text:span><text:span text:style-name="T17">ﭶ</text:span><text:span text:style-name="T3"> </text:span><text:span text:style-name="T17">ﭷ</text:span><text:span text:style-name="T3"> </text:span><text:span text:style-name="T17">ﭸ</text:span><text:span text:style-name="T3"> </text:span><text:span text:style-name="T17">ﭹ</text:span><text:span text:style-name="T3"> </text:span><text:span text:style-name="T17">ﭺ</text:span><text:span text:style-name="T3"> </text:span><text:span text:style-name="T17">ﭻ</text:span><text:span text:style-name="T3"> </text:span><text:span text:style-name="T17">ﭼ</text:span><text:span text:style-name="T3"> </text:span><text:span text:style-name="T17">ﭽ</text:span><text:span text:style-name="T3"> </text:span><text:span text:style-name="T17">ﭾﭿ</text:span><text:span text:style-name="T3"> </text:span><text:span text:style-name="T17">ﮀ</text:span><text:span text:style-name="T3"> </text:span><text:span text:style-name="T17">ﮁ</text:span><text:span text:style-name="T3"> </text:span><text:span text:style-name="T17">ﮂﮃ</text:span><text:span text:style-name="T3"> </text:span><text:span text:style-name="T17">ﮄ</text:span><text:span text:style-name="T3"> </text:span><text:span text:style-name="T17">ﮅ</text:span><text:span text:style-name="T3"> </text:span><text:span text:style-name="T17">ﮆ</text:span><text:span text:style-name="T3"> </text:span><text:span text:style-name="T17">ﮇ</text:span><text:span text:style-name="T3"> </text:span><text:span text:style-name="T17">ﮈ</text:span><text:span text:style-name="T3"> </text:span><text:span text:style-name="T17">ﮉ</text:span><text:span text:style-name="T3"> </text:span><text:span text:style-name="T17">ﮊ</text:span><text:span text:style-name="T3"> </text:span><text:span text:style-name="T17">ﮋ</text:span><text:span text:style-name="T3"> </text:span><text:span text:style-name="T17">ﮌﮍ</text:span><text:span text:style-name="T3"> </text:span><text:span text:style-name="T17">ﮎ</text:span><text:span text:style-name="T3"> </text:span><text:span text:style-name="T17">ﮏ</text:span><text:span text:style-name="T3"> </text:span><text:span text:style-name="T17">ﮐ</text:span><text:span text:style-name="T3"> </text:span><text:span text:style-name="T17">ﮑ</text:span><text:span text:style-name="T3"> </text:span><text:span text:style-name="T17">ﮒ</text:span><text:span text:style-name="T3"> </text:span><text:span text:style-name="T17">ﮓ</text:span><text:span text:style-name="T3"> </text:span><text:span text:style-name="T17">ﮔ</text:span><text:span text:style-name="T3"> </text:span><text:span text:style-name="T17">ﮕ</text:span><text:span text:style-name="T3"> </text:span><text:span text:style-name="T17">ﮖ</text:span><text:span text:style-name="T3"> </text:span><text:span text:style-name="T17">ﮗ</text:span><text:span text:style-name="T3"> </text:span><text:span text:style-name="T17">ﮘ</text:span><text:span text:style-name="T3"> </text:span><text:span text:style-name="T17">ﮙ</text:span><text:span text:style-name="T3"> </text:span><text:span text:style-name="T17">ﮚ</text:span><text:span text:style-name="T3"> </text:span><text:span text:style-name="T17">ﮛﮜ</text:span><text:span text:style-name="T3"> </text:span><text:span text:style-name="T17">ﮝ</text:span><text:span text:style-name="T3"> </text:span><text:span text:style-name="T17">ﮞ</text:span><text:span text:style-name="T3"> </text:span><text:span text:style-name="T17">ﮟ</text:span><text:span text:style-name="T3"> </text:span><text:span text:style-name="T17">ﮠ</text:span><text:span text:style-name="T3"> </text:span><text:span text:style-name="T17">ﮡ</text:span><text:span text:style-name="T3"> </text:span><text:span text:style-name="T17">ﮢ</text:span><text:span text:style-name="T3"> </text:span><text:span text:style-name="T17">ﮣ</text:span><text:span text:style-name="T3"> </text:span><text:span text:style-name="T17">ﮤ</text:span><text:span text:style-name="T3"> </text:span><text:span text:style-name="T17">ﮥ</text:span><text:span text:style-name="T3"> </text:span><text:span text:style-name="T17">ﮦ</text:span><text:span text:style-name="T3"> </text:span><text:span text:style-name="T17">ﮧﮨ</text:span><text:span text:style-name="T3"> </text:span><text:span text:style-name="T17">ﮩ</text:span><text:span text:style-name="T3"> </text:span><text:span text:style-name="T17">ﮪ</text:span><text:span text:style-name="T3"> </text:span><text:span text:style-name="T17">ﮫ</text:span><text:span text:style-name="T3"> </text:span><text:span text:style-name="T17">ﮬ</text:span><text:span text:style-name="T3"> </text:span><text:span text:style-name="T17">ﮭ</text:span><text:span text:style-name="T3"> </text:span><text:span text:style-name="T17">ﮮ</text:span><text:span text:style-name="T3"> </text:span><text:span text:style-name="T17">ﮯ</text:span><text:span text:style-name="T3"> </text:span><text:span text:style-name="T17">ﮰ</text:span><text:span text:style-name="T3"> </text:span><text:span text:style-name="T17">ﮱ</text:span><text:span text:style-name="T3"> </text:span><text:span text:style-name="T17">ﯓ</text:span><text:span text:style-name="T3"> </text:span><text:span text:style-name="T17">ﯔ</text:span><text:span text:style-name="T3"> </text:span><text:span text:style-name="T17">ﯕ</text:span><text:span text:style-name="T3"> </text:span><text:span text:style-name="T17">ﯖ</text:span><text:span text:style-name="T3"> </text:span><text:span text:style-name="T17">ﯗ</text:span><text:span text:style-name="T3"> </text:span><text:span text:style-name="T17">ﯘﯙ</text:span><text:span text:style-name="T3"> </text:span><text:span text:style-name="T17">ﯚ</text:span><text:span text:style-name="T3"> </text:span><text:span text:style-name="T17">ﯛﯜ</text:span><text:span text:style-name="T3"> </text:span><text:span text:style-name="T17">ﯝ</text:span><text:span text:style-name="T3"> </text:span><text:span text:style-name="T17">ﯞ</text:span><text:span text:style-name="T3"> </text:span><text:span text:style-name="T17">ﯟ</text:span><text:span text:style-name="T3"> </text:span><text:span text:style-name="T17">ﯠ</text:span><text:span text:style-name="T3"> </text:span><text:span text:style-name="T17">ﯡ</text:span><text:span text:style-name="T3"> </text:span><text:span text:style-name="T17">ﯢ</text:span><text:span text:style-name="T3"> </text:span><text:span text:style-name="T17">ﯣ</text:span><text:span text:style-name="T3"> </text:span><text:span text:style-name="T17">ﯤ</text:span><text:span text:style-name="T3"> </text:span><text:span text:style-name="T17">ﯥ</text:span><text:span text:style-name="T3"> </text:span><text:span text:style-name="T17">ﯦ</text:span><text:span text:style-name="T3"> </text:span><text:span text:style-name="T17">ﯧ</text:span><text:span text:style-name="T3"> </text:span><text:span text:style-name="T17">ﯨﯩ</text:span><text:span text:style-name="T3"> </text:span><text:span text:style-name="T17">ﯪ</text:span><text:span text:style-name="T3"> </text:span><text:span text:style-name="T17">ﯫ</text:span><text:span text:style-name="T3"> </text:span><text:span text:style-name="T17">ﯬ</text:span><text:span text:style-name="T3"> </text:span><text:span text:style-name="T17">ﯭ</text:span><text:span text:style-name="T3"> </text:span><text:span text:style-name="T17">ﯮ</text:span><text:span text:style-name="T3"> </text:span><text:span text:style-name="T17">ﯯ</text:span><text:span text:style-name="T3"> </text:span><text:span text:style-name="T17">ﯰ</text:span><text:span text:style-name="T3"> </text:span><text:span text:style-name="T17">ﯱ</text:span><text:span text:style-name="T3"> </text:span><text:span text:style-name="T17">ﯲ</text:span><text:span text:style-name="T3"> </text:span><text:span text:style-name="T17">ﯳ</text:span><text:span text:style-name="T3"> </text:span><text:span text:style-name="T17">ﯴ</text:span><text:span text:style-name="T3"> </text:span><text:span text:style-name="T17">ﯵﯶ</text:span><text:span text:style-name="T3"> </text:span><text:span text:style-name="T17">ﯷ</text:span><text:span text:style-name="T3"> </text:span><text:span text:style-name="T17">ﯸ</text:span><text:span text:style-name="T3"> </text:span><text:span text:style-name="T17">ﯹ</text:span><text:span text:style-name="T3"> </text:span><text:span text:style-name="T17">ﯺ</text:span><text:span text:style-name="T3"> </text:span><text:span text:style-name="T17">ﯻ</text:span><text:span text:style-name="T3"> </text:span><text:span text:style-name="T17">ﯼ</text:span><text:span text:style-name="T3"> </text:span><text:span text:style-name="T17">ﯽ</text:span><text:span text:style-name="T3"> </text:span><text:span text:style-name="T17">ﯾ</text:span><text:span text:style-name="T3"> </text:span><text:span text:style-name="T17">ﯿ</text:span><text:span text:style-name="T3"> </text:span><text:span text:style-name="T17">ﰀ</text:span><text:span text:style-name="T3"> </text:span><text:span text:style-name="T17">ﰁ</text:span><text:span text:style-name="T3"> </text:span><text:span text:style-name="T17">ﰂ</text:span><text:span text:style-name="T3"> </text:span><text:span text:style-name="T17">ﰃ</text:span><text:span text:style-name="T3"> </text:span><text:span text:style-name="T17">ﰄ</text:span><text:span text:style-name="T3"> </text:span><text:span text:style-name="T17">ﰅﰆ</text:span><text:span text:style-name="T3"> </text:span><text:span text:style-name="T17">ﰇ</text:span><text:span text:style-name="T3"> </text:span><text:span text:style-name="T17">ﰈ</text:span><text:span text:style-name="T3"> </text:span><text:span text:style-name="T17">ﰉ</text:span><text:span text:style-name="T3"> </text:span><text:span text:style-name="T17">ﰊ</text:span><text:span text:style-name="T3"> </text:span><text:span text:style-name="T17">ﰋ</text:span><text:span text:style-name="T3"> </text:span><text:span text:style-name="T17">ﰌ</text:span><text:span text:style-name="T3"> </text:span><text:span text:style-name="T17">ﰍ</text:span><text:span text:style-name="T3"> </text:span><text:span text:style-name="T17">ﰎ</text:span><text:span text:style-name="T3"> </text:span><text:span text:style-name="T17">ﰏ</text:span><text:span text:style-name="T3"> </text:span><text:span text:style-name="T17">ﰐ</text:span><text:span text:style-name="T3"> </text:span><text:span text:style-name="T17">ﰑ</text:span><text:span text:style-name="T3"> </text:span><text:span text:style-name="T17">ﰒ</text:span><text:span text:style-name="T3"> </text:span><text:span text:style-name="T17">ﰓ</text:span><text:span text:style-name="T3"> </text:span><text:span text:style-name="T17">ﰔ</text:span><text:span text:style-name="T3"> </text:span><text:span text:style-name="T17">ﰕ</text:span><text:span text:style-name="T3"> </text:span><text:span text:style-name="T17">ﰖ</text:span><text:span text:style-name="T3"> </text:span><text:span text:style-name="T17">ﰗ</text:span></text:p>
      <text:p text:style-name="P8"><text:span text:style-name="T18">ﭑ</text:span><text:span text:style-name="T3"> </text:span><text:span text:style-name="T18">ﭒ</text:span><text:span text:style-name="T3"> </text:span><text:span text:style-name="T18">ﭓ</text:span><text:span text:style-name="T3"> </text:span><text:span text:style-name="T18">ﭔ</text:span><text:span text:style-name="T3"> </text:span><text:span text:style-name="T18">ﭕ</text:span><text:span text:style-name="T3"> </text:span><text:span text:style-name="T18">ﭖ</text:span><text:span text:style-name="T3"> </text:span><text:span text:style-name="T18">ﭗﭘ</text:span><text:span text:style-name="T3"> </text:span><text:span text:style-name="T18">ﭙ</text:span><text:span text:style-name="T3"> </text:span><text:span text:style-name="T18">ﭚ</text:span><text:span text:style-name="T3"> </text:span><text:span text:style-name="T18">ﭛ</text:span><text:span text:style-name="T3"> </text:span><text:span text:style-name="T18">ﭜ</text:span><text:span text:style-name="T3"> </text:span><text:span text:style-name="T18">ﭝ</text:span><text:span text:style-name="T3"> </text:span><text:span text:style-name="T18">ﭞ</text:span><text:span text:style-name="T3"> </text:span><text:span text:style-name="T18">ﭟ</text:span><text:span text:style-name="T3"> </text:span><text:span text:style-name="T18">ﭠ</text:span><text:span text:style-name="T3"> </text:span><text:span text:style-name="T18">ﭡ</text:span><text:span text:style-name="T3"> </text:span><text:span text:style-name="T18">ﭢ</text:span><text:span text:style-name="T3"> </text:span><text:span text:style-name="T18">ﭣ</text:span><text:span text:style-name="T3"> </text:span><text:span text:style-name="T18">ﭤ</text:span><text:span text:style-name="T3"> </text:span><text:span text:style-name="T18">ﭥ</text:span><text:span text:style-name="T3"> </text:span><text:span text:style-name="T18">ﭦ</text:span><text:span text:style-name="T3"> </text:span><text:span text:style-name="T18">ﭧ</text:span><text:span text:style-name="T3"> </text:span><text:span text:style-name="T18">ﭨ</text:span><text:span text:style-name="T3"> </text:span><text:span text:style-name="T18">ﭩ</text:span><text:span text:style-name="T3"> </text:span><text:span text:style-name="T18">ﭪ</text:span><text:span text:style-name="T3"> </text:span><text:span text:style-name="T18">ﭫﭬ</text:span><text:span text:style-name="T3"> </text:span><text:span text:style-name="T18">ﭭ</text:span><text:span text:style-name="T3"> </text:span><text:span text:style-name="T18">ﭮ</text:span><text:span text:style-name="T3"> </text:span><text:span text:style-name="T18">ﭯ</text:span><text:span text:style-name="T3"> </text:span><text:span text:style-name="T18">ﭰ</text:span><text:span text:style-name="T3"> </text:span><text:span text:style-name="T18">ﭱ</text:span><text:span text:style-name="T3"> </text:span><text:span text:style-name="T18">ﭲ</text:span><text:span text:style-name="T3"> </text:span><text:span text:style-name="T18">ﭳ</text:span><text:span text:style-name="T3"> </text:span><text:span text:style-name="T18">ﭴ</text:span><text:span text:style-name="T3"> </text:span><text:span text:style-name="T18">ﭵ</text:span><text:span text:style-name="T3"> </text:span><text:span text:style-name="T18">ﭶ</text:span><text:span text:style-name="T3"> </text:span><text:span text:style-name="T18">ﭷ</text:span><text:span text:style-name="T3"> </text:span><text:span text:style-name="T18">ﭸ</text:span><text:span text:style-name="T3"> </text:span><text:span text:style-name="T18">ﭹ</text:span><text:span text:style-name="T3"> </text:span><text:span text:style-name="T18">ﭺ</text:span><text:span text:style-name="T3"> </text:span><text:span text:style-name="T18">ﭻ</text:span><text:span text:style-name="T3"> </text:span><text:span text:style-name="T18">ﭼ</text:span><text:span text:style-name="T3"> </text:span><text:span text:style-name="T18">ﭽ</text:span><text:span text:style-name="T3"> </text:span><text:span text:style-name="T18">ﭾ</text:span><text:span text:style-name="T3"> </text:span><text:span text:style-name="T18">ﭿ</text:span><text:span text:style-name="T3"> </text:span><text:span text:style-name="T18">ﮀ</text:span><text:span text:style-name="T3"> </text:span><text:span text:style-name="T18">ﮁ</text:span><text:span text:style-name="T3"> </text:span><text:span text:style-name="T18">ﮂ</text:span><text:span text:style-name="T3"> </text:span><text:span text:style-name="T18">ﮃ</text:span><text:span text:style-name="T3"> </text:span><text:span text:style-name="T18">ﮄ</text:span><text:span text:style-name="T3"> </text:span><text:span text:style-name="T18">ﮅ</text:span><text:span text:style-name="T3"> </text:span><text:span text:style-name="T18">ﮆ</text:span><text:span text:style-name="T3"> </text:span><text:span text:style-name="T18">ﮇ</text:span><text:span text:style-name="T3"> </text:span><text:span text:style-name="T18">ﮈ</text:span><text:span text:style-name="T3"> </text:span><text:span text:style-name="T18">ﮉ</text:span><text:span text:style-name="T3"> </text:span><text:span text:style-name="T18">ﮊ</text:span><text:span text:style-name="T3"> </text:span><text:span text:style-name="T18">ﮋ</text:span><text:span text:style-name="T3"> </text:span><text:span text:style-name="T18">ﮌ</text:span><text:span text:style-name="T3"> </text:span><text:span text:style-name="T18">ﮍ</text:span><text:span text:style-name="T3"> </text:span><text:span text:style-name="T18">ﮎ</text:span><text:span text:style-name="T3"> </text:span><text:span text:style-name="T18">ﮏ</text:span><text:span text:style-name="T3"> </text:span><text:span text:style-name="T18">ﮐ</text:span><text:span text:style-name="T3"> </text:span><text:span text:style-name="T18">ﮑ</text:span><text:span text:style-name="T3"> </text:span><text:span text:style-name="T18">ﮒ</text:span><text:span text:style-name="T3"> </text:span><text:span text:style-name="T18">ﮓ</text:span><text:span text:style-name="T3"> </text:span><text:span text:style-name="T18">ﮔ</text:span><text:span text:style-name="T3"> </text:span><text:span text:style-name="T18">ﮕ</text:span><text:span text:style-name="T3"> </text:span><text:span text:style-name="T18">ﮖ</text:span><text:span text:style-name="T3"> </text:span><text:span text:style-name="T18">ﮗ</text:span><text:span text:style-name="T3"> </text:span><text:span text:style-name="T18">ﮘﮙ</text:span><text:span text:style-name="T3"> </text:span><text:span text:style-name="T18">ﮚ</text:span><text:span text:style-name="T3"> </text:span><text:span text:style-name="T18">ﮛ</text:span><text:span text:style-name="T3"> </text:span><text:span text:style-name="T18">ﮜ</text:span><text:span text:style-name="T3"> </text:span><text:span text:style-name="T18">ﮝ</text:span><text:span text:style-name="T3"> </text:span><text:span text:style-name="T18">ﮞ</text:span><text:span text:style-name="T3"> </text:span><text:span text:style-name="T18">ﮟ</text:span><text:span text:style-name="T3"> </text:span><text:span text:style-name="T18">ﮠ</text:span><text:span text:style-name="T3"> </text:span><text:span text:style-name="T18">ﮡ</text:span><text:span text:style-name="T3"> </text:span><text:span text:style-name="T18">ﮢ</text:span><text:span text:style-name="T3"> </text:span><text:span text:style-name="T18">ﮣﮤ</text:span><text:span text:style-name="T3"> </text:span><text:span text:style-name="T18">ﮥ</text:span><text:span text:style-name="T3"> </text:span><text:span text:style-name="T18">ﮦ</text:span><text:span text:style-name="T3"> </text:span><text:span text:style-name="T18">ﮧ</text:span><text:span text:style-name="T3"> </text:span><text:span text:style-name="T18">ﮨ</text:span><text:span text:style-name="T3"> </text:span><text:span text:style-name="T18">ﮩ</text:span><text:span text:style-name="T3"> </text:span><text:span text:style-name="T18">ﮪ</text:span><text:span text:style-name="T3"> </text:span><text:span text:style-name="T18">ﮫ</text:span><text:span text:style-name="T3"> </text:span><text:span text:style-name="T18">ﮬ</text:span><text:span text:style-name="T3"> </text:span><text:span text:style-name="T18">ﮭ</text:span><text:span text:style-name="T3"> </text:span><text:span text:style-name="T18">ﮮ</text:span><text:span text:style-name="T3"> </text:span><text:span text:style-name="T18">ﮯ</text:span><text:span text:style-name="T3"> </text:span><text:span text:style-name="T18">ﮰ</text:span><text:span text:style-name="T3"> </text:span><text:span text:style-name="T18">ﮱ</text:span><text:span text:style-name="T3"> </text:span><text:span text:style-name="T18">ﯓ</text:span><text:span text:style-name="T3"> </text:span><text:span text:style-name="T18">ﯔ</text:span><text:span text:style-name="T3"> </text:span><text:span text:style-name="T18">ﯕ</text:span><text:span text:style-name="T3"> </text:span><text:span text:style-name="T18">ﯖ</text:span><text:span text:style-name="T3"> </text:span><text:span text:style-name="T18">ﯗ</text:span><text:span text:style-name="T3"> </text:span><text:span text:style-name="T18">ﯘ</text:span><text:span text:style-name="T3"> </text:span><text:span text:style-name="T18">ﯙ</text:span><text:span text:style-name="T3"> </text:span><text:span text:style-name="T18">ﯚ</text:span><text:span text:style-name="T3"> </text:span><text:span text:style-name="T18">ﯛ</text:span><text:span text:style-name="T3"> </text:span><text:span text:style-name="T18">ﯜ</text:span><text:span text:style-name="T3"> </text:span><text:span text:style-name="T18">ﯝ</text:span><text:span text:style-name="T3"> </text:span><text:span text:style-name="T18">ﯞ</text:span><text:span text:style-name="T3"> </text:span><text:span text:style-name="T18">ﯟ</text:span><text:span text:style-name="T3"> </text:span><text:span text:style-name="T18">ﯠﯡ</text:span><text:span text:style-name="T3"> </text:span><text:span text:style-name="T18">ﯢ</text:span><text:span text:style-name="T3"> </text:span><text:span text:style-name="T18">ﯣ</text:span><text:span text:style-name="T3"> </text:span><text:span text:style-name="T18">ﯤ</text:span><text:span text:style-name="T3"> </text:span><text:span text:style-name="T18">ﯥ</text:span><text:span text:style-name="T3"> </text:span><text:span text:style-name="T18">ﯦ</text:span><text:span text:style-name="T3"> </text:span><text:span text:style-name="T18">ﯧ</text:span><text:span text:style-name="T3"> </text:span><text:span text:style-name="T18">ﯨ</text:span><text:span text:style-name="T3"> </text:span><text:span text:style-name="T18">ﯩ</text:span><text:span text:style-name="T3"> </text:span><text:span text:style-name="T18">ﯪ</text:span><text:span text:style-name="T3"> </text:span><text:span text:style-name="T18">ﯫ</text:span><text:span text:style-name="T3"> </text:span><text:span text:style-name="T18">ﯬ</text:span><text:span text:style-name="T3"> </text:span><text:span text:style-name="T18">ﯭ</text:span><text:span text:style-name="T3"> </text:span><text:span text:style-name="T18">ﯮ</text:span><text:span text:style-name="T3"> </text:span><text:span text:style-name="T18">ﯯ</text:span><text:span text:style-name="T3"> </text:span><text:span text:style-name="T18">ﯰ</text:span><text:span text:style-name="T3"> </text:span><text:span text:style-name="T18">ﯱ</text:span><text:span text:style-name="T3"> </text:span><text:span text:style-name="T18">ﯲ</text:span><text:span text:style-name="T3"> </text:span><text:span text:style-name="T18">ﯳ</text:span><text:span text:style-name="T3"> </text:span><text:span text:style-name="T18">ﯴ</text:span><text:span text:style-name="T3"> </text:span><text:span text:style-name="T18">ﯵ</text:span><text:span text:style-name="T3"> </text:span><text:span text:style-name="T18">ﯶ</text:span><text:span text:style-name="T3"> </text:span><text:span text:style-name="T18">ﯷ</text:span><text:span text:style-name="T3"> </text:span><text:span text:style-name="T18">ﯸ</text:span><text:span text:style-name="T3"> </text:span><text:span text:style-name="T18">ﯹ</text:span><text:span text:style-name="T3"> </text:span><text:span text:style-name="T18">ﯺ</text:span><text:span text:style-name="T3"> </text:span><text:span text:style-name="T18">ﯻ</text:span><text:span text:style-name="T3"> </text:span><text:span text:style-name="T18">ﯼ</text:span><text:span text:style-name="T3"> </text:span><text:span text:style-name="T18">ﯽ</text:span><text:span text:style-name="T3"> </text:span><text:span text:style-name="T18">ﯾ</text:span><text:span text:style-name="T3"> </text:span><text:span text:style-name="T18">ﯿ</text:span><text:span text:style-name="T3"> </text:span><text:span text:style-name="T18">ﰀ</text:span><text:span text:style-name="T3"> </text:span><text:span text:style-name="T18">ﰁ</text:span><text:span text:style-name="T3"> </text:span><text:span text:style-name="T18">ﰂ</text:span><text:span text:style-name="T3"> </text:span><text:span text:style-name="T18">ﰃ</text:span><text:span text:style-name="T3"> </text:span><text:span text:style-name="T18">ﰄ</text:span><text:span text:style-name="T3"> </text:span><text:span text:style-name="T18">ﰅ</text:span><text:span text:style-name="T3"> </text:span><text:span text:style-name="T18">ﰆ</text:span><text:span text:style-name="T3"> </text:span><text:span text:style-name="T18">ﰇ</text:span><text:span text:style-name="T3"> </text:span><text:span text:style-name="T18">ﰈ</text:span><text:span text:style-name="T3"> </text:span><text:span text:style-name="T18">ﰉ</text:span><text:span text:style-name="T3"> </text:span><text:span text:style-name="T18">ﰊ</text:span><text:span text:style-name="T3"> </text:span><text:span text:style-name="T18">ﰋ</text:span><text:span text:style-name="T3"> </text:span><text:span text:style-name="T18">ﰌ</text:span><text:span text:style-name="T3"> </text:span><text:span text:style-name="T18">ﰍ</text:span><text:span text:style-name="T3"> </text:span><text:span text:style-name="T18">ﰎ</text:span><text:span text:style-name="T3"> </text:span><text:span text:style-name="T18">ﰏ</text:span><text:span text:style-name="T3"> </text:span><text:span text:style-name="T18">ﰐ</text:span><text:span text:style-name="T3"> </text:span><text:span text:style-name="T18">ﰑ</text:span><text:span text:style-name="T3"> </text:span><text:span text:style-name="T18">ﰒ</text:span><text:span text:style-name="T3"> </text:span><text:span text:style-name="T18">ﰓ</text:span><text:span text:style-name="T3"> </text:span><text:span text:style-name="T18">ﰔ</text:span></text:p>
      <text:p text:style-name="P9"><text:span text:style-name="T12"><text:s/></text:span><text:span text:style-name="T19">ﭑ</text:span> <text:span text:style-name="T19">ﭒ</text:span> <text:span text:style-name="T19">ﭓ</text:span> <text:span text:style-name="T19">ﭔ</text:span> <text:span text:style-name="T19">ﭕ</text:span> <text:span text:style-name="T19">ﭖ</text:span> <text:span text:style-name="T19">ﭗ</text:span> <text:span text:style-name="T19">ﭘ</text:span> <text:span text:style-name="T19">ﭙ</text:span> <text:span text:style-name="T19">ﭚ</text:span> <text:span text:style-name="T19">ﭛ</text:span> <text:span text:style-name="T19">ﭜ</text:span> <text:span text:style-name="T19">ﭝﭞ</text:span> <text:span text:style-name="T19">ﭟ</text:span> <text:span text:style-name="T19">ﭠ</text:span> <text:span text:style-name="T19">ﭡﭢ</text:span> <text:span text:style-name="T19">ﭣ</text:span> <text:span text:style-name="T19">ﭤ</text:span> <text:span text:style-name="T19">ﭥ</text:span> <text:span text:style-name="T19">ﭦ</text:span> <text:span text:style-name="T19">ﭧﭨ</text:span> <text:span text:style-name="T19">ﭩ</text:span> <text:span text:style-name="T19">ﭪ</text:span> <text:span text:style-name="T19">ﭫ</text:span> <text:span text:style-name="T19">ﭬ</text:span> <text:span text:style-name="T19">ﭭ</text:span> <text:span text:style-name="T19">ﭮﭯ</text:span> <text:span text:style-name="T19">ﭰ</text:span> <text:span text:style-name="T19">ﭱ</text:span> <text:span text:style-name="T19">ﭲ</text:span> <text:span text:style-name="T19">ﭳ</text:span> <text:span text:style-name="T19">ﭴ</text:span> <text:span text:style-name="T19">ﭵ</text:span> <text:span text:style-name="T19">ﭶ</text:span> <text:span text:style-name="T19">ﭷ</text:span> <text:span text:style-name="T19">ﭸ</text:span> <text:span text:style-name="T19">ﭹ</text:span> <text:span text:style-name="T19">ﭺ</text:span> <text:span text:style-name="T19">ﭻ</text:span> <text:span text:style-name="T19">ﭼ</text:span> <text:span text:style-name="T19">ﭽ</text:span> <text:span text:style-name="T19">ﭾ</text:span> <text:span text:style-name="T19">ﭿ</text:span> <text:span text:style-name="T19">ﮀ</text:span> <text:span text:style-name="T19">ﮁ</text:span> <text:span text:style-name="T19">ﮂ</text:span> <text:span text:style-name="T19">ﮃ</text:span> <text:span text:style-name="T19">ﮄ</text:span> <text:span text:style-name="T19">ﮅﮆ</text:span> <text:span text:style-name="T19">ﮇ</text:span> <text:span text:style-name="T19">ﮈ</text:span> <text:span text:style-name="T19">ﮉ</text:span> <text:span text:style-name="T19">ﮊﮋ</text:span> <text:span text:style-name="T19">ﮌ</text:span> <text:span text:style-name="T19">ﮍ</text:span> <text:span text:style-name="T19">ﮎ</text:span> <text:span text:style-name="T19">ﮏ</text:span> <text:span text:style-name="T19">ﮐ</text:span> <text:span text:style-name="T19">ﮑ</text:span> <text:span text:style-name="T19">ﮒ</text:span> <text:span text:style-name="T19">ﮓ</text:span> <text:span text:style-name="T19">ﮔ</text:span> <text:span text:style-name="T19">ﮕﮖ</text:span> <text:span text:style-name="T19">ﮗ</text:span> <text:span text:style-name="T19">ﮘ</text:span> <text:span text:style-name="T19">ﮙ</text:span> <text:span text:style-name="T19">ﮚ</text:span> <text:span text:style-name="T19">ﮛ</text:span> <text:span text:style-name="T19">ﮜ</text:span> <text:span text:style-name="T19">ﮝﮞ</text:span> <text:span text:style-name="T19">ﮟ</text:span> <text:span text:style-name="T19">ﮠ</text:span> <text:span text:style-name="T19">ﮡ</text:span> <text:span text:style-name="T19">ﮢ</text:span> <text:span text:style-name="T19">ﮣ</text:span> <text:span text:style-name="T19">ﮤ</text:span> <text:span text:style-name="T19">ﮥ</text:span> <text:span text:style-name="T19">ﮦ</text:span> <text:span text:style-name="T19">ﮧ</text:span> <text:span text:style-name="T19">ﮨ</text:span> <text:span text:style-name="T19">ﮩﮪ</text:span> <text:span text:style-name="T19">ﮫ</text:span> <text:span text:style-name="T19">ﮬ</text:span> <text:span text:style-name="T19">ﮭ</text:span> <text:span text:style-name="T19">ﮮ</text:span> <text:span text:style-name="T19">ﮯ</text:span> <text:span text:style-name="T19">ﮰﮱ</text:span> <text:span text:style-name="T19">ﯓ</text:span> <text:span text:style-name="T19">ﯔ</text:span> <text:span text:style-name="T19">ﯕ</text:span> <text:span text:style-name="T19">ﯖ</text:span> <text:span text:style-name="T19">ﯗ</text:span> <text:span text:style-name="T19">ﯘ</text:span> <text:span text:style-name="T19">ﯙ</text:span> <text:span text:style-name="T19">ﯚ</text:span> <text:span text:style-name="T19">ﯛ</text:span> <text:span text:style-name="T19">ﯜ</text:span> <text:span text:style-name="T19">ﯝ</text:span> <text:span text:style-name="T19">ﯞ</text:span> <text:span text:style-name="T19">ﯟ</text:span> <text:span text:style-name="T19">ﯠ</text:span> <text:span text:style-name="T19">ﯡ</text:span> <text:span text:style-name="T19">ﯢ</text:span> <text:span text:style-name="T19">ﯣ</text:span> <text:span text:style-name="T19">ﯤ</text:span> <text:span text:style-name="T19">ﯥ</text:span> <text:span text:style-name="T19">ﯦ</text:span> <text:span text:style-name="T19">ﯧ</text:span> <text:span text:style-name="T19">ﯨ</text:span> <text:span text:style-name="T19">ﯩ</text:span> <text:span text:style-name="T19">ﯪ</text:span> <text:span text:style-name="T19">ﯫ</text:span> <text:span text:style-name="T19">ﯬ</text:span> <text:span text:style-name="T19">ﯭ</text:span> <text:span text:style-name="T19">ﯮ</text:span> <text:span text:style-name="T19">ﯯ</text:span> <text:span text:style-name="T19">ﯰ</text:span> <text:span text:style-name="T19">ﯱﯲ</text:span> <text:span text:style-name="T19">ﯳ</text:span> <text:span text:style-name="T19">ﯴ</text:span> <text:span text:style-name="T19">ﯵ</text:span> <text:span text:style-name="T19">ﯶ</text:span> <text:span text:style-name="T19">ﯷ</text:span> <text:span text:style-name="T19">ﯸ</text:span> <text:span text:style-name="T19">ﯹ</text:span> <text:span text:style-name="T19">ﯺ</text:span> <text:span text:style-name="T19">ﯻ</text:span> <text:span text:style-name="T19">ﯼ</text:span> <text:span text:style-name="T19">ﯽ</text:span> <text:span text:style-name="T19">ﯾ</text:span> <text:span text:style-name="T19">ﯿ</text:span> <text:span text:style-name="T19">ﰀ</text:span> <text:span text:style-name="T19">ﰁ</text:span></text:p>
      <text:p text:style-name="P23"><text:span text:style-name="T19">ﰂ</text:span><text:span text:style-name="T3"> </text:span><text:span text:style-name="T19">ﰃ</text:span><text:span text:style-name="T3"> </text:span><text:span text:style-name="T19">ﰄ</text:span><text:span text:style-name="T3"> </text:span><text:span text:style-name="T19">ﰅﰆ</text:span><text:span text:style-name="T3"> </text:span><text:span text:style-name="T19">ﰇ</text:span><text:span text:style-name="T3"> </text:span><text:span text:style-name="T19">ﰈ</text:span><text:span text:style-name="T3"> </text:span><text:span text:style-name="T19">ﰉ</text:span><text:span text:style-name="T3"> </text:span><text:span text:style-name="T19">ﰊ</text:span><text:span text:style-name="T3"> </text:span><text:span text:style-name="T19">ﰋ</text:span><text:span text:style-name="T3"> </text:span><text:span text:style-name="T19">ﰌ</text:span></text:p>
      <text:p text:style-name="P10"><text:span text:style-name="T12"><text:s/></text:span><text:span text:style-name="T20">ﭑ</text:span> <text:span text:style-name="T20">ﭒ</text:span> <text:span text:style-name="T20">ﭓ</text:span> <text:span text:style-name="T20">ﭔ</text:span> <text:span text:style-name="T20">ﭕ</text:span> <text:span text:style-name="T20">ﭖ</text:span> <text:span text:style-name="T20">ﭗ</text:span> <text:span text:style-name="T20">ﭘ</text:span> <text:span text:style-name="T20">ﭙ</text:span> <text:span text:style-name="T20">ﭚﭛ</text:span> <text:span text:style-name="T20">ﭜ</text:span> <text:span text:style-name="T20">ﭝ</text:span> <text:span text:style-name="T20">ﭞ</text:span> <text:span text:style-name="T20">ﭟ</text:span> <text:span text:style-name="T20">ﭠ</text:span> <text:span text:style-name="T20">ﭡﭢ</text:span> <text:span text:style-name="T20">ﭣ</text:span> <text:span text:style-name="T20">ﭤ</text:span> <text:span text:style-name="T20">ﭥ</text:span> <text:span text:style-name="T20">ﭦ</text:span> <text:span text:style-name="T20">ﭧ</text:span> <text:span text:style-name="T20">ﭨ</text:span> <text:span text:style-name="T20">ﭩ</text:span> <text:span text:style-name="T20">ﭪ</text:span> <text:span text:style-name="T20">ﭫ</text:span> <text:span text:style-name="T20">ﭬ</text:span> <text:span text:style-name="T20">ﭭ</text:span> <text:span text:style-name="T20">ﭮ</text:span> <text:span text:style-name="T20">ﭯﭰ</text:span> <text:span text:style-name="T20">ﭱ</text:span> <text:span text:style-name="T20">ﭲ</text:span> <text:span text:style-name="T20">ﭳ</text:span> <text:span text:style-name="T20">ﭴ</text:span> <text:span text:style-name="T20">ﭵ</text:span> <text:span text:style-name="T20">ﭶ</text:span> <text:span text:style-name="T20">ﭷ</text:span> <text:span text:style-name="T20">ﭸ</text:span> <text:span text:style-name="T20">ﭹ</text:span> <text:span text:style-name="T20">ﭺ</text:span></text:p>
      <text:p text:style-name="P24"><text:span text:style-name="T20">ﭻ</text:span> <text:span text:style-name="T20">ﭼﭽ</text:span> <text:span text:style-name="T20">ﭾ</text:span> <text:span text:style-name="T20">ﭿ</text:span> <text:span text:style-name="T20">ﮀ</text:span> <text:span text:style-name="T20">ﮁ</text:span> <text:span text:style-name="T20">ﮂ</text:span> <text:span text:style-name="T20">ﮃ</text:span> <text:span text:style-name="T20">ﮄ</text:span> <text:span text:style-name="T20">ﮅ</text:span> <text:span text:style-name="T20">ﮆ</text:span> <text:span text:style-name="T20">ﮇ</text:span> <text:span text:style-name="T20">ﮈ</text:span> <text:span text:style-name="T20">ﮉ</text:span> <text:span text:style-name="T20">ﮊ</text:span> <text:span text:style-name="T20">ﮋ</text:span> <text:span text:style-name="T20">ﮌ</text:span> <text:span text:style-name="T20">ﮍ</text:span> <text:span text:style-name="T20">ﮎ</text:span> <text:span text:style-name="T20">ﮏ</text:span> <text:span text:style-name="T20">ﮐ</text:span> <text:span text:style-name="T20">ﮑ</text:span> <text:span text:style-name="T20">ﮒ</text:span> <text:span text:style-name="T20">ﮓ</text:span> <text:span text:style-name="T20">ﮔ</text:span> <text:span text:style-name="T20">ﮕ</text:span> <text:span text:style-name="T20">ﮖ</text:span> <text:span text:style-name="T20">ﮗ</text:span> <text:span text:style-name="T20">ﮘ</text:span> <text:span text:style-name="T20">ﮙ</text:span> <text:span text:style-name="T20">ﮚ</text:span> <text:span text:style-name="T20">ﮛ</text:span> <text:span text:style-name="T20">ﮜ</text:span> <text:span text:style-name="T20">ﮝ</text:span> <text:span text:style-name="T20">ﮞ</text:span> <text:span text:style-name="T20">ﮟ</text:span> <text:span text:style-name="T20">ﮠ</text:span> <text:span text:style-name="T20">ﮡ</text:span> <text:span text:style-name="T20">ﮢ</text:span> <text:span text:style-name="T20">ﮣ</text:span> <text:span text:style-name="T20">ﮤ</text:span> <text:span text:style-name="T20">ﮥ</text:span> <text:span text:style-name="T20">ﮦ</text:span> <text:span text:style-name="T20">ﮧ</text:span> <text:span text:style-name="T20">ﮨ</text:span> <text:span text:style-name="T20">ﮩ</text:span> <text:span text:style-name="T20">ﮪ</text:span> <text:span text:style-name="T20">ﮫ</text:span> <text:span text:style-name="T20">ﮬ</text:span> <text:span text:style-name="T20">ﮭ</text:span> <text:span text:style-name="T20">ﮮ</text:span> <text:span text:style-name="T20">ﮯ</text:span> <text:span text:style-name="T20">ﮰ</text:span> <text:span text:style-name="T20">ﮱ</text:span> <text:span text:style-name="T20">ﯓ</text:span> <text:span text:style-name="T20">ﯔ</text:span> <text:span text:style-name="T20">ﯕ</text:span> <text:span text:style-name="T20">ﯖ</text:span> <text:span text:style-name="T20">ﯗ</text:span> <text:span text:style-name="T20">ﯘ</text:span></text:p>
      <text:p text:style-name="P24"><text:span text:style-name="T20">ﯙ</text:span><text:span text:style-name="T3"> </text:span><text:span text:style-name="T20">ﯚ</text:span><text:span text:style-name="T3"> </text:span><text:span text:style-name="T20">ﯛ</text:span><text:span text:style-name="T3"> </text:span><text:span text:style-name="T20">ﯜﯝ</text:span><text:span text:style-name="T3"> </text:span><text:span text:style-name="T20">ﯞ</text:span><text:span text:style-name="T3"> </text:span><text:span text:style-name="T20">ﯟ</text:span><text:span text:style-name="T3"> </text:span><text:span text:style-name="T20">ﯠ</text:span><text:span text:style-name="T3"> </text:span><text:span text:style-name="T20">ﯡ</text:span><text:span text:style-name="T3"> </text:span><text:span text:style-name="T20">ﯢ</text:span><text:span text:style-name="T3"> </text:span><text:span text:style-name="T20">ﯣ</text:span><text:span text:style-name="T3"> </text:span><text:span text:style-name="T20">ﯤ</text:span><text:span text:style-name="T3"> </text:span><text:span text:style-name="T20">ﯥ</text:span><text:span text:style-name="T3"> </text:span><text:span text:style-name="T20">ﯦ</text:span><text:span text:style-name="T3"> </text:span><text:span text:style-name="T20">ﯧ</text:span><text:span text:style-name="T3"> </text:span><text:span text:style-name="T20">ﯨ</text:span><text:span text:style-name="T3"> </text:span><text:span text:style-name="T20">ﯩﯪ</text:span><text:span text:style-name="T3"> </text:span><text:span text:style-name="T20">ﯫ</text:span><text:span text:style-name="T3"> </text:span><text:span text:style-name="T20">ﯬ</text:span><text:span text:style-name="T3"> </text:span><text:span text:style-name="T20">ﯭ</text:span><text:span text:style-name="T3"> </text:span><text:span text:style-name="T20">ﯮ</text:span><text:span text:style-name="T3"> </text:span><text:span text:style-name="T20">ﯯ</text:span><text:span text:style-name="T3"> </text:span><text:span text:style-name="T20">ﯰ</text:span><text:span text:style-name="T3"> </text:span><text:span text:style-name="T20">ﯱ</text:span><text:span text:style-name="T3"> </text:span><text:span text:style-name="T20">ﯲ</text:span><text:span text:style-name="T3"> </text:span><text:span text:style-name="T20">ﯳ</text:span><text:span text:style-name="T3"> </text:span><text:span text:style-name="T20">ﯴ</text:span><text:span text:style-name="T3"> </text:span><text:span text:style-name="T20">ﯵ</text:span><text:span text:style-name="T3"> </text:span><text:span text:style-name="T20">ﯶ</text:span><text:span text:style-name="T3"> </text:span><text:span text:style-name="T20">ﯷ</text:span><text:span text:style-name="T3"> </text:span><text:span text:style-name="T20">ﯸﯹ</text:span><text:span text:style-name="T3"> </text:span><text:span text:style-name="T20">ﯺ</text:span><text:span text:style-name="T3"> </text:span><text:span text:style-name="T20">ﯻ</text:span><text:span text:style-name="T3"> </text:span><text:span text:style-name="T20">ﯼ</text:span><text:span text:style-name="T3"> </text:span><text:span text:style-name="T20">ﯽ</text:span><text:span text:style-name="T3"> </text:span><text:span text:style-name="T20">ﯾ</text:span></text:p>
      <text:p text:style-name="P11"><text:span text:style-name="T21">ﭑ</text:span> <text:span text:style-name="T21">ﭒ</text:span> <text:span text:style-name="T21">ﭓ</text:span> <text:span text:style-name="T21">ﭔ</text:span> <text:span text:style-name="T21">ﭕ</text:span> <text:span text:style-name="T21">ﭖ</text:span> <text:span text:style-name="T21">ﭗ</text:span> <text:span text:style-name="T21">ﭘ</text:span> <text:span text:style-name="T21">ﭙ</text:span> <text:span text:style-name="T21">ﭚﭛ</text:span> <text:span text:style-name="T21">ﭜ</text:span> <text:span text:style-name="T21">ﭝ</text:span> <text:span text:style-name="T21">ﭞ</text:span> <text:span text:style-name="T21">ﭟ</text:span> <text:span text:style-name="T21">ﭠﭡ</text:span> <text:span text:style-name="T21">ﭢ</text:span> <text:span text:style-name="T21">ﭣ</text:span> <text:span text:style-name="T21">ﭤ</text:span> <text:span text:style-name="T21">ﭥ</text:span> <text:span text:style-name="T21">ﭦ</text:span> <text:span text:style-name="T21">ﭧ</text:span> <text:span text:style-name="T21">ﭨ</text:span> <text:span text:style-name="T21">ﭩ</text:span> <text:span text:style-name="T21">ﭪ</text:span> <text:span text:style-name="T21">ﭫ</text:span> <text:span text:style-name="T21">ﭬ</text:span> <text:span text:style-name="T21">ﭭ</text:span> <text:span text:style-name="T21">ﭮ</text:span> <text:span text:style-name="T21">ﭯ</text:span> <text:span text:style-name="T21">ﭰ</text:span></text:p>
      <text:p text:style-name="P25"><text:span text:style-name="T21">ﭱ</text:span> <text:span text:style-name="T21">ﭲ</text:span> <text:span text:style-name="T21">ﭳ</text:span> <text:span text:style-name="T21">ﭴ</text:span> <text:span text:style-name="T21">ﭵ</text:span> <text:span text:style-name="T21">ﭶ</text:span> <text:span text:style-name="T21">ﭷ</text:span> <text:span text:style-name="T21">ﭸ</text:span> <text:span text:style-name="T21">ﭹ</text:span> <text:span text:style-name="T21">ﭺ</text:span> <text:span text:style-name="T21">ﭻ</text:span> <text:span text:style-name="T21">ﭼ</text:span> <text:span text:style-name="T21">ﭽ</text:span> <text:span text:style-name="T21">ﭾ</text:span> <text:span text:style-name="T21">ﭿ</text:span> <text:span text:style-name="T21">ﮀ</text:span> <text:span text:style-name="T21">ﮁ</text:span> <text:span text:style-name="T21">ﮂ</text:span> <text:span text:style-name="T21">ﮃ</text:span> <text:span text:style-name="T21">ﮄﮅ</text:span> <text:span text:style-name="T21">ﮆ</text:span> <text:span text:style-name="T21">ﮇ</text:span> <text:span text:style-name="T21">ﮈ</text:span> <text:span text:style-name="T21">ﮉ</text:span> <text:span text:style-name="T21">ﮊ</text:span> <text:span text:style-name="T21">ﮋ</text:span> <text:span text:style-name="T21">ﮌ</text:span> <text:span text:style-name="T21">ﮍ</text:span> <text:span text:style-name="T21">ﮎ</text:span> <text:span text:style-name="T21">ﮏ</text:span> <text:span text:style-name="T21">ﮐ</text:span> <text:span text:style-name="T21">ﮑ</text:span> <text:span text:style-name="T21">ﮒ</text:span> <text:span text:style-name="T21">ﮓ</text:span> <text:span text:style-name="T21">ﮔ</text:span> <text:span text:style-name="T21">ﮕ</text:span> <text:span text:style-name="T21">ﮖ</text:span> <text:span text:style-name="T21">ﮗ</text:span> <text:span text:style-name="T21">ﮘ</text:span> <text:span text:style-name="T21">ﮙ</text:span> <text:span text:style-name="T21">ﮚ</text:span> <text:span text:style-name="T21">ﮛ</text:span> <text:span text:style-name="T21">ﮜ</text:span> <text:span text:style-name="T21">ﮝ</text:span> <text:span text:style-name="T21">ﮞ</text:span> <text:span text:style-name="T21">ﮟ</text:span> <text:span text:style-name="T21">ﮠ</text:span> <text:span text:style-name="T21">ﮡ</text:span> <text:span text:style-name="T21">ﮢ</text:span> <text:span text:style-name="T21">ﮣ</text:span> <text:span text:style-name="T21">ﮤ</text:span> <text:span text:style-name="T21">ﮥﮦ</text:span> <text:span text:style-name="T21">ﮧ</text:span> <text:span text:style-name="T21">ﮨ</text:span> <text:span text:style-name="T21">ﮩ</text:span> <text:span text:style-name="T21">ﮪ</text:span> <text:span text:style-name="T21">ﮫ</text:span> <text:span text:style-name="T21">ﮬ</text:span> <text:span text:style-name="T21">ﮭ</text:span> <text:span text:style-name="T21">ﮮ</text:span> <text:span text:style-name="T21">ﮯ</text:span> <text:span text:style-name="T21">ﮰ</text:span> <text:span text:style-name="T21">ﮱ</text:span> <text:span text:style-name="T21">ﯓ</text:span> <text:span text:style-name="T21">ﯔ</text:span></text:p>
      <text:p text:style-name="P25"><text:span text:style-name="T21">ﯕ</text:span><text:span text:style-name="T3"> </text:span><text:span text:style-name="T21">ﯖ</text:span><text:span text:style-name="T3"> </text:span><text:span text:style-name="T21">ﯗ</text:span><text:span text:style-name="T3"> </text:span><text:span text:style-name="T21">ﯘ</text:span><text:span text:style-name="T3"> </text:span><text:span text:style-name="T21">ﯙ</text:span><text:span text:style-name="T3"> </text:span><text:span text:style-name="T21">ﯚ</text:span><text:span text:style-name="T3"> </text:span><text:span text:style-name="T21">ﯛ</text:span><text:span text:style-name="T3"> </text:span><text:span text:style-name="T21">ﯜ</text:span><text:span text:style-name="T3"> </text:span><text:span text:style-name="T21">ﯝ</text:span><text:span text:style-name="T3"> </text:span><text:span text:style-name="T21">ﯞ</text:span><text:span text:style-name="T3"> </text:span><text:span text:style-name="T21">ﯟ</text:span><text:span text:style-name="T3"> </text:span><text:span text:style-name="T21">ﯠ</text:span><text:span text:style-name="T3"> </text:span><text:span text:style-name="T21">ﯡ</text:span><text:span text:style-name="T3"> </text:span><text:span text:style-name="T21">ﯢ</text:span><text:span text:style-name="T3"> </text:span><text:span text:style-name="T21">ﯣ</text:span><text:span text:style-name="T3"> </text:span><text:span text:style-name="T21">ﯤ</text:span><text:span text:style-name="T3"> </text:span><text:span text:style-name="T21">ﯥ</text:span><text:span text:style-name="T3"> </text:span><text:span text:style-name="T21">ﯦ</text:span><text:span text:style-name="T3"> </text:span><text:span text:style-name="T21">ﯧ</text:span><text:span text:style-name="T3"> </text:span><text:span text:style-name="T21">ﯨﯩ</text:span><text:span text:style-name="T3"> </text:span><text:span text:style-name="T21">ﯪ</text:span><text:span text:style-name="T3"> </text:span><text:span text:style-name="T21">ﯫ</text:span><text:span text:style-name="T3"> </text:span><text:span text:style-name="T21">ﯬ</text:span><text:span text:style-name="T3"> </text:span><text:span text:style-name="T21">ﯭ</text:span><text:span text:style-name="T3"> </text:span><text:span text:style-name="T21">ﯮ</text:span><text:span text:style-name="T3"> </text:span><text:span text:style-name="T21">ﯯ</text:span><text:span text:style-name="T3"> </text:span><text:span text:style-name="T21">ﯰ</text:span><text:span text:style-name="T3"> </text:span><text:span text:style-name="T21">ﯱ</text:span><text:span text:style-name="T3"> </text:span><text:span text:style-name="T21">ﯲ</text:span><text:span text:style-name="T3"> </text:span><text:span text:style-name="T21">ﯳ</text:span><text:span text:style-name="T3"> </text:span><text:span text:style-name="T21">ﯴ</text:span><text:span text:style-name="T3"> </text:span><text:span text:style-name="T21">ﯵ</text:span><text:span text:style-name="T3"> </text:span><text:span text:style-name="T21">ﯶ</text:span><text:span text:style-name="T3"> </text:span><text:span text:style-name="T21">ﯷ</text:span><text:span text:style-name="T3"> </text:span><text:span text:style-name="T21">ﯸ</text:span><text:span text:style-name="T3"> </text:span><text:span text:style-name="T21">ﯹ</text:span><text:span text:style-name="T3"> </text:span><text:span text:style-name="T21">ﯺ</text:span><text:span text:style-name="T3"> </text:span><text:span text:style-name="T21">ﯻ</text:span><text:span text:style-name="T3"> </text:span><text:span text:style-name="T21">ﯼ</text:span><text:span text:style-name="T3"> </text:span><text:span text:style-name="T21">ﯽ</text:span><text:span text:style-name="T3"> </text:span><text:span text:style-name="T21">ﯾ</text:span><text:span text:style-name="T3"> </text:span><text:span text:style-name="T21">ﯿ</text:span><text:span text:style-name="T3"> </text:span><text:span text:style-name="T21">ﰀ</text:span><text:span text:style-name="T3"> </text:span><text:span text:style-name="T21">ﰁ</text:span><text:span text:style-name="T3"> </text:span><text:span text:style-name="T21">ﰂ</text:span><text:span text:style-name="T3"> </text:span><text:span text:style-name="T21">ﰃ</text:span><text:span text:style-name="T3"> </text:span><text:span text:style-name="T21">ﰄ</text:span></text:p>
      <text:p text:style-name="P12"><text:span text:style-name="T22">ﭑ</text:span> <text:span text:style-name="T22">ﭒ</text:span> <text:span text:style-name="T22">ﭓ</text:span> <text:span text:style-name="T22">ﭔ</text:span> <text:span text:style-name="T22">ﭕ</text:span> <text:span text:style-name="T22">ﭖ</text:span> <text:span text:style-name="T22">ﭗﭘ</text:span> <text:span text:style-name="T22">ﭙ</text:span> <text:span text:style-name="T22">ﭚ</text:span> <text:span text:style-name="T22">ﭛ</text:span> <text:span text:style-name="T22">ﭜ</text:span> <text:span text:style-name="T22">ﭝ</text:span> <text:span text:style-name="T22">ﭞ</text:span> <text:span text:style-name="T22">ﭟ</text:span> <text:span text:style-name="T22">ﭠ</text:span> <text:span text:style-name="T22">ﭡ</text:span> <text:span text:style-name="T22">ﭢ</text:span> <text:span text:style-name="T22">ﭣ</text:span> <text:span text:style-name="T22">ﭤ</text:span> <text:span text:style-name="T22">ﭥ</text:span> <text:span text:style-name="T22">ﭦﭧ</text:span> <text:span text:style-name="T22">ﭨ</text:span> <text:span text:style-name="T22">ﭩ</text:span> <text:span text:style-name="T22">ﭪ</text:span> <text:span text:style-name="T22">ﭫ</text:span> <text:span text:style-name="T22">ﭬ</text:span> <text:span text:style-name="T22">ﭭ</text:span> <text:span text:style-name="T22">ﭮ</text:span> <text:span text:style-name="T22">ﭯ</text:span> <text:span text:style-name="T22">ﭰ</text:span> <text:span text:style-name="T22">ﭱ</text:span> <text:span text:style-name="T22">ﭲ</text:span> <text:span text:style-name="T22">ﭳ</text:span> <text:span text:style-name="T22">ﭴ</text:span> <text:span text:style-name="T22">ﭵﭶ</text:span></text:p>
      <text:p text:style-name="P26"><text:span text:style-name="T22">ﭷ</text:span><text:span text:style-name="T3"> </text:span><text:span text:style-name="T22">ﭸ</text:span><text:span text:style-name="T3"> </text:span><text:span text:style-name="T22">ﭹ</text:span><text:span text:style-name="T3"> </text:span><text:span text:style-name="T22">ﭺ</text:span><text:span text:style-name="T3"> </text:span><text:span text:style-name="T22">ﭻ</text:span><text:span text:style-name="T3"> </text:span><text:span text:style-name="T22">ﭼ</text:span><text:span text:style-name="T3"> </text:span><text:span text:style-name="T22">ﭽ</text:span><text:span text:style-name="T3"> </text:span><text:span text:style-name="T22">ﭾ</text:span><text:span text:style-name="T3"> </text:span><text:span text:style-name="T22">ﭿ</text:span><text:span text:style-name="T3"> </text:span><text:span text:style-name="T22">ﮀ</text:span><text:span text:style-name="T3"> </text:span><text:span text:style-name="T22">ﮁ</text:span><text:span text:style-name="T3"> </text:span><text:span text:style-name="T22">ﮂ</text:span><text:span text:style-name="T3"> </text:span><text:span text:style-name="T22">ﮃ</text:span><text:span text:style-name="T3"> </text:span><text:span text:style-name="T22">ﮄ</text:span><text:span text:style-name="T3"> </text:span><text:span text:style-name="T22">ﮅ</text:span><text:span text:style-name="T3"> </text:span><text:span text:style-name="T22">ﮆ</text:span><text:span text:style-name="T3"> </text:span><text:span text:style-name="T22">ﮇ</text:span><text:span text:style-name="T3"> </text:span><text:span text:style-name="T22">ﮈ</text:span><text:span text:style-name="T3"> </text:span><text:span text:style-name="T22">ﮉ</text:span><text:span text:style-name="T3"> </text:span><text:span text:style-name="T22">ﮊ</text:span><text:span text:style-name="T3"> </text:span><text:span text:style-name="T22">ﮋ</text:span><text:span text:style-name="T3"> </text:span><text:span text:style-name="T22">ﮌ</text:span><text:span text:style-name="T3"> </text:span><text:span text:style-name="T22">ﮍ</text:span><text:span text:style-name="T3"> </text:span><text:span text:style-name="T22">ﮎ</text:span><text:span text:style-name="T3"> </text:span><text:span text:style-name="T22">ﮏ</text:span><text:span text:style-name="T3"> </text:span><text:span text:style-name="T22">ﮐ</text:span><text:span text:style-name="T3"> </text:span><text:span text:style-name="T22">ﮑ</text:span><text:span text:style-name="T3"> </text:span><text:span text:style-name="T22">ﮒ</text:span><text:span text:style-name="T3"> </text:span><text:span text:style-name="T22">ﮓ</text:span><text:span text:style-name="T3"> </text:span><text:span text:style-name="T22">ﮔ</text:span><text:span text:style-name="T3"> </text:span><text:span text:style-name="T22">ﮕ</text:span><text:span text:style-name="T3"> </text:span><text:span text:style-name="T22">ﮖ</text:span><text:span text:style-name="T3"> </text:span><text:span text:style-name="T22">ﮗ</text:span><text:span text:style-name="T3"> </text:span><text:span text:style-name="T22">ﮘ</text:span><text:span text:style-name="T3"> </text:span><text:span text:style-name="T22">ﮙ</text:span><text:span text:style-name="T3"> </text:span><text:span text:style-name="T22">ﮚ</text:span><text:span text:style-name="T3"> </text:span><text:span text:style-name="T22">ﮛ</text:span><text:span text:style-name="T3"> </text:span><text:span text:style-name="T22">ﮜ</text:span><text:span text:style-name="T3"> </text:span><text:span text:style-name="T22">ﮝﮞ</text:span><text:span text:style-name="T3"> </text:span><text:span text:style-name="T22">ﮟ</text:span><text:span text:style-name="T3"> </text:span><text:span text:style-name="T22">ﮠ</text:span><text:span text:style-name="T3"> </text:span><text:span text:style-name="T22">ﮡ</text:span><text:span text:style-name="T3"> </text:span><text:span text:style-name="T22">ﮢ</text:span><text:span text:style-name="T3"> </text:span><text:span text:style-name="T22">ﮣ</text:span><text:span text:style-name="T3"> </text:span><text:span text:style-name="T22">ﮤ</text:span><text:span text:style-name="T3"> </text:span><text:span text:style-name="T22">ﮥ</text:span><text:span text:style-name="T3"> </text:span><text:span text:style-name="T22">ﮦ</text:span><text:span text:style-name="T3"> </text:span><text:span text:style-name="T22">ﮧ</text:span><text:span text:style-name="T3"> </text:span><text:span text:style-name="T22">ﮨ</text:span><text:span text:style-name="T3"> </text:span><text:span text:style-name="T22">ﮩ</text:span><text:span text:style-name="T3"> </text:span><text:span text:style-name="T22">ﮪ</text:span><text:span text:style-name="T3"> </text:span><text:span text:style-name="T22">ﮫﮬ</text:span><text:span text:style-name="T3"> </text:span><text:span text:style-name="T22">ﮭ</text:span><text:span text:style-name="T3"> </text:span><text:span text:style-name="T22">ﮮ</text:span><text:span text:style-name="T3"> </text:span><text:span text:style-name="T22">ﮯ</text:span><text:span text:style-name="T3"> </text:span><text:span text:style-name="T22">ﮰ</text:span><text:span text:style-name="T3"> </text:span><text:span text:style-name="T22">ﮱ</text:span><text:span text:style-name="T3"> </text:span><text:span text:style-name="T22">ﯓ</text:span><text:span text:style-name="T3"> </text:span><text:span text:style-name="T22">ﯔ</text:span><text:span text:style-name="T3"> </text:span><text:span text:style-name="T22">ﯕ</text:span><text:span text:style-name="T3"> </text:span><text:span text:style-name="T22">ﯖ</text:span><text:span text:style-name="T3"> </text:span><text:span text:style-name="T22">ﯗ</text:span><text:span text:style-name="T3"> </text:span><text:span text:style-name="T22">ﯘ</text:span><text:span text:style-name="T3"> </text:span><text:span text:style-name="T22">ﯙ</text:span><text:span text:style-name="T3"> </text:span><text:span text:style-name="T22">ﯚﯛ</text:span><text:span text:style-name="T3"> </text:span><text:span text:style-name="T22">ﯜ</text:span><text:span text:style-name="T3"> </text:span><text:span text:style-name="T22">ﯝ</text:span><text:span text:style-name="T3"> </text:span><text:span text:style-name="T22">ﯞ</text:span><text:span text:style-name="T3"> </text:span><text:span text:style-name="T22">ﯟ</text:span><text:span text:style-name="T3"> </text:span><text:span text:style-name="T22">ﯠ</text:span><text:span text:style-name="T3"> </text:span><text:span text:style-name="T22">ﯡ</text:span><text:span text:style-name="T3"> </text:span><text:span text:style-name="T22">ﯢ</text:span><text:span text:style-name="T3"> </text:span><text:span text:style-name="T22">ﯣ</text:span><text:span text:style-name="T3"> </text:span><text:span text:style-name="T22">ﯤ</text:span><text:span text:style-name="T3"> </text:span><text:span text:style-name="T22">ﯥ</text:span><text:span text:style-name="T3"> </text:span><text:span text:style-name="T22">ﯦ</text:span><text:span text:style-name="T3"> </text:span><text:span text:style-name="T22">ﯧ</text:span><text:span text:style-name="T3"> </text:span><text:span text:style-name="T22">ﯨ</text:span><text:span text:style-name="T3"> </text:span><text:span text:style-name="T22">ﯩ</text:span><text:span text:style-name="T3"> </text:span><text:span text:style-name="T22">ﯪ</text:span><text:span text:style-name="T3"> </text:span><text:span text:style-name="T22">ﯫ</text:span><text:span text:style-name="T3"> </text:span><text:span text:style-name="T22">ﯬ</text:span><text:span text:style-name="T3"> </text:span><text:span text:style-name="T22">ﯭ</text:span><text:span text:style-name="T3"> </text:span><text:span text:style-name="T22">ﯮ</text:span><text:span text:style-name="T3"> </text:span><text:span text:style-name="T22">ﯯ</text:span><text:span text:style-name="T3"> </text:span><text:span text:style-name="T22">ﯰﯱ</text:span><text:span text:style-name="T3"> </text:span><text:span text:style-name="T22">ﯲ</text:span><text:span text:style-name="T3"> </text:span><text:span text:style-name="T22">ﯳ</text:span><text:span text:style-name="T3"> </text:span><text:span text:style-name="T22">ﯴ</text:span><text:span text:style-name="T3"> </text:span><text:span text:style-name="T22">ﯵ</text:span><text:span text:style-name="T3"> </text:span><text:span text:style-name="T22">ﯶ</text:span><text:span text:style-name="T3"> </text:span><text:span text:style-name="T22">ﯷ</text:span><text:span text:style-name="T3"> </text:span><text:span text:style-name="T22">ﯸ</text:span><text:span text:style-name="T3"> </text:span><text:span text:style-name="T22">ﯹ</text:span><text:span text:style-name="T3"> </text:span><text:span text:style-name="T22">ﯺ</text:span><text:span text:style-name="T3"> </text:span><text:span text:style-name="T22">ﯻ</text:span><text:span text:style-name="T3"> </text:span><text:span text:style-name="T22">ﯼ</text:span><text:span text:style-name="T3"> </text:span><text:span text:style-name="T22">ﯽ</text:span><text:span text:style-name="T3"> </text:span><text:span text:style-name="T22">ﯾ</text:span><text:span text:style-name="T3"> </text:span><text:span text:style-name="T22">ﯿ</text:span><text:span text:style-name="T3"> </text:span><text:span text:style-name="T22">ﰀ</text:span><text:span text:style-name="T3"> </text:span><text:span text:style-name="T22">ﰁ</text:span><text:span text:style-name="T3"> </text:span><text:span text:style-name="T22">ﰂ</text:span><text:span text:style-name="T3"> </text:span><text:span text:style-name="T22">ﰃ</text:span><text:span text:style-name="T3"> </text:span><text:span text:style-name="T22">ﰄ</text:span><text:span text:style-name="T3"> </text:span><text:span text:style-name="T22">ﰅ</text:span><text:span text:style-name="T3"> </text:span><text:span text:style-name="T22">ﰆ</text:span><text:span text:style-name="T3"> </text:span><text:span text:style-name="T22">ﰇ</text:span><text:span text:style-name="T3"> </text:span><text:span text:style-name="T22">ﰈ</text:span><text:span text:style-name="T3"> </text:span><text:span text:style-name="T22">ﰉ</text:span><text:span text:style-name="T3"> </text:span><text:span text:style-name="T22">ﰊ</text:span><text:span text:style-name="T3"> </text:span><text:span text:style-name="T22">ﰋ</text:span></text:p>
      <text:p text:style-name="P13"><text:span text:style-name="T12"><text:s/></text:span><text:span text:style-name="T23">ﭑ</text:span> <text:span text:style-name="T23">ﭒ</text:span> <text:span text:style-name="T23">ﭓ</text:span> <text:span text:style-name="T23">ﭔﭕ</text:span> <text:span text:style-name="T23">ﭖ</text:span> <text:span text:style-name="T23">ﭗ</text:span> <text:span text:style-name="T23">ﭘ</text:span> <text:span text:style-name="T23">ﭙ</text:span> <text:span text:style-name="T23">ﭚ</text:span> <text:span text:style-name="T23">ﭛ</text:span> <text:span text:style-name="T23">ﭜ</text:span> <text:span text:style-name="T23">ﭝ</text:span> <text:span text:style-name="T23">ﭞ</text:span> <text:span text:style-name="T23">ﭟ</text:span> <text:span text:style-name="T23">ﭠ</text:span> <text:span text:style-name="T23">ﭡ</text:span> <text:span text:style-name="T23">ﭢ</text:span> <text:span text:style-name="T23">ﭣ</text:span> <text:span text:style-name="T23">ﭤ</text:span> <text:span text:style-name="T23">ﭥ</text:span> <text:span text:style-name="T23">ﭦ</text:span></text:p>
      <text:p text:style-name="P27"><text:span text:style-name="T23">ﭧ</text:span><text:span text:style-name="T3"> </text:span><text:span text:style-name="T23">ﭨ</text:span><text:span text:style-name="T3"> </text:span><text:span text:style-name="T23">ﭩ</text:span><text:span text:style-name="T3"> </text:span><text:span text:style-name="T23">ﭪ</text:span><text:span text:style-name="T3"> </text:span><text:span text:style-name="T23">ﭫ</text:span><text:span text:style-name="T3"> </text:span><text:span text:style-name="T23">ﭬ</text:span><text:span text:style-name="T3"> </text:span><text:span text:style-name="T23">ﭭ</text:span><text:span text:style-name="T3"> </text:span><text:span text:style-name="T23">ﭮ</text:span><text:span text:style-name="T3"> </text:span><text:span text:style-name="T23">ﭯ</text:span><text:span text:style-name="T3"> </text:span><text:span text:style-name="T23">ﭰ</text:span><text:span text:style-name="T3"> </text:span><text:span text:style-name="T23">ﭱ</text:span><text:span text:style-name="T3"> </text:span><text:span text:style-name="T23">ﭲ</text:span><text:span text:style-name="T3"> </text:span><text:span text:style-name="T23">ﭳ</text:span><text:span text:style-name="T3"> </text:span><text:span text:style-name="T23">ﭴ</text:span><text:span text:style-name="T3"> </text:span><text:span text:style-name="T23">ﭵ</text:span><text:span text:style-name="T3"> </text:span><text:span text:style-name="T23">ﭶ</text:span><text:span text:style-name="T3"> </text:span><text:span text:style-name="T23">ﭷ</text:span><text:span text:style-name="T3"> </text:span><text:span text:style-name="T23">ﭸ</text:span><text:span text:style-name="T3"> </text:span><text:span text:style-name="T23">ﭹ</text:span><text:span text:style-name="T3"> </text:span><text:span text:style-name="T23">ﭺ</text:span><text:span text:style-name="T3"> </text:span><text:span text:style-name="T23">ﭻ</text:span><text:span text:style-name="T3"> </text:span><text:span text:style-name="T23">ﭼ</text:span><text:span text:style-name="T3"> </text:span><text:span text:style-name="T23">ﭽ</text:span><text:span text:style-name="T3"> </text:span><text:span text:style-name="T23">ﭾ</text:span><text:span text:style-name="T3"> </text:span><text:span text:style-name="T23">ﭿ</text:span><text:span text:style-name="T3"> </text:span><text:span text:style-name="T23">ﮀ</text:span><text:span text:style-name="T3"> </text:span><text:span text:style-name="T23">ﮁ</text:span><text:span text:style-name="T3"> </text:span><text:span text:style-name="T23">ﮂ</text:span><text:span text:style-name="T3"> </text:span><text:span text:style-name="T23">ﮃ</text:span><text:span text:style-name="T3"> </text:span><text:span text:style-name="T23">ﮄ</text:span><text:span text:style-name="T3"> </text:span><text:span text:style-name="T23">ﮅ</text:span><text:span text:style-name="T3"> </text:span><text:span text:style-name="T23">ﮆ</text:span><text:span text:style-name="T3"> </text:span><text:span text:style-name="T23">ﮇ</text:span><text:span text:style-name="T3"> </text:span><text:span text:style-name="T23">ﮈ</text:span><text:span text:style-name="T3"> </text:span><text:span text:style-name="T23">ﮉ</text:span><text:span text:style-name="T3"> </text:span><text:span text:style-name="T23">ﮊ</text:span><text:span text:style-name="T3"> </text:span><text:span text:style-name="T23">ﮋ</text:span><text:span text:style-name="T3"> </text:span><text:span text:style-name="T23">ﮌ</text:span><text:span text:style-name="T3"> </text:span><text:span text:style-name="T23">ﮍ</text:span><text:span text:style-name="T3"> </text:span><text:span text:style-name="T23">ﮎ</text:span><text:span text:style-name="T3"> </text:span><text:span text:style-name="T23">ﮏ</text:span><text:span text:style-name="T3"> </text:span><text:span text:style-name="T23">ﮐ</text:span><text:span text:style-name="T3"> </text:span><text:span text:style-name="T23">ﮑ</text:span><text:span text:style-name="T3"> </text:span><text:span text:style-name="T23">ﮒ</text:span><text:span text:style-name="T3"> </text:span><text:span text:style-name="T23">ﮓ</text:span><text:span text:style-name="T3"> </text:span><text:span text:style-name="T23">ﮔ</text:span><text:span text:style-name="T3"> </text:span><text:span text:style-name="T23">ﮕ</text:span><text:span text:style-name="T3"> </text:span><text:span text:style-name="T23">ﮖ</text:span><text:span text:style-name="T3"> </text:span><text:span text:style-name="T23">ﮗ</text:span><text:span text:style-name="T3"> </text:span><text:span text:style-name="T23">ﮘ</text:span><text:span text:style-name="T3"> </text:span><text:span text:style-name="T23">ﮙ</text:span><text:span text:style-name="T3"> </text:span><text:span text:style-name="T23">ﮚ</text:span><text:span text:style-name="T3"> </text:span><text:span text:style-name="T23">ﮛ</text:span><text:span text:style-name="T3"> </text:span><text:span text:style-name="T23">ﮜ</text:span><text:span text:style-name="T3"> </text:span><text:span text:style-name="T23">ﮝ</text:span><text:span text:style-name="T3"> </text:span><text:span text:style-name="T23">ﮞ</text:span><text:span text:style-name="T3"> </text:span><text:span text:style-name="T23">ﮟ</text:span><text:span text:style-name="T3"> </text:span><text:span text:style-name="T23">ﮠ</text:span><text:span text:style-name="T3"> </text:span><text:span text:style-name="T23">ﮡ</text:span><text:span text:style-name="T3"> </text:span><text:span text:style-name="T23">ﮢ</text:span><text:span text:style-name="T3"> </text:span><text:span text:style-name="T23">ﮣ</text:span><text:span text:style-name="T3"> </text:span><text:span text:style-name="T23">ﮤ</text:span><text:span text:style-name="T3"> </text:span><text:span text:style-name="T23">ﮥ</text:span><text:span text:style-name="T3"> </text:span><text:span text:style-name="T23">ﮦ</text:span><text:span text:style-name="T3"> </text:span><text:span text:style-name="T23">ﮧ</text:span><text:span text:style-name="T3"> </text:span><text:span text:style-name="T23">ﮨ</text:span><text:span text:style-name="T3"> </text:span><text:span text:style-name="T23">ﮩ</text:span><text:span text:style-name="T3"> </text:span><text:span text:style-name="T23">ﮪ</text:span><text:span text:style-name="T3"> </text:span><text:span text:style-name="T23">ﮫ</text:span><text:span text:style-name="T3"> </text:span><text:span text:style-name="T23">ﮬ</text:span><text:span text:style-name="T3"> </text:span><text:span text:style-name="T23">ﮭ</text:span><text:span text:style-name="T3"> </text:span><text:span text:style-name="T23">ﮮ</text:span><text:span text:style-name="T3"> </text:span><text:span text:style-name="T23">ﮯ</text:span><text:span text:style-name="T3"> </text:span><text:span text:style-name="T23">ﮰ</text:span><text:span text:style-name="T3"> </text:span><text:span text:style-name="T23">ﮱ</text:span><text:span text:style-name="T3"> </text:span><text:span text:style-name="T23">ﯓ</text:span><text:span text:style-name="T3"> </text:span><text:span text:style-name="T23">ﯔ</text:span><text:span text:style-name="T3"> </text:span><text:span text:style-name="T23">ﯕﯖ</text:span><text:span text:style-name="T3"> </text:span><text:span text:style-name="T23">ﯗ</text:span><text:span text:style-name="T3"> </text:span><text:span text:style-name="T23">ﯘ</text:span><text:span text:style-name="T3"> </text:span><text:span text:style-name="T23">ﯙ</text:span><text:span text:style-name="T3"> </text:span><text:span text:style-name="T23">ﯚ</text:span><text:span text:style-name="T3"> </text:span><text:span text:style-name="T23">ﯛ</text:span><text:span text:style-name="T3"> </text:span><text:span text:style-name="T23">ﯜ</text:span><text:span text:style-name="T3"> </text:span><text:span text:style-name="T23">ﯝ</text:span><text:span text:style-name="T3"> </text:span><text:span text:style-name="T23">ﯞ</text:span><text:span text:style-name="T3"> </text:span><text:span text:style-name="T23">ﯟ</text:span><text:span text:style-name="T3"> </text:span><text:span text:style-name="T23">ﯠ</text:span><text:span text:style-name="T3"> </text:span><text:span text:style-name="T23">ﯡ</text:span><text:span text:style-name="T3"> </text:span><text:span text:style-name="T23">ﯢ</text:span><text:span text:style-name="T3"> </text:span><text:span text:style-name="T23">ﯣ</text:span><text:span text:style-name="T3"> </text:span><text:span text:style-name="T23">ﯤ</text:span><text:span text:style-name="T3"> </text:span><text:span text:style-name="T23">ﯥ</text:span><text:span text:style-name="T3"> </text:span><text:span text:style-name="T23">ﯦ</text:span><text:span text:style-name="T3"> </text:span><text:span text:style-name="T23">ﯧ</text:span><text:span text:style-name="T3"> </text:span><text:span text:style-name="T23">ﯨ</text:span><text:span text:style-name="T3"> </text:span><text:span text:style-name="T23">ﯩ</text:span><text:span text:style-name="T3"> </text:span><text:span text:style-name="T23">ﯪ</text:span><text:span text:style-name="T3"> </text:span><text:span text:style-name="T23">ﯫ</text:span><text:span text:style-name="T3"> </text:span><text:span text:style-name="T23">ﯬ</text:span><text:span text:style-name="T3"> </text:span><text:span text:style-name="T23">ﯭ</text:span><text:span text:style-name="T3"> </text:span><text:span text:style-name="T23">ﯮ</text:span><text:span text:style-name="T3"> </text:span><text:span text:style-name="T23">ﯯ</text:span><text:span text:style-name="T3"> </text:span><text:span text:style-name="T23">ﯰ</text:span><text:span text:style-name="T3"> </text:span><text:span text:style-name="T23">ﯱ</text:span><text:span text:style-name="T3"> </text:span><text:span text:style-name="T23">ﯲ</text:span><text:span text:style-name="T3"> </text:span><text:span text:style-name="T23">ﯳ</text:span><text:span text:style-name="T3"> </text:span><text:span text:style-name="T23">ﯴ</text:span><text:span text:style-name="T3"> </text:span><text:span text:style-name="T23">ﯵ</text:span><text:span text:style-name="T3"> </text:span><text:span text:style-name="T23">ﯶ</text:span><text:span text:style-name="T3"> </text:span><text:span text:style-name="T23">ﯷ</text:span><text:span text:style-name="T3"> </text:span><text:span text:style-name="T23">ﯸ</text:span><text:span text:style-name="T3"> </text:span><text:span text:style-name="T23">ﯹ</text:span><text:span text:style-name="T3"> </text:span><text:span text:style-name="T23">ﯺ</text:span><text:span text:style-name="T3"> </text:span><text:span text:style-name="T23">ﯻ</text:span><text:span text:style-name="T3"> </text:span><text:span text:style-name="T23">ﯼ</text:span><text:span text:style-name="T3"> </text:span><text:span text:style-name="T23">ﯽ</text:span><text:span text:style-name="T3"> </text:span><text:span text:style-name="T23">ﯾ</text:span><text:span text:style-name="T3"> </text:span><text:span text:style-name="T23">ﯿ</text:span><text:span text:style-name="T3"> </text:span><text:span text:style-name="T23">ﰀ</text:span><text:span text:style-name="T3"> </text:span><text:span text:style-name="T23">ﰁ</text:span><text:span text:style-name="T3"> </text:span><text:span text:style-name="T23">ﰂ</text:span><text:span text:style-name="T3"> </text:span><text:span text:style-name="T23">ﰃ</text:span><text:span text:style-name="T3"> </text:span><text:span text:style-name="T23">ﰄﰅ</text:span><text:span text:style-name="T3"> </text:span><text:span text:style-name="T23">ﰆ</text:span><text:span text:style-name="T3"> </text:span><text:span text:style-name="T23">ﰇ</text:span><text:span text:style-name="T3"> </text:span><text:span text:style-name="T23">ﰈ</text:span><text:span text:style-name="T3"> </text:span><text:span text:style-name="T23">ﰉ</text:span><text:span text:style-name="T3"> </text:span><text:span text:style-name="T23">ﰊ</text:span><text:span text:style-name="T3"> </text:span><text:span text:style-name="T23">ﰋ</text:span></text:p>
      <text:p text:style-name="P14"><text:span text:style-name="T24">ﭑ</text:span><text:span text:style-name="T3"> </text:span><text:span text:style-name="T24">ﭒ</text:span><text:span text:style-name="T3"> </text:span><text:span text:style-name="T24">ﭓ</text:span><text:span text:style-name="T3"> </text:span><text:span text:style-name="T24">ﭔ</text:span><text:span text:style-name="T3"> </text:span><text:span text:style-name="T24">ﭕﭖ</text:span><text:span text:style-name="T3"> </text:span><text:span text:style-name="T24">ﭗ</text:span><text:span text:style-name="T3"> </text:span><text:span text:style-name="T24">ﭘ</text:span><text:span text:style-name="T3"> </text:span><text:span text:style-name="T24">ﭙ</text:span><text:span text:style-name="T3"> </text:span><text:span text:style-name="T24">ﭚ</text:span><text:span text:style-name="T3"> </text:span><text:span text:style-name="T24">ﭛ</text:span><text:span text:style-name="T3"> </text:span><text:span text:style-name="T24">ﭜ</text:span><text:span text:style-name="T3"> </text:span><text:span text:style-name="T24">ﭝ</text:span><text:span text:style-name="T3"> </text:span><text:span text:style-name="T24">ﭞﭟ</text:span><text:span text:style-name="T3"> </text:span><text:span text:style-name="T24">ﭠ</text:span><text:span text:style-name="T3"> </text:span><text:span text:style-name="T24">ﭡ</text:span><text:span text:style-name="T3"> </text:span><text:span text:style-name="T24">ﭢ</text:span><text:span text:style-name="T3"> </text:span><text:span text:style-name="T24">ﭣ</text:span><text:span text:style-name="T3"> </text:span><text:span text:style-name="T24">ﭤ</text:span><text:span text:style-name="T3"> </text:span><text:span text:style-name="T24">ﭥ</text:span><text:span text:style-name="T3"> </text:span><text:span text:style-name="T24">ﭦ</text:span><text:span text:style-name="T3"> </text:span><text:span text:style-name="T24">ﭧﭨ</text:span><text:span text:style-name="T3"> </text:span><text:span text:style-name="T24">ﭩ</text:span><text:span text:style-name="T3"> </text:span><text:span text:style-name="T24">ﭪﭫ</text:span><text:span text:style-name="T3"> </text:span><text:span text:style-name="T24">ﭬ</text:span><text:span text:style-name="T3"> </text:span><text:span text:style-name="T24">ﭭ</text:span><text:span text:style-name="T3"> </text:span><text:span text:style-name="T24">ﭮ</text:span><text:span text:style-name="T3"> </text:span><text:span text:style-name="T24">ﭯ</text:span><text:span text:style-name="T3"> </text:span><text:span text:style-name="T24">ﭰ</text:span><text:span text:style-name="T3"> </text:span><text:span text:style-name="T24">ﭱ</text:span><text:span text:style-name="T3"> </text:span><text:span text:style-name="T24">ﭲ</text:span><text:span text:style-name="T3"> </text:span><text:span text:style-name="T24">ﭳ</text:span><text:span text:style-name="T3"> </text:span><text:span text:style-name="T24">ﭴ</text:span><text:span text:style-name="T3"> </text:span><text:span text:style-name="T24">ﭵ</text:span><text:span text:style-name="T3"> </text:span><text:span text:style-name="T24">ﭶ</text:span><text:span text:style-name="T3"> </text:span><text:span text:style-name="T24">ﭷ</text:span><text:span text:style-name="T3"> </text:span><text:span text:style-name="T24">ﭸ</text:span><text:span text:style-name="T3"> </text:span><text:span text:style-name="T24">ﭹ</text:span><text:span text:style-name="T3"> </text:span><text:span text:style-name="T24">ﭺ</text:span><text:span text:style-name="T3"> </text:span><text:span text:style-name="T24">ﭻ</text:span><text:span text:style-name="T3"> </text:span><text:span text:style-name="T24">ﭼ</text:span><text:span text:style-name="T3"> </text:span><text:span text:style-name="T24">ﭽ</text:span><text:span text:style-name="T3"> </text:span><text:span text:style-name="T24">ﭾ</text:span><text:span text:style-name="T3"> </text:span><text:span text:style-name="T24">ﭿ</text:span><text:span text:style-name="T3"> </text:span><text:span text:style-name="T24">ﮀ</text:span><text:span text:style-name="T3"> </text:span><text:span text:style-name="T24">ﮁ</text:span><text:span text:style-name="T3"> </text:span><text:span text:style-name="T24">ﮂ</text:span><text:span text:style-name="T3"> </text:span><text:span text:style-name="T24">ﮃ</text:span><text:span text:style-name="T3"> </text:span><text:span text:style-name="T24">ﮄ</text:span><text:span text:style-name="T3"> </text:span><text:span text:style-name="T24">ﮅ</text:span><text:span text:style-name="T3"> </text:span><text:span text:style-name="T24">ﮆ</text:span><text:span text:style-name="T3"> </text:span><text:span text:style-name="T24">ﮇ</text:span><text:span text:style-name="T3"> </text:span><text:span text:style-name="T24">ﮈ</text:span><text:span text:style-name="T3"> </text:span><text:span text:style-name="T24">ﮉ</text:span><text:span text:style-name="T3"> </text:span><text:span text:style-name="T24">ﮊ</text:span><text:span text:style-name="T3"> </text:span><text:span text:style-name="T24">ﮋ</text:span><text:span text:style-name="T3"> </text:span><text:span text:style-name="T24">ﮌ</text:span><text:span text:style-name="T3"> </text:span><text:span text:style-name="T24">ﮍ</text:span><text:span text:style-name="T3"> </text:span><text:span text:style-name="T24">ﮎ</text:span><text:span text:style-name="T3"> </text:span><text:span text:style-name="T24">ﮏ</text:span><text:span text:style-name="T3"> </text:span><text:span text:style-name="T24">ﮐ</text:span><text:span text:style-name="T3"> </text:span><text:span text:style-name="T24">ﮑ</text:span><text:span text:style-name="T3"> </text:span><text:span text:style-name="T24">ﮒ</text:span><text:span text:style-name="T3"> </text:span><text:span text:style-name="T24">ﮓ</text:span><text:span text:style-name="T3"> </text:span><text:span text:style-name="T24">ﮔ</text:span><text:span text:style-name="T3"> </text:span><text:span text:style-name="T24">ﮕ</text:span><text:span text:style-name="T3"> </text:span><text:span text:style-name="T24">ﮖ</text:span><text:span text:style-name="T3"> </text:span><text:span text:style-name="T24">ﮗ</text:span><text:span text:style-name="T3"> </text:span><text:span text:style-name="T24">ﮘ</text:span><text:span text:style-name="T3"> </text:span><text:span text:style-name="T24">ﮙ</text:span><text:span text:style-name="T3"> </text:span><text:span text:style-name="T24">ﮚ</text:span><text:span text:style-name="T3"> </text:span><text:span text:style-name="T24">ﮛ</text:span><text:span text:style-name="T3"> </text:span><text:span text:style-name="T24">ﮜ</text:span><text:span text:style-name="T3"> </text:span><text:span text:style-name="T24">ﮝ</text:span><text:span text:style-name="T3"> </text:span><text:span text:style-name="T24">ﮞ</text:span><text:span text:style-name="T3"> </text:span><text:span text:style-name="T24">ﮟ</text:span><text:span text:style-name="T3"> </text:span><text:span text:style-name="T24">ﮠ</text:span><text:span text:style-name="T3"> </text:span><text:span text:style-name="T24">ﮡ</text:span><text:span text:style-name="T3"> </text:span><text:span text:style-name="T24">ﮢ</text:span><text:span text:style-name="T3"> </text:span><text:span text:style-name="T24">ﮣﮤ</text:span><text:span text:style-name="T3"> </text:span><text:span text:style-name="T24">ﮥ</text:span><text:span text:style-name="T3"> </text:span><text:span text:style-name="T24">ﮦ</text:span><text:span text:style-name="T3"> </text:span><text:span text:style-name="T24">ﮧ</text:span><text:span text:style-name="T3"> </text:span><text:span text:style-name="T24">ﮨ</text:span><text:span text:style-name="T3"> </text:span><text:span text:style-name="T24">ﮩ</text:span><text:span text:style-name="T3"> </text:span><text:span text:style-name="T24">ﮪ</text:span><text:span text:style-name="T3"> </text:span><text:span text:style-name="T24">ﮫ</text:span><text:span text:style-name="T3"> </text:span><text:span text:style-name="T24">ﮬ</text:span><text:span text:style-name="T3"> </text:span><text:span text:style-name="T24">ﮭ</text:span><text:span text:style-name="T3"> </text:span><text:span text:style-name="T24">ﮮﮯ</text:span><text:span text:style-name="T3"> </text:span><text:span text:style-name="T24">ﮰ</text:span><text:span text:style-name="T3"> </text:span><text:span text:style-name="T24">ﮱ</text:span><text:span text:style-name="T3"> </text:span><text:span text:style-name="T24">ﯓ</text:span><text:span text:style-name="T3"> </text:span><text:span text:style-name="T24">ﯔ</text:span><text:span text:style-name="T3"> </text:span><text:span text:style-name="T24">ﯕ</text:span><text:span text:style-name="T3"> </text:span><text:span text:style-name="T24">ﯖ</text:span><text:span text:style-name="T3"> </text:span><text:span text:style-name="T24">ﯗ</text:span><text:span text:style-name="T3"> </text:span><text:span text:style-name="T24">ﯘ</text:span><text:span text:style-name="T3"> </text:span><text:span text:style-name="T24">ﯙ</text:span><text:span text:style-name="T3"> </text:span><text:span text:style-name="T24">ﯚ</text:span><text:span text:style-name="T3"> </text:span><text:span text:style-name="T24">ﯛ</text:span><text:span text:style-name="T3"> </text:span><text:span text:style-name="T24">ﯜ</text:span><text:span text:style-name="T3"> </text:span><text:span text:style-name="T24">ﯝ</text:span><text:span text:style-name="T3"> </text:span><text:span text:style-name="T24">ﯞ</text:span><text:span text:style-name="T3"> </text:span><text:span text:style-name="T24">ﯟ</text:span><text:span text:style-name="T3"> </text:span><text:span text:style-name="T24">ﯠ</text:span><text:span text:style-name="T3"> </text:span><text:span text:style-name="T24">ﯡ</text:span><text:span text:style-name="T3"> </text:span><text:span text:style-name="T24">ﯢ</text:span><text:span text:style-name="T3"> </text:span><text:span text:style-name="T24">ﯣ</text:span><text:span text:style-name="T3"> </text:span><text:span text:style-name="T24">ﯤ</text:span><text:span text:style-name="T3"> </text:span><text:span text:style-name="T24">ﯥ</text:span><text:span text:style-name="T3"> </text:span><text:span text:style-name="T24">ﯦ</text:span><text:span text:style-name="T3"> </text:span><text:span text:style-name="T24">ﯧ</text:span><text:span text:style-name="T3"> </text:span><text:span text:style-name="T24">ﯨ</text:span><text:span text:style-name="T3"> </text:span><text:span text:style-name="T24">ﯩ</text:span><text:span text:style-name="T3"> </text:span><text:span text:style-name="T24">ﯪ</text:span><text:span text:style-name="T3"> </text:span><text:span text:style-name="T24">ﯫ</text:span><text:span text:style-name="T3"> </text:span><text:span text:style-name="T24">ﯬ</text:span><text:span text:style-name="T3"> </text:span><text:span text:style-name="T24">ﯭ</text:span><text:span text:style-name="T3"> </text:span><text:span text:style-name="T24">ﯮ</text:span><text:span text:style-name="T3"> </text:span><text:span text:style-name="T24">ﯯ</text:span><text:span text:style-name="T3"> </text:span><text:span text:style-name="T24">ﯰ</text:span><text:span text:style-name="T3"> </text:span><text:span text:style-name="T24">ﯱ</text:span><text:span text:style-name="T3"> </text:span><text:span text:style-name="T24">ﯲ</text:span><text:span text:style-name="T3"> </text:span><text:span text:style-name="T24">ﯳ</text:span><text:span text:style-name="T3"> </text:span><text:span text:style-name="T24">ﯴ</text:span><text:span text:style-name="T3"> </text:span><text:span text:style-name="T24">ﯵ</text:span><text:span text:style-name="T3"> </text:span><text:span text:style-name="T24">ﯶ</text:span><text:span text:style-name="T3"> </text:span><text:span text:style-name="T24">ﯷ</text:span><text:span text:style-name="T3"> </text:span><text:span text:style-name="T24">ﯸ</text:span><text:span text:style-name="T3"> </text:span><text:span text:style-name="T24">ﯹ</text:span><text:span text:style-name="T3"> </text:span><text:span text:style-name="T24">ﯺ</text:span><text:span text:style-name="T3"> </text:span><text:span text:style-name="T24">ﯻ</text:span><text:span text:style-name="T3"> </text:span><text:span text:style-name="T24">ﯼ</text:span><text:span text:style-name="T3"> </text:span><text:span text:style-name="T24">ﯽ</text:span><text:span text:style-name="T3"> </text:span><text:span text:style-name="T24">ﯾ</text:span><text:span text:style-name="T3"> </text:span><text:span text:style-name="T24">ﯿ</text:span><text:span text:style-name="T3"> </text:span><text:span text:style-name="T24">ﰀ</text:span><text:span text:style-name="T3"> </text:span><text:span text:style-name="T24">ﰁ</text:span><text:span text:style-name="T3"> </text:span><text:span text:style-name="T24">ﰂ</text:span><text:span text:style-name="T3"> </text:span><text:span text:style-name="T24">ﰃ</text:span><text:span text:style-name="T3"> </text:span><text:span text:style-name="T24">ﰄ</text:span><text:span text:style-name="T3"> </text:span><text:span text:style-name="T24">ﰅ</text:span><text:span text:style-name="T3"> </text:span><text:span text:style-name="T24">ﰆ</text:span></text:p>
      <text:p text:style-name="P38"><text:span text:style-name="T26">ﭑ</text:span><text:span text:style-name="T9"> </text:span><text:span text:style-name="T26">ﭒ</text:span><text:span text:style-name="T9"> </text:span><text:span text:style-name="T26">ﭓ</text:span><text:span text:style-name="T9"> </text:span><text:span text:style-name="T26">ﭔﭕ</text:span><text:span text:style-name="T9"> </text:span><text:span text:style-name="T26">ﭖ</text:span><text:span text:style-name="T9"> </text:span><text:span text:style-name="T26">ﭗ</text:span><text:span text:style-name="T9"> </text:span><text:span text:style-name="T26">ﭘ</text:span><text:span text:style-name="T9"> </text:span><text:span text:style-name="T26">ﭙ</text:span><text:span text:style-name="T9"> </text:span><text:span text:style-name="T26">ﭚ</text:span><text:span text:style-name="T9"> </text:span><text:span text:style-name="T26">ﭛ</text:span><text:span text:style-name="T9"> </text:span><text:span text:style-name="T26">ﭜ</text:span><text:span text:style-name="T9"> </text:span><text:span text:style-name="T26">ﭝ</text:span><text:span text:style-name="T9"> </text:span><text:span text:style-name="T26">ﭞ</text:span><text:span text:style-name="T9"> </text:span><text:span text:style-name="T26">ﭟ</text:span><text:span text:style-name="T9"> </text:span><text:span text:style-name="T26">ﭠ</text:span><text:span text:style-name="T9"> </text:span><text:span text:style-name="T26">ﭡ</text:span><text:span text:style-name="T9"> </text:span><text:span text:style-name="T26">ﭢ</text:span><text:span text:style-name="T9"> </text:span><text:span text:style-name="T26">ﭣ</text:span><text:span text:style-name="T9"> </text:span><text:span text:style-name="T26">ﭤ</text:span><text:span text:style-name="T9"> </text:span><text:span text:style-name="T26">ﭥ</text:span><text:span text:style-name="T9"> </text:span><text:span text:style-name="T26">ﭦ</text:span><text:span text:style-name="T9"> </text:span><text:span text:style-name="T26">ﭧ</text:span><text:span text:style-name="T9"> </text:span><text:span text:style-name="T26">ﭨ</text:span><text:span text:style-name="T9"> </text:span><text:span text:style-name="T26">ﭩ</text:span><text:span text:style-name="T9"> </text:span><text:span text:style-name="T26">ﭪ</text:span><text:span text:style-name="T9"> </text:span><text:span text:style-name="T26">ﭫﭬ</text:span><text:span text:style-name="T9"> </text:span><text:span text:style-name="T26">ﭭ</text:span><text:span text:style-name="T9"> </text:span><text:span text:style-name="T26">ﭮ</text:span><text:span text:style-name="T9"> </text:span><text:span text:style-name="T26">ﭯ</text:span><text:span text:style-name="T9"> </text:span><text:span text:style-name="T26">ﭰ</text:span><text:span text:style-name="T9"> </text:span><text:span text:style-name="T26">ﭱ</text:span><text:span text:style-name="T9"> </text:span><text:span text:style-name="T26">ﭲ</text:span><text:span text:style-name="T9"> </text:span><text:span text:style-name="T26">ﭳ</text:span><text:span text:style-name="T9"> </text:span><text:span text:style-name="T26">ﭴ</text:span><text:span text:style-name="T9"> </text:span><text:span text:style-name="T26">ﭵ</text:span><text:span text:style-name="T9"> </text:span><text:span text:style-name="T26">ﭶ</text:span><text:span text:style-name="T9"> </text:span><text:span text:style-name="T26">ﭷ</text:span><text:span text:style-name="T9"> </text:span><text:span text:style-name="T26">ﭸ</text:span><text:span text:style-name="T9"> </text:span><text:span text:style-name="T26">ﭹ</text:span><text:span text:style-name="T9"> </text:span><text:span text:style-name="T26">ﭺ</text:span><text:span text:style-name="T9"> </text:span><text:span text:style-name="T26">ﭻ</text:span><text:span text:style-name="T9"> </text:span><text:span text:style-name="T26">ﭼ</text:span><text:span text:style-name="T9"> </text:span><text:span text:style-name="T26">ﭽ</text:span><text:span text:style-name="T9"> </text:span><text:span text:style-name="T26">ﭾ</text:span><text:span text:style-name="T9"> </text:span><text:span text:style-name="T26">ﭿ</text:span><text:span text:style-name="T9"> </text:span><text:span text:style-name="T26">ﮀ</text:span><text:span text:style-name="T9"> </text:span><text:span text:style-name="T26">ﮁ</text:span><text:span text:style-name="T9"> </text:span><text:span text:style-name="T26">ﮂ</text:span><text:span text:style-name="T9"> </text:span><text:span text:style-name="T26">ﮃ</text:span><text:span text:style-name="T9"> </text:span><text:span text:style-name="T26">ﮄ</text:span><text:span text:style-name="T9"> </text:span><text:span text:style-name="T26">ﮅ</text:span><text:span text:style-name="T9"> </text:span><text:span text:style-name="T26">ﮆ</text:span><text:span text:style-name="T9"> </text:span><text:span text:style-name="T26">ﮇ</text:span><text:span text:style-name="T9"> </text:span><text:span text:style-name="T26">ﮈ</text:span><text:span text:style-name="T9"> </text:span><text:span text:style-name="T26">ﮉ</text:span><text:span text:style-name="T9"> </text:span><text:span text:style-name="T26">ﮊ</text:span><text:span text:style-name="T9"> </text:span><text:span text:style-name="T26">ﮋ</text:span><text:span text:style-name="T9"> </text:span><text:span text:style-name="T26">ﮌ</text:span><text:span text:style-name="T9"> </text:span><text:span text:style-name="T26">ﮍ</text:span><text:span text:style-name="T9"> </text:span><text:span text:style-name="T26">ﮎ</text:span><text:span text:style-name="T9"> </text:span><text:span text:style-name="T26">ﮏﮐ</text:span><text:span text:style-name="T9"> </text:span><text:span text:style-name="T26">ﮑ</text:span><text:span text:style-name="T9"> </text:span><text:span text:style-name="T26">ﮒ</text:span><text:span text:style-name="T9"> </text:span><text:span text:style-name="T26">ﮓ</text:span><text:span text:style-name="T9"> </text:span><text:span text:style-name="T26">ﮔ</text:span><text:span text:style-name="T9"> </text:span><text:span text:style-name="T26">ﮕ</text:span><text:span text:style-name="T9"> </text:span><text:span text:style-name="T26">ﮖﮗ</text:span><text:span text:style-name="T9"> </text:span><text:span text:style-name="T26">ﮘ</text:span><text:span text:style-name="T9"> </text:span><text:span text:style-name="T26">ﮙ</text:span><text:span text:style-name="T9"> </text:span><text:span text:style-name="T26">ﮚ</text:span><text:span text:style-name="T9"> </text:span><text:span text:style-name="T26">ﮛ</text:span><text:span text:style-name="T9"> </text:span><text:span text:style-name="T26">ﮜ</text:span><text:span text:style-name="T9"> </text:span><text:span text:style-name="T26">ﮝ</text:span><text:span text:style-name="T9"> </text:span><text:span text:style-name="T26">ﮞ</text:span><text:span text:style-name="T9"> </text:span><text:span text:style-name="T26">ﮟ</text:span><text:span text:style-name="T9"> </text:span><text:span text:style-name="T26">ﮠ</text:span><text:span text:style-name="T9"> </text:span><text:span text:style-name="T26">ﮡ</text:span><text:span text:style-name="T9"> </text:span><text:span text:style-name="T26">ﮢ</text:span><text:span text:style-name="T9"> </text:span><text:span text:style-name="T26">ﮣ</text:span><text:span text:style-name="T9"> </text:span><text:span text:style-name="T26">ﮤ</text:span><text:span text:style-name="T9"> </text:span><text:span text:style-name="T26">ﮥ</text:span><text:span text:style-name="T9"> </text:span><text:span text:style-name="T26">ﮦ</text:span><text:span text:style-name="T9"> </text:span><text:span text:style-name="T26">ﮧ</text:span><text:span text:style-name="T9"> </text:span><text:span text:style-name="T26">ﮨ</text:span><text:span text:style-name="T9"> </text:span><text:span text:style-name="T26">ﮩ</text:span><text:span text:style-name="T9"> </text:span><text:span text:style-name="T26">ﮪ</text:span><text:span text:style-name="T9"> </text:span><text:span text:style-name="T26">ﮫ</text:span><text:span text:style-name="T9"> </text:span><text:span text:style-name="T26">ﮬ</text:span><text:span text:style-name="T9"> </text:span><text:span text:style-name="T26">ﮭ</text:span><text:span text:style-name="T9"> </text:span><text:span text:style-name="T26">ﮮ</text:span><text:span text:style-name="T9"> </text:span><text:span text:style-name="T26">ﮯ</text:span><text:span text:style-name="T9"> </text:span><text:span text:style-name="T26">ﮰ</text:span><text:span text:style-name="T9"> </text:span><text:span text:style-name="T26">ﮱ</text:span><text:span text:style-name="T9"> </text:span><text:span text:style-name="T26">ﯓ</text:span><text:span text:style-name="T9"> </text:span><text:span text:style-name="T26">ﯔ</text:span><text:span text:style-name="T9"> </text:span><text:span text:style-name="T26">ﯕ</text:span><text:span text:style-name="T9"> </text:span><text:span text:style-name="T26">ﯖﯗ</text:span><text:span text:style-name="T9"> </text:span><text:span text:style-name="T26">ﯘ</text:span><text:span text:style-name="T9"> </text:span><text:span text:style-name="T26">ﯙ</text:span><text:span text:style-name="T9"> </text:span><text:span text:style-name="T26">ﯚ</text:span><text:span text:style-name="T9"> </text:span></text:p>
      <text:p text:style-name="P35"><text:span text:style-name="T35">ﮌﮞ</text:span></text:p>
      <text:p text:style-name="P35"><text:span text:style-name="T35">ﭤﭥﭦ</text:span></text:p>
      <text:p text:style-name="P28"><text:span text:style-name="T12"><text:s/></text:span><text:span text:style-name="T25">ﯛ</text:span><text:span text:style-name="T3"> </text:span><text:span text:style-name="T25">ﯜ</text:span><text:span text:style-name="T3"> </text:span><text:span text:style-name="T25">ﯝ</text:span><text:span text:style-name="T3"> </text:span><text:span text:style-name="T25">ﯞ</text:span><text:span text:style-name="T3"> </text:span><text:span text:style-name="T25">ﯟ</text:span><text:span text:style-name="T3"> </text:span><text:span text:style-name="T25">ﯠ</text:span><text:span text:style-name="T3"> </text:span><text:span text:style-name="T25">ﯡ</text:span><text:span text:style-name="T3"> </text:span><text:span text:style-name="T25">ﯢ</text:span><text:span text:style-name="T3"> </text:span><text:span text:style-name="T25">ﯣ</text:span><text:span text:style-name="T3"> </text:span><text:span text:style-name="T25">ﯤ</text:span><text:span text:style-name="T3"> </text:span><text:span text:style-name="T25">ﯥﯦ</text:span><text:span text:style-name="T3"> </text:span><text:span text:style-name="T25">ﯧ</text:span><text:span text:style-name="T3"> </text:span><text:span text:style-name="T25">ﯨ</text:span><text:span text:style-name="T3"> </text:span><text:span text:style-name="T25">ﯩ</text:span><text:span text:style-name="T3"> </text:span><text:span text:style-name="T25">ﯪ</text:span><text:span text:style-name="T3"> </text:span><text:span text:style-name="T25">ﯫ</text:span><text:span text:style-name="T3"> </text:span><text:span text:style-name="T25">ﯬ</text:span><text:span text:style-name="T3"> </text:span><text:span text:style-name="T25">ﯭ</text:span><text:span text:style-name="T3"> </text:span><text:span text:style-name="T25">ﯮ</text:span><text:span text:style-name="T3"> </text:span><text:span text:style-name="T25">ﯯ</text:span><text:span text:style-name="T3"> </text:span><text:span text:style-name="T25">ﯰ</text:span><text:span text:style-name="T3"> </text:span><text:span text:style-name="T25">ﯱ</text:span><text:span text:style-name="T3"> </text:span><text:span text:style-name="T25">ﯲ</text:span><text:span text:style-name="T3"> </text:span><text:span text:style-name="T25">ﯳ</text:span><text:span text:style-name="T3"> </text:span><text:span text:style-name="T25">ﯴ</text:span><text:span text:style-name="T3"> </text:span><text:span text:style-name="T25">ﯵ</text:span><text:span text:style-name="T3"> </text:span><text:span text:style-name="T25">ﯶ</text:span><text:span text:style-name="T3"> </text:span><text:span text:style-name="T25">ﯷ</text:span><text:span text:style-name="T3"> </text:span><text:span text:style-name="T25">ﯸ</text:span><text:span text:style-name="T3"> </text:span><text:span text:style-name="T25">ﯹ</text:span><text:span text:style-name="T3"> </text:span><text:span text:style-name="T25">ﯺ</text:span><text:span text:style-name="T3"> </text:span><text:span text:style-name="T25">ﯻ</text:span><text:span text:style-name="T3"> </text:span><text:span text:style-name="T25">ﯼ</text:span><text:span text:style-name="T3"> </text:span><text:span text:style-name="T25">ﯽ</text:span><text:span text:style-name="T3"> </text:span><text:span text:style-name="T25">ﯾ</text:span><text:span text:style-name="T3"> </text:span><text:span text:style-name="T25">ﯿ</text:span><text:span text:style-name="T3"> </text:span><text:span text:style-name="T25">ﰀ</text:span><text:span text:style-name="T3"> </text:span><text:span text:style-name="T25">ﰁ</text:span><text:span text:style-name="T3"> </text:span><text:span text:style-name="T25">ﰂ</text:span><text:span text:style-name="T3"> </text:span></text:p>
      <text:p text:style-name="P15"><text:span text:style-name="T12"><text:s/></text:span><text:span text:style-name="T27">ﭑ</text:span> <text:span text:style-name="T27">ﭒ</text:span> <text:span text:style-name="T27">ﭓ</text:span> <text:span text:style-name="T27">ﭔ</text:span> <text:span text:style-name="T27">ﭕ</text:span> <text:span text:style-name="T27">ﭖ</text:span> <text:span text:style-name="T27">ﭗﭘ</text:span> <text:span text:style-name="T27">ﭙ</text:span> <text:span text:style-name="T27">ﭚ</text:span> <text:span text:style-name="T27">ﭛ</text:span> <text:span text:style-name="T27">ﭜ</text:span> <text:span text:style-name="T27">ﭝﭞ</text:span> <text:span text:style-name="T27">ﭟ</text:span> <text:span text:style-name="T27">ﭠ</text:span> <text:span text:style-name="T27">ﭡ</text:span> <text:span text:style-name="T27">ﭢ</text:span> <text:span text:style-name="T27">ﭣ</text:span> <text:span text:style-name="T27">ﭤ</text:span> <text:span text:style-name="T27">ﭥ</text:span> <text:span text:style-name="T27">ﭦ</text:span> <text:span text:style-name="T27">ﭧ</text:span> <text:span text:style-name="T27">ﭨ</text:span> <text:span text:style-name="T27">ﭩ</text:span> <text:span text:style-name="T27">ﭪ</text:span> <text:span text:style-name="T27">ﭫ</text:span> <text:span text:style-name="T27">ﭬ</text:span> <text:span text:style-name="T27">ﭭ</text:span> <text:span text:style-name="T27">ﭮ</text:span> <text:span text:style-name="T27">ﭯ</text:span> <text:span text:style-name="T27">ﭰ</text:span> <text:span text:style-name="T27">ﭱ</text:span> <text:span text:style-name="T27">ﭲ</text:span> <text:span text:style-name="T27">ﭳ</text:span> <text:span text:style-name="T27">ﭴ</text:span> <text:span text:style-name="T27">ﭵ</text:span> <text:span text:style-name="T27">ﭶ</text:span> <text:span text:style-name="T27">ﭷ</text:span> <text:span text:style-name="T27">ﭸ</text:span> <text:span text:style-name="T27">ﭹ</text:span> <text:span text:style-name="T27">ﭺ</text:span> <text:span text:style-name="T27">ﭻ</text:span> <text:span text:style-name="T27">ﭼ</text:span> <text:span text:style-name="T27">ﭽ</text:span> <text:span text:style-name="T27">ﭾ</text:span> <text:span text:style-name="T27">ﭿ</text:span> <text:span text:style-name="T27">ﮀ</text:span> <text:span text:style-name="T27">ﮁ</text:span> <text:span text:style-name="T27">ﮂ</text:span> <text:span text:style-name="T27">ﮃ</text:span> <text:span text:style-name="T27">ﮄ</text:span> <text:span text:style-name="T27">ﮅ</text:span> <text:span text:style-name="T27">ﮆ</text:span> <text:span text:style-name="T27">ﮇ</text:span> <text:span text:style-name="T27">ﮈ</text:span> <text:span text:style-name="T27">ﮉ</text:span> <text:span text:style-name="T27">ﮊ</text:span> <text:span text:style-name="T27">ﮋ</text:span> <text:span text:style-name="T27">ﮌ</text:span> <text:span text:style-name="T27">ﮍ</text:span></text:p>
      <text:p text:style-name="P29"><text:span text:style-name="T27">ﮎ</text:span> <text:span text:style-name="T27">ﮏ</text:span> <text:span text:style-name="T27">ﮐ</text:span> <text:span text:style-name="T27">ﮑ</text:span> <text:span text:style-name="T27">ﮒ</text:span> <text:span text:style-name="T27">ﮓ</text:span> <text:span text:style-name="T27">ﮔ</text:span> <text:span text:style-name="T27">ﮕ</text:span> <text:span text:style-name="T27">ﮖ</text:span> <text:span text:style-name="T27">ﮗ</text:span> <text:span text:style-name="T27">ﮘ</text:span> <text:span text:style-name="T27">ﮙ</text:span> <text:span text:style-name="T27">ﮚ</text:span> <text:span text:style-name="T27">ﮛ</text:span> <text:span text:style-name="T27">ﮜ</text:span> <text:span text:style-name="T27">ﮝ</text:span> <text:span text:style-name="T27">ﮞ</text:span> <text:span text:style-name="T27">ﮟ</text:span> <text:span text:style-name="T27">ﮠ</text:span> <text:span text:style-name="T27">ﮡ</text:span></text:p>
      <text:p text:style-name="P29"><text:span text:style-name="T27">ﮢ</text:span><text:span text:style-name="T3"> </text:span><text:span text:style-name="T27">ﮣ</text:span><text:span text:style-name="T3"> </text:span><text:span text:style-name="T27">ﮤ</text:span><text:span text:style-name="T3"> </text:span><text:span text:style-name="T27">ﮥ</text:span><text:span text:style-name="T3"> </text:span><text:span text:style-name="T27">ﮦ</text:span><text:span text:style-name="T3"> </text:span><text:span text:style-name="T27">ﮧ</text:span><text:span text:style-name="T3"> </text:span><text:span text:style-name="T27">ﮨ</text:span><text:span text:style-name="T3"> </text:span><text:span text:style-name="T27">ﮩ</text:span><text:span text:style-name="T3"> </text:span><text:span text:style-name="T27">ﮪ</text:span><text:span text:style-name="T3"> </text:span><text:span text:style-name="T27">ﮫ</text:span><text:span text:style-name="T3"> </text:span><text:span text:style-name="T27">ﮬ</text:span><text:span text:style-name="T3"> </text:span><text:span text:style-name="T27">ﮭ</text:span><text:span text:style-name="T3"> </text:span><text:span text:style-name="T27">ﮮ</text:span><text:span text:style-name="T3"> </text:span><text:span text:style-name="T27">ﮯ</text:span><text:span text:style-name="T3"> </text:span><text:span text:style-name="T27">ﮰ</text:span><text:span text:style-name="T3"> </text:span><text:span text:style-name="T27">ﮱ</text:span><text:span text:style-name="T3"> </text:span><text:span text:style-name="T27">ﯓ</text:span><text:span text:style-name="T3"> </text:span><text:span text:style-name="T27">ﯔ</text:span><text:span text:style-name="T3"> </text:span><text:span text:style-name="T27">ﯕ</text:span><text:span text:style-name="T3"> </text:span><text:span text:style-name="T27">ﯖﯗ</text:span><text:span text:style-name="T3"> </text:span><text:span text:style-name="T27">ﯘ</text:span><text:span text:style-name="T3"> </text:span><text:span text:style-name="T27">ﯙ</text:span><text:span text:style-name="T3"> </text:span><text:span text:style-name="T27">ﯚ</text:span><text:span text:style-name="T3"> </text:span><text:span text:style-name="T27">ﯛ</text:span><text:span text:style-name="T3"> </text:span><text:span text:style-name="T27">ﯜ</text:span><text:span text:style-name="T3"> </text:span><text:span text:style-name="T27">ﯝ</text:span><text:span text:style-name="T3"> </text:span><text:span text:style-name="T27">ﯞ</text:span><text:span text:style-name="T3"> </text:span><text:span text:style-name="T27">ﯟ</text:span><text:span text:style-name="T3"> </text:span><text:span text:style-name="T27">ﯠ</text:span><text:span text:style-name="T3"> </text:span><text:span text:style-name="T27">ﯡ</text:span><text:span text:style-name="T3"> </text:span><text:span text:style-name="T27">ﯢ</text:span><text:span text:style-name="T3"> </text:span><text:span text:style-name="T27">ﯣ</text:span><text:span text:style-name="T3"> </text:span><text:span text:style-name="T27">ﯤ</text:span><text:span text:style-name="T3"> </text:span><text:span text:style-name="T27">ﯥ</text:span><text:span text:style-name="T3"> </text:span><text:span text:style-name="T27">ﯦ</text:span><text:span text:style-name="T3"> </text:span><text:span text:style-name="T27">ﯧ</text:span><text:span text:style-name="T3"> </text:span><text:span text:style-name="T27">ﯨ</text:span><text:span text:style-name="T3"> </text:span><text:span text:style-name="T27">ﯩ</text:span><text:span text:style-name="T3"> </text:span><text:span text:style-name="T27">ﯪ</text:span><text:span text:style-name="T3"> </text:span><text:span text:style-name="T27">ﯫ</text:span><text:span text:style-name="T3"> </text:span><text:span text:style-name="T27">ﯬ</text:span><text:span text:style-name="T3"> </text:span><text:span text:style-name="T27">ﯭﯮ</text:span><text:span text:style-name="T3"> </text:span><text:span text:style-name="T27">ﯯ</text:span><text:span text:style-name="T3"> </text:span><text:span text:style-name="T27">ﯰ</text:span><text:span text:style-name="T3"> </text:span><text:span text:style-name="T27">ﯱ</text:span><text:span text:style-name="T3"> </text:span><text:span text:style-name="T27">ﯲ</text:span><text:span text:style-name="T3"> </text:span><text:span text:style-name="T27">ﯳ</text:span><text:span text:style-name="T3"> </text:span><text:span text:style-name="T27">ﯴ</text:span><text:span text:style-name="T3"> </text:span><text:span text:style-name="T27">ﯵ</text:span><text:span text:style-name="T3"> </text:span><text:span text:style-name="T27">ﯶ</text:span><text:span text:style-name="T3"> </text:span><text:span text:style-name="T27">ﯷ</text:span><text:span text:style-name="T3"> </text:span><text:span text:style-name="T27">ﯸ</text:span><text:span text:style-name="T3"> </text:span><text:span text:style-name="T27">ﯹﯺ</text:span><text:span text:style-name="T3"> </text:span><text:span text:style-name="T27">ﯻ</text:span><text:span text:style-name="T3"> </text:span><text:span text:style-name="T27">ﯼ</text:span><text:span text:style-name="T3"> </text:span><text:span text:style-name="T27">ﯽ</text:span><text:span text:style-name="T3"> </text:span><text:span text:style-name="T27">ﯾ</text:span><text:span text:style-name="T3"> </text:span><text:span text:style-name="T27">ﯿﰀ</text:span><text:span text:style-name="T3"> </text:span><text:span text:style-name="T27">ﰁ</text:span><text:span text:style-name="T3"> </text:span><text:span text:style-name="T27">ﰂ</text:span><text:span text:style-name="T3"> </text:span><text:span text:style-name="T27">ﰃ</text:span><text:span text:style-name="T3"> </text:span><text:span text:style-name="T27">ﰄ</text:span><text:span text:style-name="T3"> </text:span><text:span text:style-name="T27">ﰅ</text:span><text:span text:style-name="T3"> </text:span><text:span text:style-name="T27">ﰆ</text:span><text:span text:style-name="T3"> </text:span><text:span text:style-name="T27">ﰇ</text:span><text:span text:style-name="T3"> </text:span><text:span text:style-name="T27">ﰈ</text:span></text:p>
      <text:p text:style-name="P16"><text:span text:style-name="T12"><text:s/></text:span><text:span text:style-name="T28">ﭑ</text:span><text:span text:style-name="T3"> </text:span><text:span text:style-name="T28">ﭒ</text:span><text:span text:style-name="T3"> </text:span><text:span text:style-name="T28">ﭓ</text:span><text:span text:style-name="T3"> </text:span><text:span text:style-name="T28">ﭔ</text:span><text:span text:style-name="T3"> </text:span><text:span text:style-name="T28">ﭕ</text:span><text:span text:style-name="T3"> </text:span><text:span text:style-name="T28">ﭖ</text:span><text:span text:style-name="T3"> </text:span><text:span text:style-name="T28">ﭗ</text:span><text:span text:style-name="T3"> </text:span><text:span text:style-name="T28">ﭘ</text:span><text:span text:style-name="T3"> </text:span><text:span text:style-name="T28">ﭙ</text:span><text:span text:style-name="T3"> </text:span><text:span text:style-name="T28">ﭚ</text:span><text:span text:style-name="T3"> </text:span><text:span text:style-name="T28">ﭛ</text:span><text:span text:style-name="T3"> </text:span><text:span text:style-name="T28">ﭜ</text:span><text:span text:style-name="T3"> </text:span><text:span text:style-name="T28">ﭝ</text:span><text:span text:style-name="T3"> </text:span><text:span text:style-name="T28">ﭞ</text:span><text:span text:style-name="T3"> </text:span><text:span text:style-name="T28">ﭟ</text:span><text:span text:style-name="T3"> </text:span><text:span text:style-name="T28">ﭠ</text:span><text:span text:style-name="T3"> </text:span><text:span text:style-name="T28">ﭡ</text:span><text:span text:style-name="T3"> </text:span><text:span text:style-name="T28">ﭢ</text:span><text:span text:style-name="T3"> </text:span><text:span text:style-name="T28">ﭣ</text:span><text:span text:style-name="T3"> </text:span><text:span text:style-name="T28">ﭤ</text:span><text:span text:style-name="T3"> </text:span><text:span text:style-name="T28">ﭥ</text:span><text:span text:style-name="T3"> </text:span><text:span text:style-name="T28">ﭦ</text:span><text:span text:style-name="T3"> </text:span><text:span text:style-name="T28">ﭧ</text:span><text:span text:style-name="T3"> </text:span><text:span text:style-name="T28">ﭨ</text:span><text:span text:style-name="T3"> </text:span><text:span text:style-name="T28">ﭩ</text:span><text:span text:style-name="T3"> </text:span><text:span text:style-name="T28">ﭪ</text:span><text:span text:style-name="T3"> </text:span><text:span text:style-name="T28">ﭫ</text:span><text:span text:style-name="T3"> </text:span><text:span text:style-name="T28">ﭬ</text:span><text:span text:style-name="T3"> </text:span><text:span text:style-name="T28">ﭭ</text:span><text:span text:style-name="T3"> </text:span><text:span text:style-name="T28">ﭮ</text:span><text:span text:style-name="T3"> </text:span><text:span text:style-name="T28">ﭯ</text:span><text:span text:style-name="T3"> </text:span><text:span text:style-name="T28">ﭰ</text:span><text:span text:style-name="T3"> </text:span><text:span text:style-name="T28">ﭱ</text:span><text:span text:style-name="T3"> </text:span><text:span text:style-name="T28">ﭲ</text:span><text:span text:style-name="T3"> </text:span><text:span text:style-name="T28">ﭳ</text:span><text:span text:style-name="T3"> </text:span><text:span text:style-name="T28">ﭴ</text:span><text:span text:style-name="T3"> </text:span><text:span text:style-name="T28">ﭵ</text:span><text:span text:style-name="T3"> </text:span><text:span text:style-name="T28">ﭶ</text:span><text:span text:style-name="T3"> </text:span><text:span text:style-name="T28">ﭷﭸ</text:span><text:span text:style-name="T3"> </text:span><text:span text:style-name="T28">ﭹ</text:span><text:span text:style-name="T3"> </text:span><text:span text:style-name="T28">ﭺ</text:span><text:span text:style-name="T3"> </text:span><text:span text:style-name="T28">ﭻ</text:span><text:span text:style-name="T3"> </text:span><text:span text:style-name="T28">ﭼﭽ</text:span><text:span text:style-name="T3"> </text:span><text:span text:style-name="T28">ﭾ</text:span><text:span text:style-name="T3"> </text:span><text:span text:style-name="T28">ﭿ</text:span><text:span text:style-name="T3"> </text:span><text:span text:style-name="T28">ﮀ</text:span><text:span text:style-name="T3"> </text:span><text:span text:style-name="T28">ﮁ</text:span><text:span text:style-name="T3"> </text:span><text:span text:style-name="T28">ﮂﮃ</text:span><text:span text:style-name="T3"> </text:span><text:span text:style-name="T28">ﮄ</text:span><text:span text:style-name="T3"> </text:span><text:span text:style-name="T28">ﮅ</text:span><text:span text:style-name="T3"> </text:span><text:span text:style-name="T28">ﮆ</text:span><text:span text:style-name="T3"> </text:span><text:span text:style-name="T28">ﮇ</text:span><text:span text:style-name="T3"> </text:span><text:span text:style-name="T28">ﮈ</text:span><text:span text:style-name="T3"> </text:span><text:span text:style-name="T28">ﮉ</text:span><text:span text:style-name="T3"> </text:span><text:span text:style-name="T28">ﮊ</text:span><text:span text:style-name="T3"> </text:span><text:span text:style-name="T28">ﮋ</text:span><text:span text:style-name="T3"> </text:span><text:span text:style-name="T28">ﮌ</text:span><text:span text:style-name="T3"> </text:span><text:span text:style-name="T28">ﮍ</text:span><text:span text:style-name="T3"> </text:span><text:span text:style-name="T28">ﮎ</text:span><text:span text:style-name="T3"> </text:span><text:span text:style-name="T28">ﮏﮐ</text:span><text:span text:style-name="T3"> </text:span><text:span text:style-name="T28">ﮑ</text:span><text:span text:style-name="T3"> </text:span><text:span text:style-name="T28">ﮒ</text:span><text:span text:style-name="T3"> </text:span><text:span text:style-name="T28">ﮓ</text:span><text:span text:style-name="T3"> </text:span><text:span text:style-name="T28">ﮔ</text:span><text:span text:style-name="T3"> </text:span><text:span text:style-name="T28">ﮕﮖ</text:span><text:span text:style-name="T3"> </text:span><text:span text:style-name="T28">ﮗ</text:span><text:span text:style-name="T3"> </text:span><text:span text:style-name="T28">ﮘ</text:span><text:span text:style-name="T3"> </text:span><text:span text:style-name="T28">ﮙ</text:span><text:span text:style-name="T3"> </text:span><text:span text:style-name="T28">ﮚﮛ</text:span><text:span text:style-name="T3"> </text:span><text:span text:style-name="T28">ﮜ</text:span><text:span text:style-name="T3"> </text:span><text:span text:style-name="T28">ﮝ</text:span><text:span text:style-name="T3"> </text:span><text:span text:style-name="T28">ﮞ</text:span><text:span text:style-name="T3"> </text:span><text:span text:style-name="T28">ﮟ</text:span><text:span text:style-name="T3"> </text:span><text:span text:style-name="T28">ﮠ</text:span><text:span text:style-name="T3"> </text:span><text:span text:style-name="T28">ﮡ</text:span><text:span text:style-name="T3"> </text:span><text:span text:style-name="T28">ﮢ</text:span><text:span text:style-name="T3"> </text:span><text:span text:style-name="T28">ﮣ</text:span><text:span text:style-name="T3"> </text:span><text:span text:style-name="T28">ﮤ</text:span><text:span text:style-name="T3"> </text:span><text:span text:style-name="T28">ﮥ</text:span><text:span text:style-name="T3"> </text:span><text:span text:style-name="T28">ﮦ</text:span><text:span text:style-name="T3"> </text:span><text:span text:style-name="T28">ﮧ</text:span><text:span text:style-name="T3"> </text:span><text:span text:style-name="T28">ﮨ</text:span><text:span text:style-name="T3"> </text:span><text:span text:style-name="T28">ﮩﮪ</text:span><text:span text:style-name="T3"> </text:span><text:span text:style-name="T28">ﮫ</text:span><text:span text:style-name="T3"> </text:span><text:span text:style-name="T28">ﮬ</text:span><text:span text:style-name="T3"> </text:span><text:span text:style-name="T28">ﮭ</text:span><text:span text:style-name="T3"> </text:span><text:span text:style-name="T28">ﮮ</text:span><text:span text:style-name="T3"> </text:span><text:span text:style-name="T28">ﮯﮰ</text:span><text:span text:style-name="T3"> </text:span><text:span text:style-name="T28">ﮱ</text:span><text:span text:style-name="T3"> </text:span><text:span text:style-name="T28">ﯓ</text:span><text:span text:style-name="T3"> </text:span><text:span text:style-name="T28">ﯔ</text:span><text:span text:style-name="T3"> </text:span><text:span text:style-name="T28">ﯕ</text:span><text:span text:style-name="T3"> </text:span><text:span text:style-name="T28">ﯖ</text:span><text:span text:style-name="T3"> </text:span><text:span text:style-name="T28">ﯗﯘ</text:span><text:span text:style-name="T3"> </text:span><text:span text:style-name="T28">ﯙ</text:span><text:span text:style-name="T3"> </text:span><text:span text:style-name="T28">ﯚ</text:span><text:span text:style-name="T3"> </text:span><text:span text:style-name="T28">ﯛ</text:span><text:span text:style-name="T3"> </text:span><text:span text:style-name="T28">ﯜ</text:span><text:span text:style-name="T3"> </text:span><text:span text:style-name="T28">ﯝ</text:span><text:span text:style-name="T3"> </text:span><text:span text:style-name="T28">ﯞ</text:span><text:span text:style-name="T3"> </text:span><text:span text:style-name="T28">ﯟ</text:span><text:span text:style-name="T3"> </text:span><text:span text:style-name="T28">ﯠ</text:span><text:span text:style-name="T3"> </text:span><text:span text:style-name="T28">ﯡ</text:span><text:span text:style-name="T3"> </text:span><text:span text:style-name="T28">ﯢ</text:span><text:span text:style-name="T3"> </text:span><text:span text:style-name="T28">ﯣ</text:span><text:span text:style-name="T3"> </text:span><text:span text:style-name="T28">ﯤ</text:span><text:span text:style-name="T3"> </text:span><text:span text:style-name="T28">ﯥ</text:span><text:span text:style-name="T3"> </text:span><text:span text:style-name="T28">ﯦ</text:span><text:span text:style-name="T3"> </text:span><text:span text:style-name="T28">ﯧ</text:span><text:span text:style-name="T3"> </text:span><text:span text:style-name="T28">ﯨ</text:span><text:span text:style-name="T3"> </text:span><text:span text:style-name="T28">ﯩ</text:span><text:span text:style-name="T3"> </text:span><text:span text:style-name="T28">ﯪ</text:span><text:span text:style-name="T3"> </text:span><text:span text:style-name="T28">ﯫ</text:span><text:span text:style-name="T3"> </text:span><text:span text:style-name="T28">ﯬ</text:span><text:span text:style-name="T3"> </text:span><text:span text:style-name="T28">ﯭ</text:span><text:span text:style-name="T3"> </text:span><text:span text:style-name="T28">ﯮ</text:span><text:span text:style-name="T3"> </text:span><text:span text:style-name="T28">ﯯ</text:span><text:span text:style-name="T3"> </text:span><text:span text:style-name="T28">ﯰ</text:span><text:span text:style-name="T3"> </text:span><text:span text:style-name="T28">ﯱ</text:span><text:span text:style-name="T3"> </text:span><text:span text:style-name="T28">ﯲ</text:span><text:span text:style-name="T3"> </text:span><text:span text:style-name="T28">ﯳ</text:span><text:span text:style-name="T3"> </text:span><text:span text:style-name="T28">ﯴ</text:span><text:span text:style-name="T3"> </text:span><text:span text:style-name="T28">ﯵ</text:span><text:span text:style-name="T3"> </text:span><text:span text:style-name="T28">ﯶ</text:span><text:span text:style-name="T3"> </text:span><text:span text:style-name="T28">ﯷ</text:span><text:span text:style-name="T3"> </text:span><text:span text:style-name="T28">ﯸ</text:span><text:span text:style-name="T3"> </text:span><text:span text:style-name="T28">ﯹ</text:span><text:span text:style-name="T3"> </text:span><text:span text:style-name="T28">ﯺ</text:span><text:span text:style-name="T3"> </text:span><text:span text:style-name="T28">ﯻ</text:span><text:span text:style-name="T3"> </text:span><text:span text:style-name="T28">ﯼ</text:span><text:span text:style-name="T3"> </text:span><text:span text:style-name="T28">ﯽ</text:span><text:span text:style-name="T3"> </text:span><text:span text:style-name="T28">ﯾ</text:span></text:p>
      <text:p text:style-name="P17"><text:span text:style-name="T12"><text:s/></text:span><text:span text:style-name="T29">ﭑ</text:span> <text:span text:style-name="T29">ﭒ</text:span> <text:span text:style-name="T29">ﭓ</text:span> <text:span text:style-name="T29">ﭔ</text:span> <text:span text:style-name="T29">ﭕ</text:span> <text:span text:style-name="T29">ﭖ</text:span> <text:span text:style-name="T29">ﭗ</text:span> <text:span text:style-name="T29">ﭘ</text:span> <text:span text:style-name="T29">ﭙ</text:span> <text:span text:style-name="T29">ﭚ</text:span> <text:span text:style-name="T29">ﭛ</text:span> <text:span text:style-name="T29">ﭜ</text:span> <text:span text:style-name="T29">ﭝ</text:span> <text:span text:style-name="T29">ﭞ</text:span> <text:span text:style-name="T29">ﭟ</text:span> <text:span text:style-name="T29">ﭠ</text:span> <text:span text:style-name="T29">ﭡﭢ</text:span> <text:span text:style-name="T29">ﭣ</text:span> <text:span text:style-name="T29">ﭤ</text:span> <text:span text:style-name="T29">ﭥ</text:span> <text:span text:style-name="T29">ﭦﭧ</text:span> <text:span text:style-name="T29">ﭨ</text:span> <text:span text:style-name="T29">ﭩ</text:span> <text:span text:style-name="T29">ﭪﭫ</text:span> <text:span text:style-name="T29">ﭬ</text:span> <text:span text:style-name="T29">ﭭ</text:span> <text:span text:style-name="T29">ﭮ</text:span> <text:span text:style-name="T29">ﭯ</text:span> <text:span text:style-name="T29">ﭰ</text:span> <text:span text:style-name="T29">ﭱ</text:span> <text:span text:style-name="T29">ﭲ</text:span> <text:span text:style-name="T29">ﭳ</text:span> <text:span text:style-name="T29">ﭴ</text:span> <text:span text:style-name="T29">ﭵ</text:span> <text:span text:style-name="T29">ﭶ</text:span> <text:span text:style-name="T29">ﭷ</text:span> <text:span text:style-name="T29">ﭸ</text:span> <text:span text:style-name="T29">ﭹ</text:span> <text:span text:style-name="T29">ﭺ</text:span> <text:span text:style-name="T29">ﭻ</text:span> <text:span text:style-name="T29">ﭼ</text:span> <text:span text:style-name="T29">ﭽ</text:span> <text:span text:style-name="T29">ﭾﭿ</text:span> <text:span text:style-name="T29">ﮀ</text:span> <text:span text:style-name="T29">ﮁ</text:span> <text:span text:style-name="T29">ﮂ</text:span> <text:span text:style-name="T29">ﮃﮄ</text:span> <text:span text:style-name="T29">ﮅ</text:span> <text:span text:style-name="T29">ﮆ</text:span> <text:span text:style-name="T29">ﮇ</text:span> <text:span text:style-name="T29">ﮈ</text:span> <text:span text:style-name="T29">ﮉ</text:span> <text:span text:style-name="T29">ﮊ</text:span> <text:span text:style-name="T29">ﮋ</text:span> <text:span text:style-name="T29">ﮌﮍ</text:span> <text:span text:style-name="T29">ﮎ</text:span> <text:span text:style-name="T29">ﮏ</text:span> <text:span text:style-name="T29">ﮐ</text:span> <text:span text:style-name="T29">ﮑ</text:span> <text:span text:style-name="T29">ﮒ</text:span> <text:span text:style-name="T29">ﮓ</text:span> <text:span text:style-name="T29">ﮔ</text:span> <text:span text:style-name="T29">ﮕ</text:span> <text:span text:style-name="T29">ﮖ</text:span> <text:span text:style-name="T29">ﮗ</text:span> <text:span text:style-name="T29">ﮘ</text:span> <text:span text:style-name="T29">ﮙ</text:span> <text:span text:style-name="T29">ﮚ</text:span> <text:span text:style-name="T29">ﮛ</text:span> <text:span text:style-name="T29">ﮜ</text:span> <text:span text:style-name="T29">ﮝ</text:span> <text:span text:style-name="T29">ﮞ</text:span> <text:span text:style-name="T29">ﮟ</text:span> <text:span text:style-name="T29">ﮠ</text:span> <text:span text:style-name="T29">ﮡ</text:span> <text:span text:style-name="T29">ﮢ</text:span> <text:span text:style-name="T29">ﮣ</text:span> <text:span text:style-name="T29">ﮤ</text:span> <text:span text:style-name="T29">ﮥﮦ</text:span> <text:span text:style-name="T29">ﮧ</text:span> <text:span text:style-name="T29">ﮨ</text:span></text:p>
      <text:p text:style-name="P30"><text:span text:style-name="T29">ﮩ</text:span> <text:span text:style-name="T29">ﮪ</text:span> <text:span text:style-name="T29">ﮫ</text:span> <text:span text:style-name="T29">ﮬ</text:span> <text:span text:style-name="T29">ﮭ</text:span> <text:span text:style-name="T29">ﮮ</text:span> <text:span text:style-name="T29">ﮯ</text:span> <text:span text:style-name="T29">ﮰ</text:span> <text:span text:style-name="T29">ﮱ</text:span> <text:span text:style-name="T29">ﯓ</text:span> <text:span text:style-name="T29">ﯔ</text:span> <text:span text:style-name="T29">ﯕ</text:span> <text:span text:style-name="T29">ﯖ</text:span> <text:span text:style-name="T29">ﯗ</text:span> <text:span text:style-name="T29">ﯘ</text:span> <text:span text:style-name="T29">ﯙ</text:span> <text:span text:style-name="T29">ﯚ</text:span> <text:span text:style-name="T29">ﯛ</text:span> <text:span text:style-name="T29">ﯜ</text:span> <text:span text:style-name="T29">ﯝ</text:span> <text:span text:style-name="T29">ﯞ</text:span> <text:span text:style-name="T29">ﯟ</text:span> <text:span text:style-name="T29">ﯠ</text:span> <text:span text:style-name="T29">ﯡ</text:span> <text:span text:style-name="T29">ﯢ</text:span> <text:span text:style-name="T29">ﯣﯤ</text:span> <text:span text:style-name="T29">ﯥ</text:span> <text:span text:style-name="T29">ﯦ</text:span> <text:span text:style-name="T29">ﯧ</text:span> <text:span text:style-name="T29">ﯨﯩ</text:span> <text:span text:style-name="T29">ﯪ</text:span> <text:span text:style-name="T29">ﯫ</text:span> <text:span text:style-name="T29">ﯬﯭ</text:span> <text:span text:style-name="T29">ﯮ</text:span> <text:span text:style-name="T29">ﯯ</text:span> <text:span text:style-name="T29">ﯰ</text:span> <text:span text:style-name="T29">ﯱ</text:span> <text:span text:style-name="T29">ﯲ</text:span> <text:span text:style-name="T29">ﯳ</text:span> <text:span text:style-name="T29">ﯴ</text:span> <text:span text:style-name="T29">ﯵ</text:span></text:p>
      <text:p text:style-name="P30"><text:span text:style-name="T29">ﯶ</text:span><text:span text:style-name="T3"> </text:span><text:span text:style-name="T29">ﯷ</text:span><text:span text:style-name="T3"> </text:span><text:span text:style-name="T29">ﯸ</text:span><text:span text:style-name="T3"> </text:span><text:span text:style-name="T29">ﯹ</text:span><text:span text:style-name="T3"> </text:span><text:span text:style-name="T29">ﯺ</text:span><text:span text:style-name="T3"> </text:span><text:span text:style-name="T29">ﯻ</text:span><text:span text:style-name="T3"> </text:span><text:span text:style-name="T29">ﯼ</text:span><text:span text:style-name="T3"> </text:span><text:span text:style-name="T29">ﯽ</text:span><text:span text:style-name="T3"> </text:span><text:span text:style-name="T29">ﯾ</text:span><text:span text:style-name="T3"> </text:span><text:span text:style-name="T29">ﯿ</text:span><text:span text:style-name="T3"> </text:span><text:span text:style-name="T29">ﰀﰁ</text:span><text:span text:style-name="T3"> </text:span><text:span text:style-name="T29">ﰂ</text:span><text:span text:style-name="T3"> </text:span><text:span text:style-name="T29">ﰃ</text:span><text:span text:style-name="T3"> </text:span><text:span text:style-name="T29">ﰄ</text:span><text:span text:style-name="T3"> </text:span><text:span text:style-name="T29">ﰅ</text:span><text:span text:style-name="T3"> </text:span><text:span text:style-name="T29">ﰆ</text:span><text:span text:style-name="T3"> </text:span><text:span text:style-name="T29">ﰇ</text:span><text:span text:style-name="T3"> </text:span><text:span text:style-name="T29">ﰈ</text:span><text:span text:style-name="T3"> </text:span><text:span text:style-name="T29">ﰉ</text:span><text:span text:style-name="T3"> </text:span><text:span text:style-name="T29">ﰊ</text:span></text:p>
      <text:p text:style-name="P18"><text:span text:style-name="T12"><text:s/></text:span><text:span text:style-name="T30">ﭑ</text:span><text:span text:style-name="T3"> </text:span><text:span text:style-name="T30">ﭒ</text:span><text:span text:style-name="T3"> </text:span><text:span text:style-name="T30">ﭓ</text:span><text:span text:style-name="T3"> </text:span><text:span text:style-name="T30">ﭔ</text:span><text:span text:style-name="T3"> </text:span><text:span text:style-name="T30">ﭕ</text:span><text:span text:style-name="T3"> </text:span><text:span text:style-name="T30">ﭖ</text:span><text:span text:style-name="T3"> </text:span><text:span text:style-name="T30">ﭗ</text:span><text:span text:style-name="T3"> </text:span><text:span text:style-name="T30">ﭘ</text:span><text:span text:style-name="T3"> </text:span><text:span text:style-name="T30">ﭙ</text:span><text:span text:style-name="T3"> </text:span><text:span text:style-name="T30">ﭚﭛ</text:span><text:span text:style-name="T3"> </text:span><text:span text:style-name="T30">ﭜ</text:span><text:span text:style-name="T3"> </text:span><text:span text:style-name="T30">ﭝ</text:span><text:span text:style-name="T3"> </text:span><text:span text:style-name="T30">ﭞ</text:span><text:span text:style-name="T3"> </text:span><text:span text:style-name="T30">ﭟ</text:span><text:span text:style-name="T3"> </text:span><text:span text:style-name="T30">ﭠ</text:span><text:span text:style-name="T3"> </text:span><text:span text:style-name="T30">ﭡ</text:span><text:span text:style-name="T3"> </text:span><text:span text:style-name="T30">ﭢ</text:span><text:span text:style-name="T3"> </text:span><text:span text:style-name="T30">ﭣﭤ</text:span><text:span text:style-name="T3"> </text:span><text:span text:style-name="T30">ﭥ</text:span><text:span text:style-name="T3"> </text:span><text:span text:style-name="T30">ﭦ</text:span><text:span text:style-name="T3"> </text:span><text:span text:style-name="T30">ﭧ</text:span><text:span text:style-name="T3"> </text:span><text:span text:style-name="T30">ﭨ</text:span><text:span text:style-name="T3"> </text:span><text:span text:style-name="T30">ﭩ</text:span><text:span text:style-name="T3"> </text:span><text:span text:style-name="T30">ﭪ</text:span><text:span text:style-name="T3"> </text:span><text:span text:style-name="T30">ﭫ</text:span><text:span text:style-name="T3"> </text:span><text:span text:style-name="T30">ﭬ</text:span><text:span text:style-name="T3"> </text:span><text:span text:style-name="T30">ﭭ</text:span><text:span text:style-name="T3"> </text:span><text:span text:style-name="T30">ﭮ</text:span><text:span text:style-name="T3"> </text:span><text:span text:style-name="T30">ﭯ</text:span><text:span text:style-name="T3"> </text:span><text:span text:style-name="T30">ﭰ</text:span><text:span text:style-name="T3"> </text:span><text:span text:style-name="T30">ﭱ</text:span><text:span text:style-name="T3"> </text:span><text:span text:style-name="T30">ﭲ</text:span><text:span text:style-name="T3"> </text:span><text:span text:style-name="T30">ﭳ</text:span><text:span text:style-name="T3"> </text:span><text:span text:style-name="T30">ﭴ</text:span><text:span text:style-name="T3"> </text:span><text:span text:style-name="T30">ﭵﭶ</text:span><text:span text:style-name="T3"> </text:span><text:span text:style-name="T30">ﭷ</text:span><text:span text:style-name="T3"> </text:span><text:span text:style-name="T30">ﭸ</text:span><text:span text:style-name="T3"> </text:span><text:span text:style-name="T30">ﭹ</text:span><text:span text:style-name="T3"> </text:span><text:span text:style-name="T30">ﭺ</text:span><text:span text:style-name="T3"> </text:span><text:span text:style-name="T30">ﭻ</text:span><text:span text:style-name="T3"> </text:span><text:span text:style-name="T30">ﭼﭽ</text:span><text:span text:style-name="T3"> </text:span><text:span text:style-name="T30">ﭾ</text:span><text:span text:style-name="T3"> </text:span><text:span text:style-name="T30">ﭿ</text:span><text:span text:style-name="T3"> </text:span><text:span text:style-name="T30">ﮀ</text:span><text:span text:style-name="T3"> </text:span><text:span text:style-name="T30">ﮁ</text:span><text:span text:style-name="T3"> </text:span><text:span text:style-name="T30">ﮂ</text:span><text:span text:style-name="T3"> </text:span><text:span text:style-name="T30">ﮃ</text:span><text:span text:style-name="T3"> </text:span><text:span text:style-name="T30">ﮄﮅ</text:span><text:span text:style-name="T3"> </text:span><text:span text:style-name="T30">ﮆ</text:span><text:span text:style-name="T3"> </text:span><text:span text:style-name="T30">ﮇ</text:span><text:span text:style-name="T3"> </text:span><text:span text:style-name="T30">ﮈ</text:span><text:span text:style-name="T3"> </text:span><text:span text:style-name="T30">ﮉ</text:span><text:span text:style-name="T3"> </text:span><text:span text:style-name="T30">ﮊ</text:span><text:span text:style-name="T3"> </text:span><text:span text:style-name="T30">ﮋ</text:span><text:span text:style-name="T3"> </text:span><text:span text:style-name="T30">ﮌﮍ</text:span><text:span text:style-name="T3"> </text:span><text:span text:style-name="T30">ﮎ</text:span><text:span text:style-name="T3"> </text:span><text:span text:style-name="T30">ﮏ</text:span><text:span text:style-name="T3"> </text:span><text:span text:style-name="T30">ﮐ</text:span><text:span text:style-name="T3"> </text:span><text:span text:style-name="T30">ﮑ</text:span><text:span text:style-name="T3"> </text:span><text:span text:style-name="T30">ﮒ</text:span><text:span text:style-name="T3"> </text:span><text:span text:style-name="T30">ﮓ</text:span><text:span text:style-name="T3"> </text:span><text:span text:style-name="T30">ﮔ</text:span><text:span text:style-name="T3"> </text:span><text:span text:style-name="T30">ﮕ</text:span><text:span text:style-name="T3"> </text:span><text:span text:style-name="T30">ﮖ</text:span><text:span text:style-name="T3"> </text:span><text:span text:style-name="T30">ﮗ</text:span><text:span text:style-name="T3"> </text:span><text:span text:style-name="T30">ﮘ</text:span><text:span text:style-name="T3"> </text:span><text:span text:style-name="T30">ﮙ</text:span><text:span text:style-name="T3"> </text:span><text:span text:style-name="T30">ﮚ</text:span><text:span text:style-name="T3"> </text:span><text:span text:style-name="T30">ﮛ</text:span><text:span text:style-name="T3"> </text:span><text:span text:style-name="T30">ﮜ</text:span><text:span text:style-name="T3"> </text:span><text:span text:style-name="T30">ﮝ</text:span><text:span text:style-name="T3"> </text:span><text:span text:style-name="T30">ﮞ</text:span><text:span text:style-name="T3"> </text:span><text:span text:style-name="T30">ﮟ</text:span><text:span text:style-name="T3"> </text:span><text:span text:style-name="T30">ﮠ</text:span><text:span text:style-name="T3"> </text:span><text:span text:style-name="T30">ﮡ</text:span><text:span text:style-name="T3"> </text:span><text:span text:style-name="T30">ﮢ</text:span><text:span text:style-name="T3"> </text:span><text:span text:style-name="T30">ﮣ</text:span><text:span text:style-name="T3"> </text:span><text:span text:style-name="T30">ﮤ</text:span><text:span text:style-name="T3"> </text:span><text:span text:style-name="T30">ﮥ</text:span><text:span text:style-name="T3"> </text:span><text:span text:style-name="T30">ﮦ</text:span><text:span text:style-name="T3"> </text:span><text:span text:style-name="T30">ﮧ</text:span><text:span text:style-name="T3"> </text:span><text:span text:style-name="T30">ﮨ</text:span><text:span text:style-name="T3"> </text:span><text:span text:style-name="T30">ﮩ</text:span><text:span text:style-name="T3"> </text:span><text:span text:style-name="T30">ﮪ</text:span><text:span text:style-name="T3"> </text:span><text:span text:style-name="T30">ﮫ</text:span><text:span text:style-name="T3"> </text:span><text:span text:style-name="T30">ﮬ</text:span><text:span text:style-name="T3"> </text:span><text:span text:style-name="T30">ﮭ</text:span><text:span text:style-name="T3"> </text:span><text:span text:style-name="T30">ﮮ</text:span><text:span text:style-name="T3"> </text:span><text:span text:style-name="T30">ﮯ</text:span><text:span text:style-name="T3"> </text:span><text:span text:style-name="T30">ﮰ</text:span><text:span text:style-name="T3"> </text:span><text:span text:style-name="T30">ﮱ</text:span><text:span text:style-name="T3"> </text:span><text:span text:style-name="T30">ﯓ</text:span><text:span text:style-name="T3"> </text:span><text:span text:style-name="T30">ﯔ</text:span><text:span text:style-name="T3"> </text:span><text:span text:style-name="T30">ﯕ</text:span><text:span text:style-name="T3"> </text:span><text:span text:style-name="T30">ﯖ</text:span><text:span text:style-name="T3"> </text:span><text:span text:style-name="T30">ﯗ</text:span><text:span text:style-name="T3"> </text:span><text:span text:style-name="T30">ﯘﯙ</text:span><text:span text:style-name="T3"> </text:span><text:span text:style-name="T30">ﯚ</text:span><text:span text:style-name="T3"> </text:span><text:span text:style-name="T30">ﯛ</text:span><text:span text:style-name="T3"> </text:span><text:span text:style-name="T30">ﯜ</text:span><text:span text:style-name="T3"> </text:span><text:span text:style-name="T30">ﯝ</text:span><text:span text:style-name="T3"> </text:span><text:span text:style-name="T30">ﯞ</text:span><text:span text:style-name="T3"> </text:span><text:span text:style-name="T30">ﯟ</text:span><text:span text:style-name="T3"> </text:span><text:span text:style-name="T30">ﯠ</text:span><text:span text:style-name="T3"> </text:span><text:span text:style-name="T30">ﯡ</text:span><text:span text:style-name="T3"> </text:span><text:span text:style-name="T30">ﯢ</text:span><text:span text:style-name="T3"> </text:span><text:span text:style-name="T30">ﯣ</text:span><text:span text:style-name="T3"> </text:span><text:span text:style-name="T30">ﯤ</text:span><text:span text:style-name="T3"> </text:span><text:span text:style-name="T30">ﯥ</text:span><text:span text:style-name="T3"> </text:span><text:span text:style-name="T30">ﯦ</text:span><text:span text:style-name="T3"> </text:span><text:span text:style-name="T30">ﯧ</text:span><text:span text:style-name="T3"> </text:span><text:span text:style-name="T30">ﯨ</text:span><text:span text:style-name="T3"> </text:span><text:span text:style-name="T30">ﯩ</text:span><text:span text:style-name="T3"> </text:span><text:span text:style-name="T30">ﯪ</text:span><text:span text:style-name="T3"> </text:span><text:span text:style-name="T30">ﯫ</text:span><text:span text:style-name="T3"> </text:span><text:span text:style-name="T30">ﯬ</text:span><text:span text:style-name="T3"> </text:span><text:span text:style-name="T30">ﯭ</text:span><text:span text:style-name="T3"> </text:span><text:span text:style-name="T30">ﯮ</text:span><text:span text:style-name="T3"> </text:span><text:span text:style-name="T30">ﯯ</text:span><text:span text:style-name="T3"> </text:span><text:span text:style-name="T30">ﯰ</text:span><text:span text:style-name="T3"> </text:span><text:span text:style-name="T30">ﯱ</text:span><text:span text:style-name="T3"> </text:span><text:span text:style-name="T30">ﯲ</text:span><text:span text:style-name="T3"> </text:span><text:span text:style-name="T30">ﯳ</text:span><text:span text:style-name="T3"> </text:span><text:span text:style-name="T30">ﯴ</text:span><text:span text:style-name="T3"> </text:span><text:span text:style-name="T30">ﯵ</text:span><text:span text:style-name="T3"> </text:span><text:span text:style-name="T30">ﯶﯷ</text:span><text:span text:style-name="T3"> </text:span><text:span text:style-name="T30">ﯸ</text:span><text:span text:style-name="T3"> </text:span><text:span text:style-name="T30">ﯹ</text:span><text:span text:style-name="T3"> </text:span><text:span text:style-name="T30">ﯺ</text:span><text:span text:style-name="T3"> </text:span><text:span text:style-name="T30">ﯻ</text:span><text:span text:style-name="T3"> </text:span><text:span text:style-name="T30">ﯼ</text:span><text:span text:style-name="T3"> </text:span><text:span text:style-name="T30">ﯽ</text:span><text:span text:style-name="T3"> </text:span><text:span text:style-name="T30">ﯾ</text:span><text:span text:style-name="T3"> </text:span><text:span text:style-name="T30">ﯿ</text:span><text:span text:style-name="T3"> </text:span><text:span text:style-name="T30">ﰀ</text:span><text:span text:style-name="T3"> </text:span><text:span text:style-name="T30">ﰁ</text:span><text:span text:style-name="T3"> </text:span><text:span text:style-name="T30">ﰂ</text:span><text:span text:style-name="T3"> </text:span><text:span text:style-name="T30">ﰃ</text:span><text:span text:style-name="T3"> </text:span><text:span text:style-name="T30">ﰄ</text:span><text:span text:style-name="T3"> </text:span><text:span text:style-name="T30">ﰅ</text:span><text:span text:style-name="T3"> </text:span><text:span text:style-name="T30">ﰆ</text:span><text:span text:style-name="T3"> </text:span><text:span text:style-name="T30">ﰇ</text:span><text:span text:style-name="T3"> </text:span><text:span text:style-name="T30">ﰈ</text:span><text:span text:style-name="T3"> </text:span><text:span text:style-name="T30">ﰉ</text:span></text:p>
      <text:p text:style-name="P19"><text:span text:style-name="T12"><text:s/></text:span><text:span text:style-name="T31">ﭑ</text:span><text:span text:style-name="T3"> </text:span><text:span text:style-name="T31">ﭒ</text:span><text:span text:style-name="T3"> </text:span><text:span text:style-name="T31">ﭓ</text:span><text:span text:style-name="T3"> </text:span><text:span text:style-name="T31">ﭔ</text:span><text:span text:style-name="T3"> </text:span><text:span text:style-name="T31">ﭕ</text:span><text:span text:style-name="T3"> </text:span><text:span text:style-name="T31">ﭖ</text:span><text:span text:style-name="T3"> </text:span><text:span text:style-name="T31">ﭗ</text:span><text:span text:style-name="T3"> </text:span><text:span text:style-name="T31">ﭘ</text:span><text:span text:style-name="T3"> </text:span><text:span text:style-name="T31">ﭙ</text:span><text:span text:style-name="T3"> </text:span><text:span text:style-name="T31">ﭚ</text:span><text:span text:style-name="T3"> </text:span><text:span text:style-name="T31">ﭛ</text:span><text:span text:style-name="T3"> </text:span><text:span text:style-name="T31">ﭜ</text:span><text:span text:style-name="T3"> </text:span><text:span text:style-name="T31">ﭝ</text:span><text:span text:style-name="T3"> </text:span><text:span text:style-name="T31">ﭞ</text:span><text:span text:style-name="T3"> </text:span><text:span text:style-name="T31">ﭟ</text:span><text:span text:style-name="T3"> </text:span><text:span text:style-name="T31">ﭠ</text:span><text:span text:style-name="T3"> </text:span><text:span text:style-name="T31">ﭡ</text:span><text:span text:style-name="T3"> </text:span><text:span text:style-name="T31">ﭢ</text:span><text:span text:style-name="T3"> </text:span><text:span text:style-name="T31">ﭣ</text:span><text:span text:style-name="T3"> </text:span><text:span text:style-name="T31">ﭤ</text:span><text:span text:style-name="T3"> </text:span><text:span text:style-name="T31">ﭥ</text:span><text:span text:style-name="T3"> </text:span><text:span text:style-name="T31">ﭦ</text:span><text:span text:style-name="T3"> </text:span><text:span text:style-name="T31">ﭧ</text:span><text:span text:style-name="T3"> </text:span><text:span text:style-name="T31">ﭨ</text:span><text:span text:style-name="T3"> </text:span><text:span text:style-name="T31">ﭩ</text:span><text:span text:style-name="T3"> </text:span><text:span text:style-name="T31">ﭪ</text:span><text:span text:style-name="T3"> </text:span><text:span text:style-name="T31">ﭫ</text:span><text:span text:style-name="T3"> </text:span><text:span text:style-name="T31">ﭬ</text:span><text:span text:style-name="T3"> </text:span><text:span text:style-name="T31">ﭭ</text:span><text:span text:style-name="T3"> </text:span><text:span text:style-name="T31">ﭮ</text:span><text:span text:style-name="T3"> </text:span><text:span text:style-name="T31">ﭯ</text:span><text:span text:style-name="T3"> </text:span><text:span text:style-name="T31">ﭰ</text:span><text:span text:style-name="T3"> </text:span><text:span text:style-name="T31">ﭱ</text:span><text:span text:style-name="T3"> </text:span><text:span text:style-name="T31">ﭲ</text:span><text:span text:style-name="T3"> </text:span><text:span text:style-name="T31">ﭳ</text:span><text:span text:style-name="T3"> </text:span><text:span text:style-name="T31">ﭴ</text:span><text:span text:style-name="T3"> </text:span><text:span text:style-name="T31">ﭵ</text:span><text:span text:style-name="T3"> </text:span><text:span text:style-name="T31">ﭶ</text:span><text:span text:style-name="T3"> </text:span><text:span text:style-name="T31">ﭷ</text:span><text:span text:style-name="T3"> </text:span><text:span text:style-name="T31">ﭸ</text:span><text:span text:style-name="T3"> </text:span><text:span text:style-name="T31">ﭹ</text:span><text:span text:style-name="T3"> </text:span><text:span text:style-name="T31">ﭺ</text:span><text:span text:style-name="T3"> </text:span><text:span text:style-name="T31">ﭻ</text:span><text:span text:style-name="T3"> </text:span><text:span text:style-name="T31">ﭼ</text:span><text:span text:style-name="T3"> </text:span><text:span text:style-name="T31">ﭽ</text:span><text:span text:style-name="T3"> </text:span><text:span text:style-name="T31">ﭾ</text:span><text:span text:style-name="T3"> </text:span><text:span text:style-name="T31">ﭿ</text:span><text:span text:style-name="T3"> </text:span><text:span text:style-name="T31">ﮀ</text:span><text:span text:style-name="T3"> </text:span><text:span text:style-name="T31">ﮁ</text:span><text:span text:style-name="T3"> </text:span><text:span text:style-name="T31">ﮂ</text:span><text:span text:style-name="T3"> </text:span><text:span text:style-name="T31">ﮃ</text:span><text:span text:style-name="T3"> </text:span><text:span text:style-name="T31">ﮄ</text:span><text:span text:style-name="T3"> </text:span><text:span text:style-name="T31">ﮅ</text:span><text:span text:style-name="T3"> </text:span><text:span text:style-name="T31">ﮆ</text:span><text:span text:style-name="T3"> </text:span><text:span text:style-name="T31">ﮇ</text:span><text:span text:style-name="T3"> </text:span><text:span text:style-name="T31">ﮈ</text:span><text:span text:style-name="T3"> </text:span><text:span text:style-name="T31">ﮉ</text:span><text:span text:style-name="T3"> </text:span><text:span text:style-name="T31">ﮊ</text:span><text:span text:style-name="T3"> </text:span><text:span text:style-name="T31">ﮋ</text:span><text:span text:style-name="T3"> </text:span><text:span text:style-name="T31">ﮌ</text:span><text:span text:style-name="T3"> </text:span><text:span text:style-name="T31">ﮍ</text:span><text:span text:style-name="T3"> </text:span><text:span text:style-name="T31">ﮎ</text:span><text:span text:style-name="T3"> </text:span><text:span text:style-name="T31">ﮏ</text:span><text:span text:style-name="T3"> </text:span><text:span text:style-name="T31">ﮐﮑ</text:span><text:span text:style-name="T3"> </text:span><text:span text:style-name="T31">ﮒ</text:span><text:span text:style-name="T3"> </text:span><text:span text:style-name="T31">ﮓ</text:span><text:span text:style-name="T3"> </text:span><text:span text:style-name="T31">ﮔ</text:span><text:span text:style-name="T3"> </text:span><text:span text:style-name="T31">ﮕ</text:span><text:span text:style-name="T3"> </text:span><text:span text:style-name="T31">ﮖ</text:span><text:span text:style-name="T3"> </text:span><text:span text:style-name="T31">ﮗ</text:span><text:span text:style-name="T3"> </text:span><text:span text:style-name="T31">ﮘ</text:span><text:span text:style-name="T3"> </text:span><text:span text:style-name="T31">ﮙ</text:span><text:span text:style-name="T3"> </text:span><text:span text:style-name="T31">ﮚ</text:span><text:span text:style-name="T3"> </text:span><text:span text:style-name="T31">ﮛ</text:span><text:span text:style-name="T3"> </text:span><text:span text:style-name="T31">ﮜ</text:span><text:span text:style-name="T3"> </text:span><text:span text:style-name="T31">ﮝ</text:span><text:span text:style-name="T3"> </text:span><text:span text:style-name="T31">ﮞ</text:span><text:span text:style-name="T3"> </text:span><text:span text:style-name="T31">ﮟ</text:span><text:span text:style-name="T3"> </text:span><text:span text:style-name="T31">ﮠ</text:span><text:span text:style-name="T3"> </text:span><text:span text:style-name="T31">ﮡ</text:span><text:span text:style-name="T3"> </text:span><text:span text:style-name="T31">ﮢ</text:span><text:span text:style-name="T3"> </text:span><text:span text:style-name="T31">ﮣ</text:span><text:span text:style-name="T3"> </text:span><text:span text:style-name="T31">ﮤ</text:span><text:span text:style-name="T3"> </text:span><text:span text:style-name="T31">ﮥ</text:span><text:span text:style-name="T3"> </text:span><text:span text:style-name="T31">ﮦ</text:span><text:span text:style-name="T3"> </text:span><text:span text:style-name="T31">ﮧ</text:span><text:span text:style-name="T3"> </text:span><text:span text:style-name="T31">ﮨ</text:span><text:span text:style-name="T3"> </text:span><text:span text:style-name="T31">ﮩ</text:span><text:span text:style-name="T3"> </text:span><text:span text:style-name="T31">ﮪ</text:span><text:span text:style-name="T3"> </text:span><text:span text:style-name="T31">ﮫ</text:span><text:span text:style-name="T3"> </text:span><text:span text:style-name="T31">ﮬ</text:span><text:span text:style-name="T3"> </text:span><text:span text:style-name="T31">ﮭ</text:span><text:span text:style-name="T3"> </text:span><text:span text:style-name="T31">ﮮ</text:span><text:span text:style-name="T3"> </text:span><text:span text:style-name="T31">ﮯ</text:span><text:span text:style-name="T3"> </text:span><text:span text:style-name="T31">ﮰ</text:span><text:span text:style-name="T3"> </text:span><text:span text:style-name="T31">ﮱ</text:span><text:span text:style-name="T3"> </text:span><text:span text:style-name="T31">ﯓ</text:span><text:span text:style-name="T3"> </text:span><text:span text:style-name="T31">ﯔ</text:span><text:span text:style-name="T3"> </text:span><text:span text:style-name="T31">ﯕ</text:span><text:span text:style-name="T3"> </text:span><text:span text:style-name="T31">ﯖ</text:span><text:span text:style-name="T3"> </text:span><text:span text:style-name="T31">ﯗ</text:span><text:span text:style-name="T3"> </text:span><text:span text:style-name="T31">ﯘ</text:span><text:span text:style-name="T3"> </text:span><text:span text:style-name="T31">ﯙ</text:span><text:span text:style-name="T3"> </text:span><text:span text:style-name="T31">ﯚ</text:span><text:span text:style-name="T3"> </text:span><text:span text:style-name="T31">ﯛ</text:span><text:span text:style-name="T3"> </text:span><text:span text:style-name="T31">ﯜ</text:span><text:span text:style-name="T3"> </text:span><text:span text:style-name="T31">ﯝ</text:span><text:span text:style-name="T3"> </text:span><text:span text:style-name="T31">ﯞ</text:span><text:span text:style-name="T3"> </text:span><text:span text:style-name="T31">ﯟ</text:span><text:span text:style-name="T3"> </text:span><text:span text:style-name="T31">ﯠ</text:span><text:span text:style-name="T3"> </text:span><text:span text:style-name="T31">ﯡ</text:span><text:span text:style-name="T3"> </text:span><text:span text:style-name="T31">ﯢ</text:span><text:span text:style-name="T3"> </text:span><text:span text:style-name="T31">ﯣ</text:span><text:span text:style-name="T3"> </text:span><text:span text:style-name="T31">ﯤ</text:span><text:span text:style-name="T3"> </text:span><text:span text:style-name="T31">ﯥ</text:span><text:span text:style-name="T3"> </text:span><text:span text:style-name="T31">ﯦ</text:span><text:span text:style-name="T3"> </text:span><text:span text:style-name="T31">ﯧ</text:span><text:span text:style-name="T3"> </text:span><text:span text:style-name="T31">ﯨ</text:span><text:span text:style-name="T3"> </text:span><text:span text:style-name="T31">ﯩ</text:span><text:span text:style-name="T3"> </text:span><text:span text:style-name="T31">ﯪ</text:span><text:span text:style-name="T3"> </text:span><text:span text:style-name="T31">ﯫ</text:span><text:span text:style-name="T3"> </text:span><text:span text:style-name="T31">ﯬ</text:span><text:span text:style-name="T3"> </text:span><text:span text:style-name="T31">ﯭ</text:span><text:span text:style-name="T3"> </text:span><text:span text:style-name="T31">ﯮ</text:span><text:span text:style-name="T3"> </text:span><text:span text:style-name="T31">ﯯ</text:span><text:span text:style-name="T3"> </text:span><text:span text:style-name="T31">ﯰ</text:span><text:span text:style-name="T3"> </text:span><text:span text:style-name="T31">ﯱ</text:span><text:span text:style-name="T3"> </text:span><text:span text:style-name="T31">ﯲ</text:span><text:span text:style-name="T3"> </text:span><text:span text:style-name="T31">ﯳ</text:span><text:span text:style-name="T3"> </text:span><text:span text:style-name="T31">ﯴ</text:span><text:span text:style-name="T3"> </text:span><text:span text:style-name="T31">ﯵ</text:span><text:span text:style-name="T3"> </text:span><text:span text:style-name="T31">ﯶ</text:span><text:span text:style-name="T3"> </text:span><text:span text:style-name="T31">ﯷﯸ</text:span><text:span text:style-name="T3"> </text:span><text:span text:style-name="T31">ﯹ</text:span><text:span text:style-name="T3"> </text:span><text:span text:style-name="T31">ﯺ</text:span><text:span text:style-name="T3"> </text:span><text:span text:style-name="T31">ﯻ</text:span><text:span text:style-name="T3"> </text:span><text:span text:style-name="T31">ﯼ</text:span><text:span text:style-name="T3"> </text:span><text:span text:style-name="T31">ﯽ</text:span><text:span text:style-name="T3"> </text:span><text:span text:style-name="T31">ﯾ</text:span><text:span text:style-name="T3"> </text:span><text:span text:style-name="T31">ﯿ</text:span><text:span text:style-name="T3"> </text:span><text:span text:style-name="T31">ﰀ</text:span><text:span text:style-name="T3"> </text:span><text:span text:style-name="T31">ﰁ</text:span><text:span text:style-name="T3"> </text:span><text:span text:style-name="T31">ﰂ</text:span><text:span text:style-name="T3"> </text:span><text:span text:style-name="T31">ﰃ</text:span><text:span text:style-name="T3"> </text:span><text:span text:style-name="T31">ﰄ</text:span><text:span text:style-name="T3"> </text:span><text:span text:style-name="T31">ﰅ</text:span><text:span text:style-name="T3"> </text:span><text:span text:style-name="T31">ﰆ</text:span><text:span text:style-name="T3"> </text:span><text:span text:style-name="T31">ﰇ</text:span><text:span text:style-name="T3"> </text:span><text:span text:style-name="T31">ﰈ</text:span><text:span text:style-name="T3"> </text:span><text:span text:style-name="T31">ﰉ</text:span><text:span text:style-name="T3"> </text:span><text:span text:style-name="T31">ﰊ</text:span><text:span text:style-name="T3"> </text:span><text:span text:style-name="T31">ﰋ</text:span><text:span text:style-name="T3"> </text:span><text:span text:style-name="T31">ﰌ</text:span><text:span text:style-name="T3"> </text:span><text:span text:style-name="T31">ﰍ</text:span><text:span text:style-name="T3"> </text:span><text:span text:style-name="T31">ﰎ</text:span><text:span text:style-name="T3"> </text:span><text:span text:style-name="T31">ﰏﰐ</text:span><text:span text:style-name="T3"> </text:span><text:span text:style-name="T31">ﰑ</text:span><text:span text:style-name="T3"> </text:span><text:span text:style-name="T31">ﰒ</text:span><text:span text:style-name="T3"> </text:span><text:span text:style-name="T31">ﰓ</text:span><text:span text:style-name="T3"> </text:span><text:span text:style-name="T31">ﰔ</text:span><text:span text:style-name="T3"> </text:span><text:span text:style-name="T31">ﰕ</text:span><text:span text:style-name="T3"> </text:span><text:span text:style-name="T31">ﰖ</text:span><text:span text:style-name="T3"> </text:span><text:span text:style-name="T31">ﰗ</text:span></text:p>
      <text:p text:style-name="P20"><text:span text:style-name="T12"><text:s/></text:span><text:span text:style-name="T32">ﭑ</text:span> <text:span text:style-name="T32">ﭒ</text:span> <text:span text:style-name="T32">ﭓ</text:span> <text:span text:style-name="T32">ﭔ</text:span> <text:span text:style-name="T32">ﭕﭖ</text:span> <text:span text:style-name="T32">ﭗ</text:span> <text:span text:style-name="T32">ﭘ</text:span> <text:span text:style-name="T32">ﭙ</text:span> <text:span text:style-name="T32">ﭚ</text:span> <text:span text:style-name="T32">ﭛ</text:span> <text:span text:style-name="T32">ﭜ</text:span> <text:span text:style-name="T32">ﭝ</text:span> <text:span text:style-name="T32">ﭞ</text:span> <text:span text:style-name="T32">ﭟ</text:span> <text:span text:style-name="T32">ﭠ</text:span> <text:span text:style-name="T32">ﭡ</text:span> <text:span text:style-name="T32">ﭢ</text:span> <text:span text:style-name="T32">ﭣ</text:span> <text:span text:style-name="T32">ﭤ</text:span> <text:span text:style-name="T32">ﭥ</text:span> <text:span text:style-name="T32">ﭦ</text:span> <text:span text:style-name="T32">ﭧ</text:span> <text:span text:style-name="T32">ﭨ</text:span> <text:span text:style-name="T32">ﭩ</text:span> <text:span text:style-name="T32">ﭪ</text:span> <text:span text:style-name="T32">ﭫ</text:span> <text:span text:style-name="T32">ﭬ</text:span> <text:span text:style-name="T32">ﭭ</text:span> <text:span text:style-name="T32">ﭮ</text:span> <text:span text:style-name="T32">ﭯ</text:span> <text:span text:style-name="T32">ﭰ</text:span> <text:span text:style-name="T32">ﭱ</text:span> <text:span text:style-name="T32">ﭲ</text:span> <text:span text:style-name="T32">ﭳ</text:span> <text:span text:style-name="T32">ﭴ</text:span> <text:span text:style-name="T32">ﭵﭶ</text:span> <text:span text:style-name="T32">ﭷ</text:span> <text:span text:style-name="T32">ﭸ</text:span> <text:span text:style-name="T32">ﭹ</text:span> <text:span text:style-name="T32">ﭺ</text:span> <text:span text:style-name="T32">ﭻ</text:span> <text:span text:style-name="T32">ﭼ</text:span> <text:span text:style-name="T32">ﭽ</text:span> <text:span text:style-name="T32">ﭾ</text:span> <text:span text:style-name="T32">ﭿ</text:span> <text:span text:style-name="T32">ﮀ</text:span> <text:span text:style-name="T32">ﮁ</text:span> <text:span text:style-name="T32">ﮂ</text:span> <text:span text:style-name="T32">ﮃ</text:span> <text:span text:style-name="T32">ﮄ</text:span> <text:span text:style-name="T32">ﮅ</text:span> <text:span text:style-name="T32">ﮆ</text:span> <text:span text:style-name="T32">ﮇ</text:span> <text:span text:style-name="T32">ﮈ</text:span> <text:span text:style-name="T32">ﮉ</text:span></text:p>
      <text:p text:style-name="P31"><text:span text:style-name="T32">ﮊ</text:span><text:span text:style-name="T3"> </text:span><text:span text:style-name="T32">ﮋ</text:span><text:span text:style-name="T3"> </text:span><text:span text:style-name="T32">ﮌ</text:span><text:span text:style-name="T3"> </text:span><text:span text:style-name="T32">ﮍ</text:span><text:span text:style-name="T3"> </text:span><text:span text:style-name="T32">ﮎ</text:span><text:span text:style-name="T3"> </text:span><text:span text:style-name="T32">ﮏ</text:span><text:span text:style-name="T3"> </text:span><text:span text:style-name="T32">ﮐﮑ</text:span><text:span text:style-name="T3"> </text:span><text:span text:style-name="T32">ﮒ</text:span><text:span text:style-name="T3"> </text:span><text:span text:style-name="T32">ﮓ</text:span><text:span text:style-name="T3"> </text:span><text:span text:style-name="T32">ﮔ</text:span><text:span text:style-name="T3"> </text:span><text:span text:style-name="T32">ﮕﮖ</text:span><text:span text:style-name="T3"> </text:span><text:span text:style-name="T32">ﮗ</text:span><text:span text:style-name="T3"> </text:span><text:span text:style-name="T32">ﮘ</text:span><text:span text:style-name="T3"> </text:span><text:span text:style-name="T32">ﮙ</text:span><text:span text:style-name="T3"> </text:span><text:span text:style-name="T32">ﮚ</text:span><text:span text:style-name="T3"> </text:span><text:span text:style-name="T32">ﮛ</text:span><text:span text:style-name="T3"> </text:span><text:span text:style-name="T32">ﮜ</text:span><text:span text:style-name="T3"> </text:span><text:span text:style-name="T32">ﮝ</text:span><text:span text:style-name="T3"> </text:span><text:span text:style-name="T32">ﮞ</text:span><text:span text:style-name="T3"> </text:span><text:span text:style-name="T32">ﮟ</text:span><text:span text:style-name="T3"> </text:span><text:span text:style-name="T32">ﮠ</text:span><text:span text:style-name="T3"> </text:span><text:span text:style-name="T32">ﮡ</text:span><text:span text:style-name="T3"> </text:span><text:span text:style-name="T32">ﮢ</text:span><text:span text:style-name="T3"> </text:span><text:span text:style-name="T32">ﮣ</text:span><text:span text:style-name="T3"> </text:span><text:span text:style-name="T32">ﮤ</text:span><text:span text:style-name="T3"> </text:span><text:span text:style-name="T32">ﮥ</text:span><text:span text:style-name="T3"> </text:span><text:span text:style-name="T32">ﮦ</text:span><text:span text:style-name="T3"> </text:span><text:span text:style-name="T32">ﮧ</text:span><text:span text:style-name="T3"> </text:span><text:span text:style-name="T32">ﮨ</text:span><text:span text:style-name="T3"> </text:span><text:span text:style-name="T32">ﮩ</text:span><text:span text:style-name="T3"> </text:span><text:span text:style-name="T32">ﮪﮫ</text:span><text:span text:style-name="T3"> </text:span><text:span text:style-name="T32">ﮬ</text:span><text:span text:style-name="T3"> </text:span><text:span text:style-name="T32">ﮭ</text:span><text:span text:style-name="T3"> </text:span><text:span text:style-name="T32">ﮮ</text:span><text:span text:style-name="T3"> </text:span><text:span text:style-name="T32">ﮯ</text:span><text:span text:style-name="T3"> </text:span><text:span text:style-name="T32">ﮰ</text:span><text:span text:style-name="T3"> </text:span><text:span text:style-name="T32">ﮱ</text:span><text:span text:style-name="T3"> </text:span><text:span text:style-name="T32">ﯓ</text:span><text:span text:style-name="T3"> </text:span><text:span text:style-name="T32">ﯔﯕ</text:span><text:span text:style-name="T3"> </text:span><text:span text:style-name="T32">ﯖ</text:span><text:span text:style-name="T3"> </text:span><text:span text:style-name="T32">ﯗ</text:span><text:span text:style-name="T3"> </text:span><text:span text:style-name="T32">ﯘ</text:span><text:span text:style-name="T3"> </text:span><text:span text:style-name="T32">ﯙ</text:span><text:span text:style-name="T3"> </text:span><text:span text:style-name="T32">ﯚ</text:span><text:span text:style-name="T3"> </text:span><text:span text:style-name="T32">ﯛ</text:span><text:span text:style-name="T3"> </text:span><text:span text:style-name="T32">ﯜ</text:span><text:span text:style-name="T3"> </text:span><text:span text:style-name="T32">ﯝ</text:span><text:span text:style-name="T3"> </text:span><text:span text:style-name="T32">ﯞ</text:span><text:span text:style-name="T3"> </text:span><text:span text:style-name="T32">ﯟ</text:span><text:span text:style-name="T3"> </text:span><text:span text:style-name="T32">ﯠ</text:span><text:span text:style-name="T3"> </text:span><text:span text:style-name="T32">ﯡ</text:span><text:span text:style-name="T3"> </text:span><text:span text:style-name="T32">ﯢ</text:span><text:span text:style-name="T3"> </text:span><text:span text:style-name="T32">ﯣ</text:span><text:span text:style-name="T3"> </text:span><text:span text:style-name="T32">ﯤ</text:span><text:span text:style-name="T3"> </text:span><text:span text:style-name="T32">ﯥ</text:span><text:span text:style-name="T3"> </text:span><text:span text:style-name="T32">ﯦ</text:span><text:span text:style-name="T3"> </text:span><text:span text:style-name="T32">ﯧ</text:span><text:span text:style-name="T3"> </text:span><text:span text:style-name="T32">ﯨ</text:span><text:span text:style-name="T3"> </text:span><text:span text:style-name="T32">ﯩ</text:span><text:span text:style-name="T3"> </text:span><text:span text:style-name="T32">ﯪ</text:span><text:span text:style-name="T3"> </text:span><text:span text:style-name="T32">ﯫ</text:span><text:span text:style-name="T3"> </text:span><text:span text:style-name="T32">ﯬ</text:span><text:span text:style-name="T3"> </text:span><text:span text:style-name="T32">ﯭ</text:span><text:span text:style-name="T3"> </text:span><text:span text:style-name="T32">ﯮ</text:span><text:span text:style-name="T3"> </text:span><text:span text:style-name="T32">ﯯ</text:span><text:span text:style-name="T3"> </text:span><text:span text:style-name="T32">ﯰ</text:span><text:span text:style-name="T3"> </text:span><text:span text:style-name="T32">ﯱ</text:span><text:span text:style-name="T3"> </text:span><text:span text:style-name="T32">ﯲ</text:span><text:span text:style-name="T3"> </text:span><text:span text:style-name="T32">ﯳ</text:span><text:span text:style-name="T3"> </text:span><text:span text:style-name="T32">ﯴ</text:span><text:span text:style-name="T3"> </text:span><text:span text:style-name="T32">ﯵ</text:span><text:span text:style-name="T3"> </text:span><text:span text:style-name="T32">ﯶ</text:span><text:span text:style-name="T3"> </text:span><text:span text:style-name="T32">ﯷ</text:span><text:span text:style-name="T3"> </text:span><text:span text:style-name="T32">ﯸ</text:span><text:span text:style-name="T3"> </text:span><text:span text:style-name="T32">ﯹ</text:span><text:span text:style-name="T3"> </text:span><text:span text:style-name="T32">ﯺ</text:span><text:span text:style-name="T3"> </text:span><text:span text:style-name="T32">ﯻ</text:span><text:span text:style-name="T3"> </text:span><text:span text:style-name="T32">ﯼ</text:span><text:span text:style-name="T3"> </text:span><text:span text:style-name="T32">ﯽ</text:span><text:span text:style-name="T3"> </text:span><text:span text:style-name="T32">ﯾ</text:span><text:span text:style-name="T3"> </text:span><text:span text:style-name="T32">ﯿ</text:span><text:span text:style-name="T3"> </text:span><text:span text:style-name="T32">ﰀ</text:span><text:span text:style-name="T3"> </text:span><text:span text:style-name="T32">ﰁ</text:span></text:p>
      <text:p text:style-name="P21"><text:span text:style-name="T12"><text:s/></text:span><text:span text:style-name="T33">ﭑ</text:span> <text:span text:style-name="T33">ﭒ</text:span> <text:span text:style-name="T33">ﭓ</text:span> <text:span text:style-name="T33">ﭔ</text:span> <text:span text:style-name="T33">ﭕ</text:span> <text:span text:style-name="T33">ﭖ</text:span> <text:span text:style-name="T33">ﭗ</text:span> <text:span text:style-name="T33">ﭘ</text:span> <text:span text:style-name="T33">ﭙﭚ</text:span> <text:span text:style-name="T33">ﭛ</text:span> <text:span text:style-name="T33">ﭜ</text:span> <text:span text:style-name="T33">ﭝ</text:span> <text:span text:style-name="T33">ﭞ</text:span> <text:span text:style-name="T33">ﭟ</text:span> <text:span text:style-name="T33">ﭠ</text:span> <text:span text:style-name="T33">ﭡ</text:span> <text:span text:style-name="T33">ﭢ</text:span> <text:span text:style-name="T33">ﭣ</text:span> <text:span text:style-name="T33">ﭤ</text:span> <text:span text:style-name="T33">ﭥ</text:span> <text:span text:style-name="T33">ﭦ</text:span> <text:span text:style-name="T33">ﭧ</text:span> <text:span text:style-name="T33">ﭨ</text:span> <text:span text:style-name="T33">ﭩ</text:span> <text:span text:style-name="T33">ﭪ</text:span> <text:span text:style-name="T33">ﭫ</text:span> <text:span text:style-name="T33">ﭬ</text:span> <text:span text:style-name="T33">ﭭ</text:span> <text:span text:style-name="T33">ﭮ</text:span> <text:span text:style-name="T33">ﭯ</text:span> <text:span text:style-name="T33">ﭰ</text:span> <text:span text:style-name="T33">ﭱ</text:span> <text:span text:style-name="T33">ﭲ</text:span> <text:span text:style-name="T33">ﭳ</text:span> <text:span text:style-name="T33">ﭴ</text:span> <text:span text:style-name="T33">ﭵ</text:span> <text:span text:style-name="T33">ﭶ</text:span> <text:span text:style-name="T33">ﭷ</text:span></text:p>
      <text:p text:style-name="P32"><text:span text:style-name="T33">ﭸ</text:span> <text:span text:style-name="T33">ﭹ</text:span> <text:span text:style-name="T33">ﭺﭻ</text:span> <text:span text:style-name="T33">ﭼ</text:span> <text:span text:style-name="T33">ﭽ</text:span> <text:span text:style-name="T33">ﭾ</text:span> <text:span text:style-name="T33">ﭿ</text:span> <text:span text:style-name="T33">ﮀ</text:span> <text:span text:style-name="T33">ﮁ</text:span> <text:span text:style-name="T33">ﮂﮃ</text:span> <text:span text:style-name="T33">ﮄ</text:span> <text:span text:style-name="T33">ﮅ</text:span> <text:span text:style-name="T33">ﮆ</text:span> <text:span text:style-name="T33">ﮇ</text:span> <text:span text:style-name="T33">ﮈ</text:span> <text:span text:style-name="T33">ﮉ</text:span> <text:span text:style-name="T33">ﮊ</text:span> <text:span text:style-name="T33">ﮋ</text:span> <text:span text:style-name="T33">ﮌ</text:span> <text:span text:style-name="T33">ﮍ</text:span> <text:span text:style-name="T33">ﮎ</text:span> <text:span text:style-name="T33">ﮏ</text:span> <text:span text:style-name="T33">ﮐ</text:span> <text:span text:style-name="T33">ﮑ</text:span> <text:span text:style-name="T33">ﮒ</text:span></text:p>
      <text:p text:style-name="P32"><text:span text:style-name="T33">ﮓ</text:span><text:span text:style-name="T3"> </text:span><text:span text:style-name="T33">ﮔ</text:span><text:span text:style-name="T3"> </text:span><text:span text:style-name="T33">ﮕﮖ</text:span><text:span text:style-name="T3"> </text:span><text:span text:style-name="T33">ﮗ</text:span><text:span text:style-name="T3"> </text:span><text:span text:style-name="T33">ﮘ</text:span><text:span text:style-name="T3"> </text:span><text:span text:style-name="T33">ﮙ</text:span><text:span text:style-name="T3"> </text:span><text:span text:style-name="T33">ﮚ</text:span><text:span text:style-name="T3"> </text:span><text:span text:style-name="T33">ﮛ</text:span><text:span text:style-name="T3"> </text:span><text:span text:style-name="T33">ﮜ</text:span><text:span text:style-name="T3"> </text:span><text:span text:style-name="T33">ﮝ</text:span><text:span text:style-name="T3"> </text:span><text:span text:style-name="T33">ﮞ</text:span><text:span text:style-name="T3"> </text:span><text:span text:style-name="T33">ﮟ</text:span><text:span text:style-name="T3"> </text:span><text:span text:style-name="T33">ﮠﮡ</text:span><text:span text:style-name="T3"> </text:span><text:span text:style-name="T33">ﮢ</text:span><text:span text:style-name="T3"> </text:span><text:span text:style-name="T33">ﮣ</text:span><text:span text:style-name="T3"> </text:span><text:span text:style-name="T33">ﮤ</text:span><text:span text:style-name="T3"> </text:span><text:span text:style-name="T33">ﮥ</text:span><text:span text:style-name="T3"> </text:span><text:span text:style-name="T33">ﮦ</text:span><text:span text:style-name="T3"> </text:span><text:span text:style-name="T33">ﮧ</text:span><text:span text:style-name="T3"> </text:span><text:span text:style-name="T33">ﮨ</text:span><text:span text:style-name="T3"> </text:span><text:span text:style-name="T33">ﮩ</text:span><text:span text:style-name="T3"> </text:span><text:span text:style-name="T33">ﮪ</text:span><text:span text:style-name="T3"> </text:span><text:span text:style-name="T33">ﮫ</text:span><text:span text:style-name="T3"> </text:span><text:span text:style-name="T33">ﮬ</text:span><text:span text:style-name="T3"> </text:span><text:span text:style-name="T33">ﮭ</text:span><text:span text:style-name="T3"> </text:span><text:span text:style-name="T33">ﮮﮯ</text:span><text:span text:style-name="T3"> </text:span><text:span text:style-name="T33">ﮰ</text:span><text:span text:style-name="T3"> </text:span><text:span text:style-name="T33">ﮱ</text:span><text:span text:style-name="T3"> </text:span><text:span text:style-name="T33">ﯓ</text:span><text:span text:style-name="T3"> </text:span><text:span text:style-name="T33">ﯔ</text:span><text:span text:style-name="T3"> </text:span><text:span text:style-name="T33">ﯕ</text:span><text:span text:style-name="T3"> </text:span><text:span text:style-name="T33">ﯖ</text:span><text:span text:style-name="T3"> </text:span><text:span text:style-name="T33">ﯗﯘ</text:span><text:span text:style-name="T3"> </text:span><text:span text:style-name="T33">ﯙ</text:span><text:span text:style-name="T3"> </text:span><text:span text:style-name="T33">ﯚ</text:span><text:span text:style-name="T3"> </text:span><text:span text:style-name="T33">ﯛ</text:span><text:span text:style-name="T3"> </text:span><text:span text:style-name="T33">ﯜ</text:span><text:span text:style-name="T3"> </text:span><text:span text:style-name="T33">ﯝ</text:span><text:span text:style-name="T3"> </text:span><text:span text:style-name="T33">ﯞ</text:span><text:span text:style-name="T3"> </text:span><text:span text:style-name="T33">ﯟ</text:span><text:span text:style-name="T3"> </text:span><text:span text:style-name="T33">ﯠ</text:span><text:span text:style-name="T3"> </text:span><text:span text:style-name="T33">ﯡ</text:span><text:span text:style-name="T3"> </text:span><text:span text:style-name="T33">ﯢ</text:span><text:span text:style-name="T3"> </text:span><text:span text:style-name="T33">ﯣ</text:span><text:span text:style-name="T3"> </text:span><text:span text:style-name="T33">ﯤ</text:span><text:span text:style-name="T3"> </text:span><text:span text:style-name="T33">ﯥ</text:span><text:span text:style-name="T3"> </text:span><text:span text:style-name="T33">ﯦ</text:span><text:span text:style-name="T3"> </text:span><text:span text:style-name="T33">ﯧ</text:span><text:span text:style-name="T3"> </text:span><text:span text:style-name="T33">ﯨ</text:span><text:span text:style-name="T3"> </text:span><text:span text:style-name="T33">ﯩ</text:span><text:span text:style-name="T3"> </text:span><text:span text:style-name="T33">ﯪ</text:span><text:span text:style-name="T3"> </text:span><text:span text:style-name="T33">ﯫ</text:span><text:span text:style-name="T3"> </text:span><text:span text:style-name="T33">ﯬ</text:span><text:span text:style-name="T3"> </text:span><text:span text:style-name="T33">ﯭ</text:span><text:span text:style-name="T3"> </text:span><text:span text:style-name="T33">ﯮ</text:span><text:span text:style-name="T3"> </text:span><text:span text:style-name="T33">ﯯ</text:span><text:span text:style-name="T3"> </text:span><text:span text:style-name="T33">ﯰ</text:span><text:span text:style-name="T3"> </text:span><text:span text:style-name="T33">ﯱ</text:span><text:span text:style-name="T3"> </text:span><text:span text:style-name="T33">ﯲ</text:span><text:span text:style-name="T3"> </text:span><text:span text:style-name="T33">ﯳ</text:span><text:span text:style-name="T3"> </text:span><text:span text:style-name="T33">ﯴ</text:span><text:span text:style-name="T3"> </text:span><text:span text:style-name="T33">ﯵ</text:span><text:span text:style-name="T3"> </text:span><text:span text:style-name="T33">ﯶ</text:span><text:span text:style-name="T3"> </text:span><text:span text:style-name="T33">ﯷ</text:span><text:span text:style-name="T3"> </text:span><text:span text:style-name="T33">ﯸ</text:span><text:span text:style-name="T3"> </text:span><text:span text:style-name="T33">ﯹ</text:span><text:span text:style-name="T3"> </text:span><text:span text:style-name="T33">ﯺ</text:span><text:span text:style-name="T3"> </text:span><text:span text:style-name="T33">ﯻ</text:span><text:span text:style-name="T3"> </text:span><text:span text:style-name="T33">ﯼ</text:span><text:span text:style-name="T3"> </text:span><text:span text:style-name="T33">ﯽ</text:span><text:span text:style-name="T3"> </text:span><text:span text:style-name="T33">ﯾ</text:span><text:span text:style-name="T3"> </text:span><text:span text:style-name="T33">ﯿ</text:span><text:span text:style-name="T3"> </text:span><text:span text:style-name="T33">ﰀ</text:span><text:span text:style-name="T3"> </text:span><text:span text:style-name="T33">ﰁ</text:span><text:span text:style-name="T3"> </text:span><text:span text:style-name="T33">ﰂ</text:span><text:span text:style-name="T3"> </text:span><text:span text:style-name="T33">ﰃ</text:span><text:span text:style-name="T3"> </text:span><text:span text:style-name="T33">ﰄ</text:span></text:p>
      <text:p text:style-name="P22"><text:span text:style-name="T34">ﭑ</text:span> <text:span text:style-name="T34">ﭒ</text:span> <text:span text:style-name="T34">ﭓ</text:span> <text:span text:style-name="T34">ﭔ</text:span> <text:span text:style-name="T34">ﭕ</text:span> <text:span text:style-name="T34">ﭖ</text:span> <text:span text:style-name="T34">ﭗ</text:span> <text:span text:style-name="T34">ﭘ</text:span> <text:span text:style-name="T34">ﭙ</text:span> <text:span text:style-name="T34">ﭚ</text:span> <text:span text:style-name="T34">ﭛ</text:span> <text:span text:style-name="T34">ﭜ</text:span> <text:span text:style-name="T34">ﭝ</text:span> <text:span text:style-name="T34">ﭞ</text:span> <text:span text:style-name="T34">ﭟ</text:span> <text:span text:style-name="T34">ﭠ</text:span> <text:span text:style-name="T34">ﭡ</text:span> <text:span text:style-name="T34">ﭢ</text:span> <text:span text:style-name="T34">ﭣ</text:span> <text:span text:style-name="T34">ﭤ</text:span> <text:span text:style-name="T34">ﭥ</text:span> <text:span text:style-name="T34">ﭦ</text:span> <text:span text:style-name="T34">ﭧ</text:span> <text:span text:style-name="T34">ﭨ</text:span> <text:span text:style-name="T34">ﭩ</text:span> <text:span text:style-name="T34">ﭪ</text:span> <text:span text:style-name="T34">ﭫ</text:span> <text:span text:style-name="T34">ﭬﭭ</text:span> <text:span text:style-name="T34">ﭮ</text:span> <text:span text:style-name="T34">ﭯ</text:span></text:p>
      <text:p text:style-name="P33"><text:span text:style-name="T34">ﭰ</text:span><text:span text:style-name="T3"> </text:span><text:span text:style-name="T34">ﭱ</text:span><text:span text:style-name="T3"> </text:span><text:span text:style-name="T34">ﭲ</text:span><text:span text:style-name="T3"> </text:span><text:span text:style-name="T34">ﭳ</text:span><text:span text:style-name="T3"> </text:span><text:span text:style-name="T34">ﭴ</text:span><text:span text:style-name="T3"> </text:span><text:span text:style-name="T34">ﭵ</text:span><text:span text:style-name="T3"> </text:span><text:span text:style-name="T34">ﭶ</text:span><text:span text:style-name="T3"> </text:span><text:span text:style-name="T34">ﭷ</text:span><text:span text:style-name="T3"> </text:span><text:span text:style-name="T34">ﭸﭹ</text:span><text:span text:style-name="T3"> </text:span><text:span text:style-name="T34">ﭺ</text:span><text:span text:style-name="T3"> </text:span><text:span text:style-name="T34">ﭻ</text:span><text:span text:style-name="T3"> </text:span><text:span text:style-name="T34">ﭼ</text:span><text:span text:style-name="T3"> </text:span><text:span text:style-name="T34">ﭽ</text:span><text:span text:style-name="T3"> </text:span><text:span text:style-name="T34">ﭾ</text:span><text:span text:style-name="T3"> </text:span><text:span text:style-name="T34">ﭿ</text:span><text:span text:style-name="T3"> </text:span><text:span text:style-name="T34">ﮀ</text:span><text:span text:style-name="T3"> </text:span><text:span text:style-name="T34">ﮁ</text:span><text:span text:style-name="T3"> </text:span><text:span text:style-name="T34">ﮂ</text:span><text:span text:style-name="T3"> </text:span><text:span text:style-name="T34">ﮃ</text:span><text:span text:style-name="T3"> </text:span><text:span text:style-name="T34">ﮄ</text:span><text:span text:style-name="T3"> </text:span><text:span text:style-name="T34">ﮅ</text:span><text:span text:style-name="T3"> </text:span><text:span text:style-name="T34">ﮆ</text:span><text:span text:style-name="T3"> </text:span><text:span text:style-name="T34">ﮇ</text:span><text:span text:style-name="T3"> </text:span><text:span text:style-name="T34">ﮈ</text:span><text:span text:style-name="T3"> </text:span><text:span text:style-name="T34">ﮉ</text:span><text:span text:style-name="T3"> </text:span><text:span text:style-name="T34">ﮊ</text:span><text:span text:style-name="T3"> </text:span><text:span text:style-name="T34">ﮋ</text:span><text:span text:style-name="T3"> </text:span><text:span text:style-name="T34">ﮌ</text:span><text:span text:style-name="T3"> </text:span><text:span text:style-name="T34">ﮍ</text:span><text:span text:style-name="T3"> </text:span><text:span text:style-name="T34">ﮎ</text:span><text:span text:style-name="T3"> </text:span><text:span text:style-name="T34">ﮏ</text:span><text:span text:style-name="T3"> </text:span><text:span text:style-name="T34">ﮐ</text:span><text:span text:style-name="T3"> </text:span><text:span text:style-name="T34">ﮑ</text:span><text:span text:style-name="T3"> </text:span><text:span text:style-name="T34">ﮒ</text:span><text:span text:style-name="T3"> </text:span><text:span text:style-name="T34">ﮓ</text:span><text:span text:style-name="T3"> </text:span><text:span text:style-name="T34">ﮔ</text:span><text:span text:style-name="T3"> </text:span><text:span text:style-name="T34">ﮕ</text:span><text:span text:style-name="T3"> </text:span><text:span text:style-name="T34">ﮖ</text:span><text:span text:style-name="T3"> </text:span><text:span text:style-name="T34">ﮗ</text:span><text:span text:style-name="T3"> </text:span><text:span text:style-name="T34">ﮘ</text:span><text:span text:style-name="T3"> </text:span><text:span text:style-name="T34">ﮙ</text:span><text:span text:style-name="T3"> </text:span><text:span text:style-name="T34">ﮚ</text:span><text:span text:style-name="T3"> </text:span><text:span text:style-name="T34">ﮛ</text:span><text:span text:style-name="T3"> </text:span><text:span text:style-name="T34">ﮜ</text:span><text:span text:style-name="T3"> </text:span><text:span text:style-name="T34">ﮝ</text:span><text:span text:style-name="T3"> </text:span><text:span text:style-name="T34">ﮞ</text:span><text:span text:style-name="T3"> </text:span><text:span text:style-name="T34">ﮟ</text:span><text:span text:style-name="T3"> </text:span><text:span text:style-name="T34">ﮠ</text:span><text:span text:style-name="T3"> </text:span><text:span text:style-name="T34">ﮡ</text:span><text:span text:style-name="T3"> </text:span><text:span text:style-name="T34">ﮢ</text:span><text:span text:style-name="T3"> </text:span><text:span text:style-name="T34">ﮣ</text:span><text:span text:style-name="T3"> </text:span><text:span text:style-name="T34">ﮤ</text:span><text:span text:style-name="T3"> </text:span><text:span text:style-name="T34">ﮥ</text:span><text:span text:style-name="T3"> </text:span><text:span text:style-name="T34">ﮦ</text:span><text:span text:style-name="T3"> </text:span><text:span text:style-name="T34">ﮧ</text:span><text:span text:style-name="T3"> </text:span><text:span text:style-name="T34">ﮨ</text:span><text:span text:style-name="T3"> </text:span><text:span text:style-name="T34">ﮩ</text:span><text:span text:style-name="T3"> </text:span><text:span text:style-name="T34">ﮪ</text:span><text:span text:style-name="T3"> </text:span><text:span text:style-name="T34">ﮫ</text:span><text:span text:style-name="T3"> </text:span><text:span text:style-name="T34">ﮬ</text:span><text:span text:style-name="T3"> </text:span><text:span text:style-name="T34">ﮭ</text:span><text:span text:style-name="T3"> </text:span><text:span text:style-name="T34">ﮮ</text:span><text:span text:style-name="T3"> </text:span><text:span text:style-name="T34">ﮯ</text:span><text:span text:style-name="T3"> </text:span><text:span text:style-name="T34">ﮰ</text:span><text:span text:style-name="T3"> </text:span><text:span text:style-name="T34">ﮱ</text:span><text:span text:style-name="T3"> </text:span><text:span text:style-name="T34">ﯓ</text:span><text:span text:style-name="T3"> </text:span><text:span text:style-name="T34">ﯔ</text:span><text:span text:style-name="T3"> </text:span><text:span text:style-name="T34">ﯕ</text:span><text:span text:style-name="T3"> </text:span><text:span text:style-name="T34">ﯖ</text:span><text:span text:style-name="T3"> </text:span><text:span text:style-name="T34">ﯗ</text:span><text:span text:style-name="T3"> </text:span><text:span text:style-name="T34">ﯘ</text:span><text:span text:style-name="T3"> </text:span><text:span text:style-name="T34">ﯙ</text:span><text:span text:style-name="T3"> </text:span><text:span text:style-name="T34">ﯚ</text:span><text:span text:style-name="T3"> </text:span><text:span text:style-name="T34">ﯛ</text:span><text:span text:style-name="T3"> </text:span><text:span text:style-name="T34">ﯜ</text:span><text:span text:style-name="T3"> </text:span><text:span text:style-name="T34">ﯝ</text:span><text:span text:style-name="T3"> </text:span><text:span text:style-name="T34">ﯞ</text:span><text:span text:style-name="T3"> </text:span><text:span text:style-name="T34">ﯟ</text:span><text:span text:style-name="T3"> </text:span><text:span text:style-name="T34">ﯠ</text:span><text:span text:style-name="T3"> </text:span><text:span text:style-name="T34">ﯡ</text:span><text:span text:style-name="T3"> </text:span><text:span text:style-name="T34">ﯢ</text:span><text:span text:style-name="T3"> </text:span><text:span text:style-name="T34">ﯣ</text:span><text:span text:style-name="T3"> </text:span><text:span text:style-name="T34">ﯤ</text:span><text:span text:style-name="T3"> </text:span><text:span text:style-name="T34">ﯥ</text:span><text:span text:style-name="T3"> </text:span><text:span text:style-name="T34">ﯦ</text:span><text:span text:style-name="T3"> </text:span><text:span text:style-name="T34">ﯧﯨ</text:span><text:span text:style-name="T3"> </text:span><text:span text:style-name="T34">ﯩ</text:span><text:span text:style-name="T3"> </text:span><text:span text:style-name="T34">ﯪ</text:span><text:span text:style-name="T3"> </text:span><text:span text:style-name="T34">ﯫ</text:span><text:span text:style-name="T3"> </text:span><text:span text:style-name="T34">ﯬ</text:span><text:span text:style-name="T3"> </text:span><text:span text:style-name="T34">ﯭ</text:span><text:span text:style-name="T3"> </text:span><text:span text:style-name="T34">ﯮ</text:span><text:span text:style-name="T3"> </text:span><text:span text:style-name="T34">ﯯ</text:span><text:span text:style-name="T3"> </text:span><text:span text:style-name="T34">ﯰ</text:span><text:span text:style-name="T3"> </text:span><text:span text:style-name="T34">ﯱ</text:span><text:span text:style-name="T3"> </text:span><text:span text:style-name="T34">ﯲ</text:span><text:span text:style-name="T3"> </text:span><text:span text:style-name="T34">ﯳ</text:span><text:span text:style-name="T3"> </text:span><text:span text:style-name="T34">ﯴ</text:span><text:span text:style-name="T3"> </text:span><text:span text:style-name="T34">ﯵ</text:span><text:span text:style-name="T3"> </text:span><text:span text:style-name="T34">ﯶ</text:span><text:span text:style-name="T3"> </text:span><text:span text:style-name="T34">ﯷ</text:span><text:span text:style-name="T3"> </text:span><text:span text:style-name="T34">ﯸ</text:span><text:span text:style-name="T3"> </text:span><text:span text:style-name="T34">ﯹ</text:span><text:span text:style-name="T3"> </text:span><text:span text:style-name="T34">ﯺ</text:span><text:span text:style-name="T3"> </text:span><text:span text:style-name="T34">ﯻ</text:span><text:span text:style-name="T3"> </text:span><text:span text:style-name="T34">ﯼ</text:span><text:span text:style-name="T3"> </text:span><text:span text:style-name="T34">ﯽ</text:span><text:span text:style-name="T3"> </text:span><text:span text:style-name="T34">ﯾ</text:span><text:span text:style-name="T3"> </text:span><text:span text:style-name="T34">ﯿ</text:span><text:span text:style-name="T3"> </text:span><text:span text:style-name="T34">ﰀ</text:span><text:span text:style-name="T3"> </text:span><text:span text:style-name="T34">ﰁ</text:span><text:span text:style-name="T3"> </text:span><text:span text:style-name="T34">ﰂ</text:span><text:span text:style-name="T3"> </text:span><text:span text:style-name="T34">ﰃ</text:span><text:span text:style-name="T3"> </text:span><text:span text:style-name="T34">ﰄ</text:span><text:span text:style-name="T3"> </text:span><text:span text:style-name="T34">ﰅ</text:span><text:span text:style-name="T3"> </text:span><text:span text:style-name="T34">ﰆ</text:span><text:span text:style-name="T3"> </text:span><text:span text:style-name="T34">ﰇ</text:span><text:span text:style-name="T3"> </text:span><text:span text:style-name="T34">ﰈ</text:span><text:span text:style-name="T3"> </text:span><text:span text:style-name="T34">ﰉ</text:span><text:span text:style-name="T3"> </text:span><text:span text:style-name="T34">ﰊ</text:span><text:span text:style-name="T3"> </text:span><text:span text:style-name="T34">ﰋ</text:span><text:span text:style-name="T3"> </text:span><text:span text:style-name="T34">ﰌ</text:span><text:span text:style-name="T3"> </text:span><text:span text:style-name="T34">ﰍ</text:span><text:span text:style-name="T3"> </text:span><text:span text:style-name="T34">ﰎ</text:span><text:span text:style-name="T3"> </text:span><text:span text:style-name="T34">ﰏ</text:span><text:span text:style-name="T3"> </text:span><text:span text:style-name="T34">ﰐ</text:span><text:span text:style-name="T3"> </text:span><text:span text:style-name="T34">ﰑ</text:span><text:span text:style-name="T3"> </text:span><text:span text:style-name="T34">ﰒ</text:span><text:span text:style-name="T3"> </text:span><text:span text:style-name="T34">ﰓ</text:span><text:span text:style-name="T3"> </text:span><text:span text:style-name="T34">ﰔ</text:span><text:span text:style-name="T3"> </text:span><text:span text:style-name="T34">ﰕ</text:span><text:span text:style-name="T3"> </text:span><text:span text:style-name="T34">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282" svg:font-family="MSI_Z282" style:font-pitch="variable"/>
    <style:font-face style:name="MSI_Z283" svg:font-family="MSI_Z283" style:font-pitch="variable"/>
    <style:font-face style:name="MSI_Z284" svg:font-family="MSI_Z284" style:font-pitch="variable"/>
    <style:font-face style:name="MSI_Z285" svg:font-family="MSI_Z285" style:font-pitch="variable"/>
    <style:font-face style:name="MSI_Z286" svg:font-family="MSI_Z286" style:font-pitch="variable"/>
    <style:font-face style:name="MSI_Z287" svg:font-family="MSI_Z287" style:font-pitch="variable"/>
    <style:font-face style:name="MSI_Z288" svg:font-family="MSI_Z288" style:font-pitch="variable"/>
    <style:font-face style:name="MSI_Z289" svg:font-family="MSI_Z289" style:font-pitch="variable"/>
    <style:font-face style:name="MSI_Z290" svg:font-family="MSI_Z290" style:font-pitch="variable"/>
    <style:font-face style:name="MSI_Z291" svg:font-family="MSI_Z291" style:font-pitch="variable"/>
    <style:font-face style:name="MSI_Z292" svg:font-family="MSI_Z292" style:font-pitch="variable"/>
    <style:font-face style:name="MSI_Z293" svg:font-family="MSI_Z293" style:font-pitch="variable"/>
    <style:font-face style:name="MSI_Z294" svg:font-family="MSI_Z294" style:font-pitch="variable"/>
    <style:font-face style:name="MSI_Z295" svg:font-family="MSI_Z295" style:font-pitch="variable"/>
    <style:font-face style:name="MSI_Z296" svg:font-family="MSI_Z296" style:font-pitch="variable"/>
    <style:font-face style:name="MSI_Z297" svg:font-family="MSI_Z297" style:font-pitch="variable"/>
    <style:font-face style:name="MSI_Z298" svg:font-family="MSI_Z298" style:font-pitch="variable"/>
    <style:font-face style:name="MSI_Z299" svg:font-family="MSI_Z299" style:font-pitch="variable"/>
    <style:font-face style:name="MSI_Z300" svg:font-family="MSI_Z300" style:font-pitch="variable"/>
    <style:font-face style:name="MSI_Z301" svg:font-family="MSI_Z30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82" svg:font-family="QCF_P282" style:font-family-generic="roman" style:font-pitch="variable"/>
    <style:font-face style:name="QCF_P283" svg:font-family="QCF_P283" style:font-family-generic="roman" style:font-pitch="variable"/>
    <style:font-face style:name="QCF_P284" svg:font-family="QCF_P284" style:font-family-generic="roman" style:font-pitch="variable"/>
    <style:font-face style:name="QCF_P285" svg:font-family="QCF_P285" style:font-family-generic="roman" style:font-pitch="variable"/>
    <style:font-face style:name="QCF_P286" svg:font-family="QCF_P286" style:font-family-generic="roman" style:font-pitch="variable"/>
    <style:font-face style:name="QCF_P287" svg:font-family="QCF_P287" style:font-family-generic="roman" style:font-pitch="variable"/>
    <style:font-face style:name="QCF_P288" svg:font-family="QCF_P288" style:font-family-generic="roman" style:font-pitch="variable"/>
    <style:font-face style:name="QCF_P289" svg:font-family="QCF_P289" style:font-family-generic="roman" style:font-pitch="variable"/>
    <style:font-face style:name="QCF_P290" svg:font-family="QCF_P290" style:font-family-generic="roman" style:font-pitch="variable"/>
    <style:font-face style:name="QCF_P291" svg:font-family="QCF_P291" style:font-family-generic="roman" style:font-pitch="variable"/>
    <style:font-face style:name="QCF_P292" svg:font-family="QCF_P292" style:font-family-generic="roman" style:font-pitch="variable"/>
    <style:font-face style:name="QCF_P293" svg:font-family="QCF_P293" style:font-family-generic="roman" style:font-pitch="variable"/>
    <style:font-face style:name="QCF_P294" svg:font-family="QCF_P294" style:font-family-generic="roman" style:font-pitch="variable"/>
    <style:font-face style:name="QCF_P295" svg:font-family="QCF_P295" style:font-family-generic="roman" style:font-pitch="variable"/>
    <style:font-face style:name="QCF_P296" svg:font-family="QCF_P296" style:font-family-generic="roman" style:font-pitch="variable"/>
    <style:font-face style:name="QCF_P297" svg:font-family="QCF_P297" style:font-family-generic="roman" style:font-pitch="variable"/>
    <style:font-face style:name="QCF_P298" svg:font-family="QCF_P298" style:font-family-generic="roman" style:font-pitch="variable"/>
    <style:font-face style:name="QCF_P299" svg:font-family="QCF_P299" style:font-family-generic="roman" style:font-pitch="variable"/>
    <style:font-face style:name="QCF_P300" svg:font-family="QCF_P300" style:font-family-generic="roman" style:font-pitch="variable"/>
    <style:font-face style:name="QCF_P301" svg:font-family="QCF_P3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2821" svg:font-family="QCF_P282" style:font-family-generic="system" style:font-pitch="variable"/>
    <style:font-face style:name="QCF_P2831" svg:font-family="QCF_P283" style:font-family-generic="system" style:font-pitch="variable"/>
    <style:font-face style:name="QCF_P2841" svg:font-family="QCF_P284" style:font-family-generic="system" style:font-pitch="variable"/>
    <style:font-face style:name="QCF_P2851" svg:font-family="QCF_P285" style:font-family-generic="system" style:font-pitch="variable"/>
    <style:font-face style:name="QCF_P2861" svg:font-family="QCF_P286" style:font-family-generic="system" style:font-pitch="variable"/>
    <style:font-face style:name="QCF_P2871" svg:font-family="QCF_P287" style:font-family-generic="system" style:font-pitch="variable"/>
    <style:font-face style:name="QCF_P2881" svg:font-family="QCF_P288" style:font-family-generic="system" style:font-pitch="variable"/>
    <style:font-face style:name="QCF_P2891" svg:font-family="QCF_P289" style:font-family-generic="system" style:font-pitch="variable"/>
    <style:font-face style:name="QCF_P2901" svg:font-family="QCF_P290" style:font-family-generic="system" style:font-pitch="variable"/>
    <style:font-face style:name="QCF_P2911" svg:font-family="QCF_P291" style:font-family-generic="system" style:font-pitch="variable"/>
    <style:font-face style:name="QCF_P2921" svg:font-family="QCF_P292" style:font-family-generic="system" style:font-pitch="variable"/>
    <style:font-face style:name="QCF_P2931" svg:font-family="QCF_P293" style:font-family-generic="system" style:font-pitch="variable"/>
    <style:font-face style:name="QCF_P2941" svg:font-family="QCF_P294" style:font-family-generic="system" style:font-pitch="variable"/>
    <style:font-face style:name="QCF_P2951" svg:font-family="QCF_P295" style:font-family-generic="system" style:font-pitch="variable"/>
    <style:font-face style:name="QCF_P2961" svg:font-family="QCF_P296" style:font-family-generic="system" style:font-pitch="variable"/>
    <style:font-face style:name="QCF_P2971" svg:font-family="QCF_P297" style:font-family-generic="system" style:font-pitch="variable"/>
    <style:font-face style:name="QCF_P2981" svg:font-family="QCF_P298" style:font-family-generic="system" style:font-pitch="variable"/>
    <style:font-face style:name="QCF_P2991" svg:font-family="QCF_P299" style:font-family-generic="system" style:font-pitch="variable"/>
    <style:font-face style:name="QCF_P3001" svg:font-family="QCF_P300" style:font-family-generic="system" style:font-pitch="variable"/>
    <style:font-face style:name="QCF_P3011" svg:font-family="QCF_P30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10b168a"/>
    </style:style>
    <style:style style:name="MT2" style:family="text">
      <style:text-properties officeooo:rsid="01100376"/>
    </style:style>
    <style:style style:name="MT3" style:family="text">
      <style:text-properties style:font-name="Liberation Sans Narrow" fo:font-size="10pt" officeooo:rsid="0075019c" style:font-size-asian="10pt" style:font-size-complex="10pt"/>
    </style:style>
    <style:style style:name="MT4" style:family="text">
      <style:text-properties style:font-name="Liberation Sans Narrow" fo:font-size="10pt" officeooo:rsid="00e95d2d" style:font-size-asian="10pt" style:font-size-complex="10pt"/>
    </style:style>
    <style:style style:name="MT5" style:family="text">
      <style:text-properties style:font-name="Liberation Sans Narrow" fo:font-size="10pt" officeooo:rsid="0118507c" style:font-size-asian="10pt" style:font-size-complex="10pt"/>
    </style:style>
    <style:style style:name="MT6" style:family="text">
      <style:text-properties style:font-name="Liberation Sans Narrow" fo:font-size="10pt" officeooo:rsid="00b43692" style:font-size-asian="10pt" style:font-size-complex="10pt"/>
    </style:style>
    <style:style style:name="MT7" style:family="text">
      <style:text-properties officeooo:rsid="00e95d2d"/>
    </style:style>
    <style:style style:name="MT8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<text:span text:style-name="MT1">Al Isra’</text:span><text:tab/><text:tab/>Juz 1<text:span text:style-name="MT2">5</text:span></text:p>
      </style:header>
      <style:footer>
        <text:p text:style-name="MP2"><text:page-number text:select-page="current">29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3">Surat </text:span><text:span text:style-name="MT4">A</text:span><text:span text:style-name="MT5">l Kahfi</text:span><text:span text:style-name="MT3"><text:tab/><text:tab/>Juz </text:span><text:span text:style-name="MT6">1</text:span><text:span text:style-name="MT5">5</text:span></text:p>
      </style:header>
      <style:footer>
        <text:p text:style-name="MP2"><text:page-number text:select-page="current">301</text:page-number></text:p>
      </style:footer>
    </style:master-page>
    <style:master-page style:name="ganti_20_surat2" style:display-name="ganti surat2" style:page-layout-name="Mpm9">
      <style:header>
        <text:p text:style-name="MP4">Surat <text:span text:style-name="MT7">Ibrahim</text:span><text:tab/><text:tab/>Juz <text:span text:style-name="MT8">13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9T12:11:14.443175506</dc:date>
    <meta:editing-duration>PT11H25M2S</meta:editing-duration>
    <meta:editing-cycles>231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46" meta:word-count="2898" meta:character-count="5949" meta:non-whitespace-character-count="3078"/>
  </office:meta>
</office:document-meta>
</file>